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799in"/>
    </style:style>
    <style:style style:name="co3" style:family="table-column">
      <style:table-column-properties fo:break-before="auto" style:column-width="2.6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 table:number-rows-repeated="15">
          <table:table-cell table:number-columns-repeated="21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Teastore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Average response time</text:p>
          </table:table-cell>
          <table:table-cell/>
          <table:table-cell office:value-type="string" calcext:value-type="string">
            <text:p>Requests/s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average</text:p>
          </table:table-cell>
          <table:table-cell office:value-type="string" calcext:value-type="string">
            <text:p>SD (+/-)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D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nogh</text:p>
          </table:table-cell>
          <table:table-cell office:value-type="string" calcext:value-type="string">
            <text:p>per label set</text:p>
          </table:table-cell>
          <table:table-cell office:value-type="float" office:value="772.5" calcext:value-type="float">
            <text:p>772.5</text:p>
          </table:table-cell>
          <table:table-cell office:value-type="float" office:value="77" calcext:value-type="float">
            <text:p>77</text:p>
          </table:table-cell>
          <table:table-cell office:value-type="float" office:value="48.4" calcext:value-type="float">
            <text:p>48.4</text:p>
          </table:table-cell>
          <table:table-cell office:value-type="float" office:value="1.85" calcext:value-type="float">
            <text:p>1.85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er node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GH</text:p>
          </table:table-cell>
          <table:table-cell office:value-type="string" calcext:value-type="string">
            <text:p>per label set</text:p>
          </table:table-cell>
          <table:table-cell office:value-type="float" office:value="774.25" calcext:value-type="float">
            <text:p>774.25</text:p>
          </table:table-cell>
          <table:table-cell office:value-type="float" office:value="81" calcext:value-type="float">
            <text:p>81</text:p>
          </table:table-cell>
          <table:table-cell office:value-type="float" office:value="48" calcext:value-type="float">
            <text:p>48</text:p>
          </table:table-cell>
          <table:table-cell office:value-type="float" office:value="2.1" calcext:value-type="float">
            <text:p>2.1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er node</text:p>
          </table:table-cell>
          <table:table-cell office:value-type="float" office:value="770.8" calcext:value-type="float">
            <text:p>770.8</text:p>
          </table:table-cell>
          <table:table-cell office:value-type="float" office:value="89" calcext:value-type="float">
            <text:p>89</text:p>
          </table:table-cell>
          <table:table-cell office:value-type="float" office:value="48.5" calcext:value-type="float">
            <text:p>48.5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GH+fly</text:p>
          </table:table-cell>
          <table:table-cell office:value-type="string" calcext:value-type="string">
            <text:p>per label set</text:p>
          </table:table-cell>
          <table:table-cell office:value-type="float" office:value="739.3" calcext:value-type="float">
            <text:p>739.3</text:p>
          </table:table-cell>
          <table:table-cell office:value-type="float" office:value="88" calcext:value-type="float">
            <text:p>88</text:p>
          </table:table-cell>
          <table:table-cell office:value-type="float" office:value="48.3" calcext:value-type="float">
            <text:p>48.3</text:p>
          </table:table-cell>
          <table:table-cell office:value-type="float" office:value="1.8" calcext:value-type="float">
            <text:p>1.8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er node</text:p>
          </table:table-cell>
          <table:table-cell office:value-type="float" office:value="794.9" calcext:value-type="float">
            <text:p>794.9</text:p>
          </table:table-cell>
          <table:table-cell office:value-type="float" office:value="100.5" calcext:value-type="float">
            <text:p>100.5</text:p>
          </table:table-cell>
          <table:table-cell office:value-type="float" office:value="49.5" calcext:value-type="float">
            <text:p>49.5</text:p>
          </table:table-cell>
          <table:table-cell office:value-type="float" office:value="2.6" calcext:value-type="float">
            <text:p>2.6</text:p>
          </table:table-cell>
          <table:table-cell table:number-columns-repeated="1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style-name="ce2" office:value-type="string" calcext:value-type="string" table:number-columns-spanned="21" table:number-rows-spanned="2">
            <text:p>NO GH</text:p>
          </table:table-cell>
          <table:covered-table-cell table:number-columns-repeated="20"/>
        </table:table-row>
        <table:table-row table:style-name="ro1">
          <table:covered-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# failures_mean</text:p>
          </table:table-cell>
          <table:table-cell office:value-type="string" calcext:value-type="string">
            <text:p># failures_std</text:p>
          </table:table-cell>
          <table:table-cell office:value-type="string" calcext:value-type="string">
            <text:p>Median response time_mean</text:p>
          </table:table-cell>
          <table:table-cell office:value-type="string" calcext:value-type="string">
            <text:p>Median response time_std</text:p>
          </table:table-cell>
          <table:table-cell office:value-type="string" calcext:value-type="string">
            <text:p>Average response time_mean</text:p>
          </table:table-cell>
          <table:table-cell office:value-type="string" calcext:value-type="string">
            <text:p>Average response time_std</text:p>
          </table:table-cell>
          <table:table-cell office:value-type="string" calcext:value-type="string">
            <text:p>Min response time_mean</text:p>
          </table:table-cell>
          <table:table-cell office:value-type="string" calcext:value-type="string">
            <text:p>Min response time_std</text:p>
          </table:table-cell>
          <table:table-cell office:value-type="string" calcext:value-type="string">
            <text:p>Max response time_mean</text:p>
          </table:table-cell>
          <table:table-cell office:value-type="string" calcext:value-type="string">
            <text:p>Max response time_std</text:p>
          </table:table-cell>
          <table:table-cell office:value-type="string" calcext:value-type="string">
            <text:p>Average Content Size_mean</text:p>
          </table:table-cell>
          <table:table-cell office:value-type="string" calcext:value-type="string">
            <text:p>Average Content Size_std</text:p>
          </table:table-cell>
          <table:table-cell office:value-type="string" calcext:value-type="string">
            <text:p>Requests/s_mean</text:p>
          </table:table-cell>
          <table:table-cell office:value-type="string" calcext:value-type="string">
            <text:p>Requests/s_std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ddtocart</text:p>
          </table:table-cell>
          <table:table-cell office:value-type="float" office:value="1929.15" calcext:value-type="float">
            <text:p>1929.15</text:p>
          </table:table-cell>
          <table:table-cell office:value-type="float" office:value="148.066938987245" calcext:value-type="float">
            <text:p>148.066938987245</text:p>
          </table:table-cell>
          <table:table-cell office:value-type="float" office:value="0.7" calcext:value-type="float">
            <text:p>0.7</text:p>
          </table:table-cell>
          <table:table-cell office:value-type="float" office:value="1.03109548284184" calcext:value-type="float">
            <text:p>1.03109548284184</text:p>
          </table:table-cell>
          <table:table-cell office:value-type="float" office:value="91.7" calcext:value-type="float">
            <text:p>91.7</text:p>
          </table:table-cell>
          <table:table-cell office:value-type="float" office:value="15.5126434002448" calcext:value-type="float">
            <text:p>15.5126434002448</text:p>
          </table:table-cell>
          <table:table-cell office:value-type="float" office:value="154.95" calcext:value-type="float">
            <text:p>154.95</text:p>
          </table:table-cell>
          <table:table-cell office:value-type="float" office:value="32.4369428762622" calcext:value-type="float">
            <text:p>32.4369428762622</text:p>
          </table:table-cell>
          <table:table-cell office:value-type="float" office:value="38.7" calcext:value-type="float">
            <text:p>38.7</text:p>
          </table:table-cell>
          <table:table-cell office:value-type="float" office:value="6.09659093696072" calcext:value-type="float">
            <text:p>6.09659093696072</text:p>
          </table:table-cell>
          <table:table-cell office:value-type="float" office:value="11688.4" calcext:value-type="float">
            <text:p>11688.4</text:p>
          </table:table-cell>
          <table:table-cell office:value-type="float" office:value="3623.12941791311" calcext:value-type="float">
            <text:p>3623.12941791311</text:p>
          </table:table-cell>
          <table:table-cell office:value-type="float" office:value="18981.7" calcext:value-type="float">
            <text:p>18981.7</text:p>
          </table:table-cell>
          <table:table-cell office:value-type="float" office:value="7764.06715242523" calcext:value-type="float">
            <text:p>7764.06715242523</text:p>
          </table:table-cell>
          <table:table-cell office:value-type="float" office:value="8.056" calcext:value-type="float">
            <text:p>8.056</text:p>
          </table:table-cell>
          <table:table-cell office:value-type="float" office:value="0.618473502814963" calcext:value-type="float">
            <text:p>0.6184735028149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page</text:p>
          </table:table-cell>
          <table:table-cell office:value-type="float" office:value="1933.25" calcext:value-type="float">
            <text:p>1933.25</text:p>
          </table:table-cell>
          <table:table-cell office:value-type="float" office:value="148.685069862445" calcext:value-type="float">
            <text:p>148.685069862445</text:p>
          </table:table-cell>
          <table:table-cell office:value-type="float" office:value="1.15" calcext:value-type="float">
            <text:p>1.15</text:p>
          </table:table-cell>
          <table:table-cell office:value-type="float" office:value="1.4964871146156" calcext:value-type="float">
            <text:p>1.4964871146156</text:p>
          </table:table-cell>
          <table:table-cell office:value-type="float" office:value="48.45" calcext:value-type="float">
            <text:p>48.45</text:p>
          </table:table-cell>
          <table:table-cell office:value-type="float" office:value="5.98660786123582" calcext:value-type="float">
            <text:p>5.98660786123582</text:p>
          </table:table-cell>
          <table:table-cell office:value-type="float" office:value="96.2" calcext:value-type="float">
            <text:p>96.2</text:p>
          </table:table-cell>
          <table:table-cell office:value-type="float" office:value="19.6190026035447" calcext:value-type="float">
            <text:p>19.6190026035447</text:p>
          </table:table-cell>
          <table:table-cell office:value-type="float" office:value="20.35" calcext:value-type="float">
            <text:p>20.35</text:p>
          </table:table-cell>
          <table:table-cell office:value-type="float" office:value="2.23076574060875" calcext:value-type="float">
            <text:p>2.23076574060875</text:p>
          </table:table-cell>
          <table:table-cell office:value-type="float" office:value="9418.7" calcext:value-type="float">
            <text:p>9418.7</text:p>
          </table:table-cell>
          <table:table-cell office:value-type="float" office:value="2755.38561825077" calcext:value-type="float">
            <text:p>2755.38561825077</text:p>
          </table:table-cell>
          <table:table-cell office:value-type="float" office:value="111846.45" calcext:value-type="float">
            <text:p>111846.45</text:p>
          </table:table-cell>
          <table:table-cell office:value-type="float" office:value="652.154766503845" calcext:value-type="float">
            <text:p>652.154766503845</text:p>
          </table:table-cell>
          <table:table-cell office:value-type="float" office:value="8.0725" calcext:value-type="float">
            <text:p>8.0725</text:p>
          </table:table-cell>
          <table:table-cell office:value-type="float" office:value="0.621126946936394" calcext:value-type="float">
            <text:p>0.621126946936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page</text:p>
          </table:table-cell>
          <table:table-cell office:value-type="float" office:value="1931.35" calcext:value-type="float">
            <text:p>1931.35</text:p>
          </table:table-cell>
          <table:table-cell office:value-type="float" office:value="148.407431719148" calcext:value-type="float">
            <text:p>148.407431719148</text:p>
          </table:table-cell>
          <table:table-cell office:value-type="float" office:value="2.05" calcext:value-type="float">
            <text:p>2.05</text:p>
          </table:table-cell>
          <table:table-cell office:value-type="float" office:value="3.18673236370655" calcext:value-type="float">
            <text:p>3.18673236370655</text:p>
          </table:table-cell>
          <table:table-cell office:value-type="float" office:value="26.5" calcext:value-type="float">
            <text:p>26.5</text:p>
          </table:table-cell>
          <table:table-cell office:value-type="float" office:value="2.18848661960966" calcext:value-type="float">
            <text:p>2.18848661960966</text:p>
          </table:table-cell>
          <table:table-cell office:value-type="float" office:value="81.15" calcext:value-type="float">
            <text:p>81.15</text:p>
          </table:table-cell>
          <table:table-cell office:value-type="float" office:value="14.4122572102616" calcext:value-type="float">
            <text:p>14.4122572102616</text:p>
          </table:table-cell>
          <table:table-cell office:value-type="float" office:value="9.3" calcext:value-type="float">
            <text:p>9.3</text:p>
          </table:table-cell>
          <table:table-cell office:value-type="float" office:value="0.864504725870617" calcext:value-type="float">
            <text:p>0.864504725870617</text:p>
          </table:table-cell>
          <table:table-cell office:value-type="float" office:value="9401.1" calcext:value-type="float">
            <text:p>9401.1</text:p>
          </table:table-cell>
          <table:table-cell office:value-type="float" office:value="2129.8926066329" calcext:value-type="float">
            <text:p>2129.8926066329</text:p>
          </table:table-cell>
          <table:table-cell office:value-type="float" office:value="8749" calcext:value-type="float">
            <text:p>8749</text:p>
          </table:table-cell>
          <table:table-cell office:value-type="float" office:value="15.7179079898996" calcext:value-type="float">
            <text:p>15.7179079898996</text:p>
          </table:table-cell>
          <table:table-cell office:value-type="float" office:value="8.065" calcext:value-type="float">
            <text:p>8.065</text:p>
          </table:table-cell>
          <table:table-cell office:value-type="float" office:value="0.620428544594273" calcext:value-type="float">
            <text:p>0.620428544594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968.6" calcext:value-type="float">
            <text:p>968.6</text:p>
          </table:table-cell>
          <table:table-cell office:value-type="float" office:value="74.2551788022046" calcext:value-type="float">
            <text:p>74.2551788022046</text:p>
          </table:table-cell>
          <table:table-cell office:value-type="float" office:value="0.15" calcext:value-type="float">
            <text:p>0.15</text:p>
          </table:table-cell>
          <table:table-cell office:value-type="float" office:value="0.366347548532523" calcext:value-type="float">
            <text:p>0.366347548532523</text:p>
          </table:table-cell>
          <table:table-cell office:value-type="float" office:value="74.4" calcext:value-type="float">
            <text:p>74.4</text:p>
          </table:table-cell>
          <table:table-cell office:value-type="float" office:value="5.44252263491655" calcext:value-type="float">
            <text:p>5.44252263491655</text:p>
          </table:table-cell>
          <table:table-cell office:value-type="float" office:value="129.65" calcext:value-type="float">
            <text:p>129.65</text:p>
          </table:table-cell>
          <table:table-cell office:value-type="float" office:value="19.5159179295154" calcext:value-type="float">
            <text:p>19.5159179295154</text:p>
          </table:table-cell>
          <table:table-cell office:value-type="float" office:value="34.45" calcext:value-type="float">
            <text:p>34.45</text:p>
          </table:table-cell>
          <table:table-cell office:value-type="float" office:value="3.81789415640005" calcext:value-type="float">
            <text:p>3.81789415640005</text:p>
          </table:table-cell>
          <table:table-cell office:value-type="float" office:value="7939" calcext:value-type="float">
            <text:p>7939</text:p>
          </table:table-cell>
          <table:table-cell office:value-type="float" office:value="4003.19126645099" calcext:value-type="float">
            <text:p>4003.19126645099</text:p>
          </table:table-cell>
          <table:table-cell office:value-type="float" office:value="9078.7" calcext:value-type="float">
            <text:p>9078.7</text:p>
          </table:table-cell>
          <table:table-cell office:value-type="float" office:value="3.52584443039807" calcext:value-type="float">
            <text:p>3.52584443039807</text:p>
          </table:table-cell>
          <table:table-cell office:value-type="float" office:value="4.0435" calcext:value-type="float">
            <text:p>4.0435</text:p>
          </table:table-cell>
          <table:table-cell office:value-type="float" office:value="0.310182883236054" calcext:value-type="float">
            <text:p>0.3101828832360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page</text:p>
          </table:table-cell>
          <table:table-cell office:value-type="float" office:value="969.55" calcext:value-type="float">
            <text:p>969.55</text:p>
          </table:table-cell>
          <table:table-cell office:value-type="float" office:value="74.3289098675964" calcext:value-type="float">
            <text:p>74.3289098675964</text:p>
          </table:table-cell>
          <table:table-cell office:value-type="float" office:value="0.1" calcext:value-type="float">
            <text:p>0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24.35" calcext:value-type="float">
            <text:p>24.35</text:p>
          </table:table-cell>
          <table:table-cell office:value-type="float" office:value="2.08440323404692" calcext:value-type="float">
            <text:p>2.08440323404692</text:p>
          </table:table-cell>
          <table:table-cell office:value-type="float" office:value="50.05" calcext:value-type="float">
            <text:p>50.05</text:p>
          </table:table-cell>
          <table:table-cell office:value-type="float" office:value="11.3900926478372" calcext:value-type="float">
            <text:p>11.3900926478372</text:p>
          </table:table-cell>
          <table:table-cell office:value-type="float" office:value="9.25" calcext:value-type="float">
            <text:p>9.25</text:p>
          </table:table-cell>
          <table:table-cell office:value-type="float" office:value="0.910465468000326" calcext:value-type="float">
            <text:p>0.910465468000326</text:p>
          </table:table-cell>
          <table:table-cell office:value-type="float" office:value="3914" calcext:value-type="float">
            <text:p>3914</text:p>
          </table:table-cell>
          <table:table-cell office:value-type="float" office:value="3968.94651274776" calcext:value-type="float">
            <text:p>3968.94651274776</text:p>
          </table:table-cell>
          <table:table-cell office:value-type="float" office:value="9649.85" calcext:value-type="float">
            <text:p>9649.85</text:p>
          </table:table-cell>
          <table:table-cell office:value-type="float" office:value="11.9440582012893" calcext:value-type="float">
            <text:p>11.9440582012893</text:p>
          </table:table-cell>
          <table:table-cell office:value-type="float" office:value="4.048" calcext:value-type="float">
            <text:p>4.048</text:p>
          </table:table-cell>
          <table:table-cell office:value-type="float" office:value="0.310120519866237" calcext:value-type="float">
            <text:p>0.310120519866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961.05" calcext:value-type="float">
            <text:p>961.05</text:p>
          </table:table-cell>
          <table:table-cell office:value-type="float" office:value="74.2091461237835" calcext:value-type="float">
            <text:p>74.2091461237835</text:p>
          </table:table-cell>
          <table:table-cell office:value-type="float" office:value="0.5" calcext:value-type="float">
            <text:p>0.5</text:p>
          </table:table-cell>
          <table:table-cell office:value-type="float" office:value="0.827170191868511" calcext:value-type="float">
            <text:p>0.827170191868511</text:p>
          </table:table-cell>
          <table:table-cell office:value-type="float" office:value="33.85" calcext:value-type="float">
            <text:p>33.85</text:p>
          </table:table-cell>
          <table:table-cell office:value-type="float" office:value="2.88872581636009" calcext:value-type="float">
            <text:p>2.88872581636009</text:p>
          </table:table-cell>
          <table:table-cell office:value-type="float" office:value="60.05" calcext:value-type="float">
            <text:p>60.05</text:p>
          </table:table-cell>
          <table:table-cell office:value-type="float" office:value="14.5763868167519" calcext:value-type="float">
            <text:p>14.5763868167519</text:p>
          </table:table-cell>
          <table:table-cell office:value-type="float" office:value="14.4" calcext:value-type="float">
            <text:p>14.4</text:p>
          </table:table-cell>
          <table:table-cell office:value-type="float" office:value="1.18765580695312" calcext:value-type="float">
            <text:p>1.18765580695312</text:p>
          </table:table-cell>
          <table:table-cell office:value-type="float" office:value="8523.95" calcext:value-type="float">
            <text:p>8523.95</text:p>
          </table:table-cell>
          <table:table-cell office:value-type="float" office:value="5927.64544961284" calcext:value-type="float">
            <text:p>5927.64544961284</text:p>
          </table:table-cell>
          <table:table-cell office:value-type="float" office:value="8856.9" calcext:value-type="float">
            <text:p>8856.9</text:p>
          </table:table-cell>
          <table:table-cell office:value-type="float" office:value="8.28378250750093" calcext:value-type="float">
            <text:p>8.28378250750093</text:p>
          </table:table-cell>
          <table:table-cell office:value-type="float" office:value="4.014" calcext:value-type="float">
            <text:p>4.014</text:p>
          </table:table-cell>
          <table:table-cell office:value-type="float" office:value="0.310049232083857" calcext:value-type="float">
            <text:p>0.310049232083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page</text:p>
          </table:table-cell>
          <table:table-cell office:value-type="float" office:value="1931.6" calcext:value-type="float">
            <text:p>1931.6</text:p>
          </table:table-cell>
          <table:table-cell office:value-type="float" office:value="148.813694898936" calcext:value-type="float">
            <text:p>148.813694898936</text:p>
          </table:table-cell>
          <table:table-cell office:value-type="float" office:value="0.4" calcext:value-type="float">
            <text:p>0.4</text:p>
          </table:table-cell>
          <table:table-cell office:value-type="float" office:value="0.753937034925052" calcext:value-type="float">
            <text:p>0.753937034925052</text:p>
          </table:table-cell>
          <table:table-cell office:value-type="float" office:value="72.8" calcext:value-type="float">
            <text:p>72.8</text:p>
          </table:table-cell>
          <table:table-cell office:value-type="float" office:value="12.1291297904542" calcext:value-type="float">
            <text:p>12.1291297904542</text:p>
          </table:table-cell>
          <table:table-cell office:value-type="float" office:value="123.45" calcext:value-type="float">
            <text:p>123.45</text:p>
          </table:table-cell>
          <table:table-cell office:value-type="float" office:value="25.873121594671" calcext:value-type="float">
            <text:p>25.873121594671</text:p>
          </table:table-cell>
          <table:table-cell office:value-type="float" office:value="28.6" calcext:value-type="float">
            <text:p>28.6</text:p>
          </table:table-cell>
          <table:table-cell office:value-type="float" office:value="4.72841355391447" calcext:value-type="float">
            <text:p>4.72841355391447</text:p>
          </table:table-cell>
          <table:table-cell office:value-type="float" office:value="5401.7" calcext:value-type="float">
            <text:p>5401.7</text:p>
          </table:table-cell>
          <table:table-cell office:value-type="float" office:value="3833.62005777417" calcext:value-type="float">
            <text:p>3833.62005777417</text:p>
          </table:table-cell>
          <table:table-cell office:value-type="float" office:value="86671" calcext:value-type="float">
            <text:p>86671</text:p>
          </table:table-cell>
          <table:table-cell office:value-type="float" office:value="22886.9579340218" calcext:value-type="float">
            <text:p>22886.9579340218</text:p>
          </table:table-cell>
          <table:table-cell office:value-type="float" office:value="8.067" calcext:value-type="float">
            <text:p>8.067</text:p>
          </table:table-cell>
          <table:table-cell office:value-type="float" office:value="0.621603190400266" calcext:value-type="float">
            <text:p>0.621603190400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962.2" calcext:value-type="float">
            <text:p>962.2</text:p>
          </table:table-cell>
          <table:table-cell office:value-type="float" office:value="74.0828838815723" calcext:value-type="float">
            <text:p>74.0828838815723</text:p>
          </table:table-cell>
          <table:table-cell office:value-type="float" office:value="0.45" calcext:value-type="float">
            <text:p>0.45</text:p>
          </table:table-cell>
          <table:table-cell office:value-type="float" office:value="0.604805318829299" calcext:value-type="float">
            <text:p>0.604805318829299</text:p>
          </table:table-cell>
          <table:table-cell office:value-type="float" office:value="41.8" calcext:value-type="float">
            <text:p>41.8</text:p>
          </table:table-cell>
          <table:table-cell office:value-type="float" office:value="5.48298804437296" calcext:value-type="float">
            <text:p>5.48298804437296</text:p>
          </table:table-cell>
          <table:table-cell office:value-type="float" office:value="76.75" calcext:value-type="float">
            <text:p>76.75</text:p>
          </table:table-cell>
          <table:table-cell office:value-type="float" office:value="16.120842997417" calcext:value-type="float">
            <text:p>16.120842997417</text:p>
          </table:table-cell>
          <table:table-cell office:value-type="float" office:value="17.6" calcext:value-type="float">
            <text:p>17.6</text:p>
          </table:table-cell>
          <table:table-cell office:value-type="float" office:value="1.50087693664316" calcext:value-type="float">
            <text:p>1.50087693664316</text:p>
          </table:table-cell>
          <table:table-cell office:value-type="float" office:value="5544.8" calcext:value-type="float">
            <text:p>5544.8</text:p>
          </table:table-cell>
          <table:table-cell office:value-type="float" office:value="4579.10347005543" calcext:value-type="float">
            <text:p>4579.10347005543</text:p>
          </table:table-cell>
          <table:table-cell office:value-type="float" office:value="9696.45" calcext:value-type="float">
            <text:p>9696.45</text:p>
          </table:table-cell>
          <table:table-cell office:value-type="float" office:value="29.0053987715173" calcext:value-type="float">
            <text:p>29.0053987715173</text:p>
          </table:table-cell>
          <table:table-cell office:value-type="float" office:value="4.018" calcext:value-type="float">
            <text:p>4.018</text:p>
          </table:table-cell>
          <table:table-cell office:value-type="float" office:value="0.308896167190956" calcext:value-type="float">
            <text:p>0.308896167190956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50%_mean</text:p>
          </table:table-cell>
          <table:table-cell office:value-type="string" calcext:value-type="string">
            <text:p>50%_std</text:p>
          </table:table-cell>
          <table:table-cell office:value-type="string" calcext:value-type="string">
            <text:p>66%_mean</text:p>
          </table:table-cell>
          <table:table-cell office:value-type="string" calcext:value-type="string">
            <text:p>66%_std</text:p>
          </table:table-cell>
          <table:table-cell office:value-type="string" calcext:value-type="string">
            <text:p>75%_mean</text:p>
          </table:table-cell>
          <table:table-cell office:value-type="string" calcext:value-type="string">
            <text:p>75%_std</text:p>
          </table:table-cell>
          <table:table-cell office:value-type="string" calcext:value-type="string">
            <text:p>80%_mean</text:p>
          </table:table-cell>
          <table:table-cell office:value-type="string" calcext:value-type="string">
            <text:p>80%_std</text:p>
          </table:table-cell>
          <table:table-cell office:value-type="string" calcext:value-type="string">
            <text:p>90%_mean</text:p>
          </table:table-cell>
          <table:table-cell office:value-type="string" calcext:value-type="string">
            <text:p>90%_std</text:p>
          </table:table-cell>
          <table:table-cell office:value-type="string" calcext:value-type="string">
            <text:p>95%_mean</text:p>
          </table:table-cell>
          <table:table-cell office:value-type="string" calcext:value-type="string">
            <text:p>95%_std</text:p>
          </table:table-cell>
          <table:table-cell office:value-type="string" calcext:value-type="string">
            <text:p>98%_mean</text:p>
          </table:table-cell>
          <table:table-cell office:value-type="string" calcext:value-type="string">
            <text:p>98%_std</text:p>
          </table:table-cell>
          <table:table-cell office:value-type="string" calcext:value-type="string">
            <text:p>99%_mean</text:p>
          </table:table-cell>
          <table:table-cell office:value-type="string" calcext:value-type="string">
            <text:p>99%_std</text:p>
          </table:table-cell>
          <table:table-cell office:value-type="string" calcext:value-type="string">
            <text:p>100%_mean</text:p>
          </table:table-cell>
          <table:table-cell office:value-type="string" calcext:value-type="string">
            <text:p>100%_std</text:p>
          </table:table-cell>
        </table:table-row>
        <table:table-row table:style-name="ro1">
          <table:table-cell office:value-type="string" calcext:value-type="string">
            <text:p>GET addtocart</text:p>
          </table:table-cell>
          <table:table-cell office:value-type="float" office:value="1929.15" calcext:value-type="float">
            <text:p>1929.15</text:p>
          </table:table-cell>
          <table:table-cell office:value-type="float" office:value="148.066938987245" calcext:value-type="float">
            <text:p>148.066938987245</text:p>
          </table:table-cell>
          <table:table-cell office:value-type="float" office:value="91.7" calcext:value-type="float">
            <text:p>91.7</text:p>
          </table:table-cell>
          <table:table-cell office:value-type="float" office:value="15.5126434002448" calcext:value-type="float">
            <text:p>15.5126434002448</text:p>
          </table:table-cell>
          <table:table-cell office:value-type="float" office:value="120.85" calcext:value-type="float">
            <text:p>120.85</text:p>
          </table:table-cell>
          <table:table-cell office:value-type="float" office:value="33.4306430500049" calcext:value-type="float">
            <text:p>33.4306430500049</text:p>
          </table:table-cell>
          <table:table-cell office:value-type="float" office:value="153.5" calcext:value-type="float">
            <text:p>153.5</text:p>
          </table:table-cell>
          <table:table-cell office:value-type="float" office:value="46.7101927341684" calcext:value-type="float">
            <text:p>46.7101927341684</text:p>
          </table:table-cell>
          <table:table-cell office:value-type="float" office:value="176.5" calcext:value-type="float">
            <text:p>176.5</text:p>
          </table:table-cell>
          <table:table-cell office:value-type="float" office:value="50.8118303671808" calcext:value-type="float">
            <text:p>50.8118303671808</text:p>
          </table:table-cell>
          <table:table-cell office:value-type="float" office:value="254.5" calcext:value-type="float">
            <text:p>254.5</text:p>
          </table:table-cell>
          <table:table-cell office:value-type="float" office:value="67.8601503092942" calcext:value-type="float">
            <text:p>67.8601503092942</text:p>
          </table:table-cell>
          <table:table-cell office:value-type="float" office:value="339.5" calcext:value-type="float">
            <text:p>339.5</text:p>
          </table:table-cell>
          <table:table-cell office:value-type="float" office:value="85.2534919797239" calcext:value-type="float">
            <text:p>85.2534919797239</text:p>
          </table:table-cell>
          <table:table-cell office:value-type="float" office:value="489" calcext:value-type="float">
            <text:p>489</text:p>
          </table:table-cell>
          <table:table-cell office:value-type="float" office:value="119.07096512938" calcext:value-type="float">
            <text:p>119.07096512938</text:p>
          </table:table-cell>
          <table:table-cell office:value-type="float" office:value="883" calcext:value-type="float">
            <text:p>883</text:p>
          </table:table-cell>
          <table:table-cell office:value-type="float" office:value="335.011390222702" calcext:value-type="float">
            <text:p>335.011390222702</text:p>
          </table:table-cell>
          <table:table-cell office:value-type="float" office:value="11615" calcext:value-type="float">
            <text:p>11615</text:p>
          </table:table-cell>
          <table:table-cell office:value-type="float" office:value="3627.42115152436" calcext:value-type="float">
            <text:p>3627.42115152436</text:p>
          </table:table-cell>
        </table:table-row>
        <table:table-row table:style-name="ro1">
          <table:table-cell office:value-type="string" calcext:value-type="string">
            <text:p>GET categorypage</text:p>
          </table:table-cell>
          <table:table-cell office:value-type="float" office:value="1933.25" calcext:value-type="float">
            <text:p>1933.25</text:p>
          </table:table-cell>
          <table:table-cell office:value-type="float" office:value="148.685069862444" calcext:value-type="float">
            <text:p>148.685069862444</text:p>
          </table:table-cell>
          <table:table-cell office:value-type="float" office:value="48.45" calcext:value-type="float">
            <text:p>48.45</text:p>
          </table:table-cell>
          <table:table-cell office:value-type="float" office:value="5.98660786123582" calcext:value-type="float">
            <text:p>5.98660786123582</text:p>
          </table:table-cell>
          <table:table-cell office:value-type="float" office:value="61.25" calcext:value-type="float">
            <text:p>61.25</text:p>
          </table:table-cell>
          <table:table-cell office:value-type="float" office:value="10.671531237239" calcext:value-type="float">
            <text:p>10.671531237239</text:p>
          </table:table-cell>
          <table:table-cell office:value-type="float" office:value="74.95" calcext:value-type="float">
            <text:p>74.95</text:p>
          </table:table-cell>
          <table:table-cell office:value-type="float" office:value="13.2802782152214" calcext:value-type="float">
            <text:p>13.2802782152214</text:p>
          </table:table-cell>
          <table:table-cell office:value-type="float" office:value="84.9" calcext:value-type="float">
            <text:p>84.9</text:p>
          </table:table-cell>
          <table:table-cell office:value-type="float" office:value="11.1161333678861" calcext:value-type="float">
            <text:p>11.1161333678861</text:p>
          </table:table-cell>
          <table:table-cell office:value-type="float" office:value="117.8" calcext:value-type="float">
            <text:p>117.8</text:p>
          </table:table-cell>
          <table:table-cell office:value-type="float" office:value="23.2505800719941" calcext:value-type="float">
            <text:p>23.2505800719941</text:p>
          </table:table-cell>
          <table:table-cell office:value-type="float" office:value="170" calcext:value-type="float">
            <text:p>170</text:p>
          </table:table-cell>
          <table:table-cell office:value-type="float" office:value="39.4701752826372" calcext:value-type="float">
            <text:p>39.4701752826372</text:p>
          </table:table-cell>
          <table:table-cell office:value-type="float" office:value="303.5" calcext:value-type="float">
            <text:p>303.5</text:p>
          </table:table-cell>
          <table:table-cell office:value-type="float" office:value="88.4530800391996" calcext:value-type="float">
            <text:p>88.4530800391996</text:p>
          </table:table-cell>
          <table:table-cell office:value-type="float" office:value="1093.5" calcext:value-type="float">
            <text:p>1093.5</text:p>
          </table:table-cell>
          <table:table-cell office:value-type="float" office:value="666.438096781768" calcext:value-type="float">
            <text:p>666.438096781768</text:p>
          </table:table-cell>
          <table:table-cell office:value-type="float" office:value="9435" calcext:value-type="float">
            <text:p>9435</text:p>
          </table:table-cell>
          <table:table-cell office:value-type="float" office:value="2833.68367287083" calcext:value-type="float">
            <text:p>2833.68367287083</text:p>
          </table:table-cell>
        </table:table-row>
        <table:table-row table:style-name="ro1">
          <table:table-cell office:value-type="string" calcext:value-type="string">
            <text:p>GET homepage</text:p>
          </table:table-cell>
          <table:table-cell office:value-type="float" office:value="1931.35" calcext:value-type="float">
            <text:p>1931.35</text:p>
          </table:table-cell>
          <table:table-cell office:value-type="float" office:value="148.407431719148" calcext:value-type="float">
            <text:p>148.407431719148</text:p>
          </table:table-cell>
          <table:table-cell office:value-type="float" office:value="26.5" calcext:value-type="float">
            <text:p>26.5</text:p>
          </table:table-cell>
          <table:table-cell office:value-type="float" office:value="2.18848661960966" calcext:value-type="float">
            <text:p>2.18848661960966</text:p>
          </table:table-cell>
          <table:table-cell office:value-type="float" office:value="32.65" calcext:value-type="float">
            <text:p>32.65</text:p>
          </table:table-cell>
          <table:table-cell office:value-type="float" office:value="3.67459270926008" calcext:value-type="float">
            <text:p>3.67459270926008</text:p>
          </table:table-cell>
          <table:table-cell office:value-type="float" office:value="39.25" calcext:value-type="float">
            <text:p>39.25</text:p>
          </table:table-cell>
          <table:table-cell office:value-type="float" office:value="7.06268921497813" calcext:value-type="float">
            <text:p>7.06268921497813</text:p>
          </table:table-cell>
          <table:table-cell office:value-type="float" office:value="45.45" calcext:value-type="float">
            <text:p>45.45</text:p>
          </table:table-cell>
          <table:table-cell office:value-type="float" office:value="9.15063989709549" calcext:value-type="float">
            <text:p>9.15063989709549</text:p>
          </table:table-cell>
          <table:table-cell office:value-type="float" office:value="70.15" calcext:value-type="float">
            <text:p>70.15</text:p>
          </table:table-cell>
          <table:table-cell office:value-type="float" office:value="8.33682383038933" calcext:value-type="float">
            <text:p>8.33682383038933</text:p>
          </table:table-cell>
          <table:table-cell office:value-type="float" office:value="88.6" calcext:value-type="float">
            <text:p>88.6</text:p>
          </table:table-cell>
          <table:table-cell office:value-type="float" office:value="7.25766382595159" calcext:value-type="float">
            <text:p>7.25766382595159</text:p>
          </table:table-cell>
          <table:table-cell office:value-type="float" office:value="126.6" calcext:value-type="float">
            <text:p>126.6</text:p>
          </table:table-cell>
          <table:table-cell office:value-type="float" office:value="28.9162128990131" calcext:value-type="float">
            <text:p>28.9162128990131</text:p>
          </table:table-cell>
          <table:table-cell office:value-type="float" office:value="228.5" calcext:value-type="float">
            <text:p>228.5</text:p>
          </table:table-cell>
          <table:table-cell office:value-type="float" office:value="116.450802803949" calcext:value-type="float">
            <text:p>116.450802803949</text:p>
          </table:table-cell>
          <table:table-cell office:value-type="float" office:value="9375" calcext:value-type="float">
            <text:p>9375</text:p>
          </table:table-cell>
          <table:table-cell office:value-type="float" office:value="2096.08030179641" calcext:value-type="float">
            <text:p>2096.08030179641</text:p>
          </table:table-cell>
        </table:table-row>
        <table:table-row table:style-name="ro1">
          <table:table-cell office:value-type="string" calcext:value-type="string">
            <text:p>GET loginpage</text:p>
          </table:table-cell>
          <table:table-cell office:value-type="float" office:value="969.55" calcext:value-type="float">
            <text:p>969.55</text:p>
          </table:table-cell>
          <table:table-cell office:value-type="float" office:value="74.3289098675963" calcext:value-type="float">
            <text:p>74.3289098675963</text:p>
          </table:table-cell>
          <table:table-cell office:value-type="float" office:value="24.35" calcext:value-type="float">
            <text:p>24.35</text:p>
          </table:table-cell>
          <table:table-cell office:value-type="float" office:value="2.08440323404692" calcext:value-type="float">
            <text:p>2.08440323404692</text:p>
          </table:table-cell>
          <table:table-cell office:value-type="float" office:value="29.9" calcext:value-type="float">
            <text:p>29.9</text:p>
          </table:table-cell>
          <table:table-cell office:value-type="float" office:value="3.44734833260519" calcext:value-type="float">
            <text:p>3.44734833260519</text:p>
          </table:table-cell>
          <table:table-cell office:value-type="float" office:value="35.7" calcext:value-type="float">
            <text:p>35.7</text:p>
          </table:table-cell>
          <table:table-cell office:value-type="float" office:value="5.61107926573095" calcext:value-type="float">
            <text:p>5.61107926573095</text:p>
          </table:table-cell>
          <table:table-cell office:value-type="float" office:value="41.65" calcext:value-type="float">
            <text:p>41.65</text:p>
          </table:table-cell>
          <table:table-cell office:value-type="float" office:value="8.27981057500078" calcext:value-type="float">
            <text:p>8.27981057500078</text:p>
          </table:table-cell>
          <table:table-cell office:value-type="float" office:value="68.15" calcext:value-type="float">
            <text:p>68.15</text:p>
          </table:table-cell>
          <table:table-cell office:value-type="float" office:value="10.3632701605744" calcext:value-type="float">
            <text:p>10.3632701605744</text:p>
          </table:table-cell>
          <table:table-cell office:value-type="float" office:value="96.55" calcext:value-type="float">
            <text:p>96.55</text:p>
          </table:table-cell>
          <table:table-cell office:value-type="float" office:value="17.804419912512" calcext:value-type="float">
            <text:p>17.804419912512</text:p>
          </table:table-cell>
          <table:table-cell office:value-type="float" office:value="286.5" calcext:value-type="float">
            <text:p>286.5</text:p>
          </table:table-cell>
          <table:table-cell office:value-type="float" office:value="173.577678652285" calcext:value-type="float">
            <text:p>173.577678652285</text:p>
          </table:table-cell>
          <table:table-cell office:value-type="float" office:value="751" calcext:value-type="float">
            <text:p>751</text:p>
          </table:table-cell>
          <table:table-cell office:value-type="float" office:value="364.502544933719" calcext:value-type="float">
            <text:p>364.502544933719</text:p>
          </table:table-cell>
          <table:table-cell office:value-type="float" office:value="3896" calcext:value-type="float">
            <text:p>3896</text:p>
          </table:table-cell>
          <table:table-cell office:value-type="float" office:value="3913.34881493695" calcext:value-type="float">
            <text:p>3913.34881493695</text:p>
          </table:table-cell>
        </table:table-row>
        <table:table-row table:style-name="ro1">
          <table:table-cell office:value-type="string" calcext:value-type="string">
            <text:p>GET logout</text:p>
          </table:table-cell>
          <table:table-cell office:value-type="float" office:value="961.05" calcext:value-type="float">
            <text:p>961.05</text:p>
          </table:table-cell>
          <table:table-cell office:value-type="float" office:value="74.2091461237835" calcext:value-type="float">
            <text:p>74.2091461237835</text:p>
          </table:table-cell>
          <table:table-cell office:value-type="float" office:value="33.9" calcext:value-type="float">
            <text:p>33.9</text:p>
          </table:table-cell>
          <table:table-cell office:value-type="float" office:value="2.88188534780528" calcext:value-type="float">
            <text:p>2.88188534780528</text:p>
          </table:table-cell>
          <table:table-cell office:value-type="float" office:value="42.7" calcext:value-type="float">
            <text:p>42.7</text:p>
          </table:table-cell>
          <table:table-cell office:value-type="float" office:value="5.60169147386939" calcext:value-type="float">
            <text:p>5.60169147386939</text:p>
          </table:table-cell>
          <table:table-cell office:value-type="float" office:value="52.7" calcext:value-type="float">
            <text:p>52.7</text:p>
          </table:table-cell>
          <table:table-cell office:value-type="float" office:value="9.49293366002756" calcext:value-type="float">
            <text:p>9.49293366002756</text:p>
          </table:table-cell>
          <table:table-cell office:value-type="float" office:value="61.55" calcext:value-type="float">
            <text:p>61.55</text:p>
          </table:table-cell>
          <table:table-cell office:value-type="float" office:value="10.8602365002842" calcext:value-type="float">
            <text:p>10.8602365002842</text:p>
          </table:table-cell>
          <table:table-cell office:value-type="float" office:value="86.75" calcext:value-type="float">
            <text:p>86.75</text:p>
          </table:table-cell>
          <table:table-cell office:value-type="float" office:value="7.19557612630661" calcext:value-type="float">
            <text:p>7.19557612630661</text:p>
          </table:table-cell>
          <table:table-cell office:value-type="float" office:value="102.75" calcext:value-type="float">
            <text:p>102.75</text:p>
          </table:table-cell>
          <table:table-cell office:value-type="float" office:value="7.81277631090322" calcext:value-type="float">
            <text:p>7.81277631090322</text:p>
          </table:table-cell>
          <table:table-cell office:value-type="float" office:value="138.5" calcext:value-type="float">
            <text:p>138.5</text:p>
          </table:table-cell>
          <table:table-cell office:value-type="float" office:value="24.5539148984863" calcext:value-type="float">
            <text:p>24.5539148984863</text:p>
          </table:table-cell>
          <table:table-cell office:value-type="float" office:value="177.5" calcext:value-type="float">
            <text:p>177.5</text:p>
          </table:table-cell>
          <table:table-cell office:value-type="float" office:value="33.5410196624968" calcext:value-type="float">
            <text:p>33.5410196624968</text:p>
          </table:table-cell>
          <table:table-cell office:value-type="float" office:value="8516" calcext:value-type="float">
            <text:p>8516</text:p>
          </table:table-cell>
          <table:table-cell office:value-type="float" office:value="5902.59657403329" calcext:value-type="float">
            <text:p>5902.59657403329</text:p>
          </table:table-cell>
        </table:table-row>
        <table:table-row table:style-name="ro1">
          <table:table-cell office:value-type="string" calcext:value-type="string">
            <text:p>GET productpage</text:p>
          </table:table-cell>
          <table:table-cell office:value-type="float" office:value="1931.6" calcext:value-type="float">
            <text:p>1931.6</text:p>
          </table:table-cell>
          <table:table-cell office:value-type="float" office:value="148.813694898936" calcext:value-type="float">
            <text:p>148.813694898936</text:p>
          </table:table-cell>
          <table:table-cell office:value-type="float" office:value="72.8" calcext:value-type="float">
            <text:p>72.8</text:p>
          </table:table-cell>
          <table:table-cell office:value-type="float" office:value="12.1291297904542" calcext:value-type="float">
            <text:p>12.1291297904542</text:p>
          </table:table-cell>
          <table:table-cell office:value-type="float" office:value="99.05" calcext:value-type="float">
            <text:p>99.05</text:p>
          </table:table-cell>
          <table:table-cell office:value-type="float" office:value="28.0834751935612" calcext:value-type="float">
            <text:p>28.0834751935612</text:p>
          </table:table-cell>
          <table:table-cell office:value-type="float" office:value="125.85" calcext:value-type="float">
            <text:p>125.85</text:p>
          </table:table-cell>
          <table:table-cell office:value-type="float" office:value="38.3382109787694" calcext:value-type="float">
            <text:p>38.3382109787694</text:p>
          </table:table-cell>
          <table:table-cell office:value-type="float" office:value="145.75" calcext:value-type="float">
            <text:p>145.75</text:p>
          </table:table-cell>
          <table:table-cell office:value-type="float" office:value="46.883814960636" calcext:value-type="float">
            <text:p>46.883814960636</text:p>
          </table:table-cell>
          <table:table-cell office:value-type="float" office:value="221.5" calcext:value-type="float">
            <text:p>221.5</text:p>
          </table:table-cell>
          <table:table-cell office:value-type="float" office:value="65.7166965886624" calcext:value-type="float">
            <text:p>65.7166965886624</text:p>
          </table:table-cell>
          <table:table-cell office:value-type="float" office:value="303" calcext:value-type="float">
            <text:p>303</text:p>
          </table:table-cell>
          <table:table-cell office:value-type="float" office:value="84.4860623821593" calcext:value-type="float">
            <text:p>84.4860623821593</text:p>
          </table:table-cell>
          <table:table-cell office:value-type="float" office:value="516.5" calcext:value-type="float">
            <text:p>516.5</text:p>
          </table:table-cell>
          <table:table-cell office:value-type="float" office:value="95.1052049048841" calcext:value-type="float">
            <text:p>95.1052049048841</text:p>
          </table:table-cell>
          <table:table-cell office:value-type="float" office:value="838" calcext:value-type="float">
            <text:p>838</text:p>
          </table:table-cell>
          <table:table-cell office:value-type="float" office:value="238.097724297796" calcext:value-type="float">
            <text:p>238.097724297796</text:p>
          </table:table-cell>
          <table:table-cell office:value-type="float" office:value="5445" calcext:value-type="float">
            <text:p>5445</text:p>
          </table:table-cell>
          <table:table-cell office:value-type="float" office:value="3903.36899020375" calcext:value-type="float">
            <text:p>3903.36899020375</text:p>
          </table:table-cell>
        </table:table-row>
        <table:table-row table:style-name="ro1">
          <table:table-cell office:value-type="string" calcext:value-type="string">
            <text:p>GET profile</text:p>
          </table:table-cell>
          <table:table-cell office:value-type="float" office:value="962.2" calcext:value-type="float">
            <text:p>962.2</text:p>
          </table:table-cell>
          <table:table-cell office:value-type="float" office:value="74.0828838815723" calcext:value-type="float">
            <text:p>74.0828838815723</text:p>
          </table:table-cell>
          <table:table-cell office:value-type="float" office:value="41.8" calcext:value-type="float">
            <text:p>41.8</text:p>
          </table:table-cell>
          <table:table-cell office:value-type="float" office:value="5.48298804437296" calcext:value-type="float">
            <text:p>5.48298804437296</text:p>
          </table:table-cell>
          <table:table-cell office:value-type="float" office:value="53.95" calcext:value-type="float">
            <text:p>53.95</text:p>
          </table:table-cell>
          <table:table-cell office:value-type="float" office:value="10.5554924590296" calcext:value-type="float">
            <text:p>10.5554924590296</text:p>
          </table:table-cell>
          <table:table-cell office:value-type="float" office:value="67.35" calcext:value-type="float">
            <text:p>67.35</text:p>
          </table:table-cell>
          <table:table-cell office:value-type="float" office:value="11.8111232141125" calcext:value-type="float">
            <text:p>11.8111232141125</text:p>
          </table:table-cell>
          <table:table-cell office:value-type="float" office:value="77.5" calcext:value-type="float">
            <text:p>77.5</text:p>
          </table:table-cell>
          <table:table-cell office:value-type="float" office:value="10.3796359331753" calcext:value-type="float">
            <text:p>10.3796359331753</text:p>
          </table:table-cell>
          <table:table-cell office:value-type="float" office:value="106.55" calcext:value-type="float">
            <text:p>106.55</text:p>
          </table:table-cell>
          <table:table-cell office:value-type="float" office:value="20.0774159587071" calcext:value-type="float">
            <text:p>20.0774159587071</text:p>
          </table:table-cell>
          <table:table-cell office:value-type="float" office:value="147.5" calcext:value-type="float">
            <text:p>147.5</text:p>
          </table:table-cell>
          <table:table-cell office:value-type="float" office:value="37.3989867580168" calcext:value-type="float">
            <text:p>37.3989867580168</text:p>
          </table:table-cell>
          <table:table-cell office:value-type="float" office:value="400.5" calcext:value-type="float">
            <text:p>400.5</text:p>
          </table:table-cell>
          <table:table-cell office:value-type="float" office:value="227.283152870923" calcext:value-type="float">
            <text:p>227.283152870923</text:p>
          </table:table-cell>
          <table:table-cell office:value-type="float" office:value="731.5" calcext:value-type="float">
            <text:p>731.5</text:p>
          </table:table-cell>
          <table:table-cell office:value-type="float" office:value="266.858428858134" calcext:value-type="float">
            <text:p>266.858428858134</text:p>
          </table:table-cell>
          <table:table-cell office:value-type="float" office:value="5530" calcext:value-type="float">
            <text:p>5530</text:p>
          </table:table-cell>
          <table:table-cell office:value-type="float" office:value="4555.74824867037" calcext:value-type="float">
            <text:p>4555.74824867037</text:p>
          </table:table-cell>
        </table:table-row>
        <table:table-row table:style-name="ro1">
          <table:table-cell office:value-type="string" calcext:value-type="string">
            <text:p>POST login</text:p>
          </table:table-cell>
          <table:table-cell office:value-type="float" office:value="968.6" calcext:value-type="float">
            <text:p>968.6</text:p>
          </table:table-cell>
          <table:table-cell office:value-type="float" office:value="74.2551788022046" calcext:value-type="float">
            <text:p>74.2551788022046</text:p>
          </table:table-cell>
          <table:table-cell office:value-type="float" office:value="74.45" calcext:value-type="float">
            <text:p>74.45</text:p>
          </table:table-cell>
          <table:table-cell office:value-type="float" office:value="5.43357011646361" calcext:value-type="float">
            <text:p>5.43357011646361</text:p>
          </table:table-cell>
          <table:table-cell office:value-type="float" office:value="86.65" calcext:value-type="float">
            <text:p>86.65</text:p>
          </table:table-cell>
          <table:table-cell office:value-type="float" office:value="8.08035304075001" calcext:value-type="float">
            <text:p>8.08035304075001</text:p>
          </table:table-cell>
          <table:table-cell office:value-type="float" office:value="97.25" calcext:value-type="float">
            <text:p>97.25</text:p>
          </table:table-cell>
          <table:table-cell office:value-type="float" office:value="10.4874611849228" calcext:value-type="float">
            <text:p>10.4874611849228</text:p>
          </table:table-cell>
          <table:table-cell office:value-type="float" office:value="106.95" calcext:value-type="float">
            <text:p>106.95</text:p>
          </table:table-cell>
          <table:table-cell office:value-type="float" office:value="12.3989600582596" calcext:value-type="float">
            <text:p>12.3989600582596</text:p>
          </table:table-cell>
          <table:table-cell office:value-type="float" office:value="143.5" calcext:value-type="float">
            <text:p>143.5</text:p>
          </table:table-cell>
          <table:table-cell office:value-type="float" office:value="19.269556026896" calcext:value-type="float">
            <text:p>19.269556026896</text:p>
          </table:table-cell>
          <table:table-cell office:value-type="float" office:value="187" calcext:value-type="float">
            <text:p>187</text:p>
          </table:table-cell>
          <table:table-cell office:value-type="float" office:value="20.7997975698651" calcext:value-type="float">
            <text:p>20.7997975698651</text:p>
          </table:table-cell>
          <table:table-cell office:value-type="float" office:value="268" calcext:value-type="float">
            <text:p>268</text:p>
          </table:table-cell>
          <table:table-cell office:value-type="float" office:value="47.6389933165104" calcext:value-type="float">
            <text:p>47.6389933165104</text:p>
          </table:table-cell>
          <table:table-cell office:value-type="float" office:value="2676.5" calcext:value-type="float">
            <text:p>2676.5</text:p>
          </table:table-cell>
          <table:table-cell office:value-type="float" office:value="1176.83462595307" calcext:value-type="float">
            <text:p>1176.83462595307</text:p>
          </table:table-cell>
          <table:table-cell office:value-type="float" office:value="7970" calcext:value-type="float">
            <text:p>7970</text:p>
          </table:table-cell>
          <table:table-cell office:value-type="float" office:value="4070.18685721326" calcext:value-type="float">
            <text:p>4070.18685721326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1586.75" calcext:value-type="float">
            <text:p>11586.75</text:p>
          </table:table-cell>
          <table:table-cell office:value-type="float" office:value="890.797624544844" calcext:value-type="float">
            <text:p>890.797624544844</text:p>
          </table:table-cell>
          <table:table-cell office:value-type="float" office:value="56.8" calcext:value-type="float">
            <text:p>56.8</text:p>
          </table:table-cell>
          <table:table-cell office:value-type="float" office:value="6.90232607627008" calcext:value-type="float">
            <text:p>6.90232607627008</text:p>
          </table:table-cell>
          <table:table-cell office:value-type="float" office:value="74.15" calcext:value-type="float">
            <text:p>74.15</text:p>
          </table:table-cell>
          <table:table-cell office:value-type="float" office:value="9.07440008166409" calcext:value-type="float">
            <text:p>9.07440008166409</text:p>
          </table:table-cell>
          <table:table-cell office:value-type="float" office:value="86.9" calcext:value-type="float">
            <text:p>86.9</text:p>
          </table:table-cell>
          <table:table-cell office:value-type="float" office:value="11.7154868263742" calcext:value-type="float">
            <text:p>11.7154868263742</text:p>
          </table:table-cell>
          <table:table-cell office:value-type="float" office:value="98.3" calcext:value-type="float">
            <text:p>98.3</text:p>
          </table:table-cell>
          <table:table-cell office:value-type="float" office:value="18.2240442677712" calcext:value-type="float">
            <text:p>18.2240442677712</text:p>
          </table:table-cell>
          <table:table-cell office:value-type="float" office:value="152" calcext:value-type="float">
            <text:p>152</text:p>
          </table:table-cell>
          <table:table-cell office:value-type="float" office:value="40.6007518727373" calcext:value-type="float">
            <text:p>40.6007518727373</text:p>
          </table:table-cell>
          <table:table-cell office:value-type="float" office:value="232" calcext:value-type="float">
            <text:p>232</text:p>
          </table:table-cell>
          <table:table-cell office:value-type="float" office:value="59.6127856296476" calcext:value-type="float">
            <text:p>59.6127856296476</text:p>
          </table:table-cell>
          <table:table-cell office:value-type="float" office:value="377" calcext:value-type="float">
            <text:p>377</text:p>
          </table:table-cell>
          <table:table-cell office:value-type="float" office:value="106.232119238462" calcext:value-type="float">
            <text:p>106.232119238462</text:p>
          </table:table-cell>
          <table:table-cell office:value-type="float" office:value="694.5" calcext:value-type="float">
            <text:p>694.5</text:p>
          </table:table-cell>
          <table:table-cell office:value-type="float" office:value="230.616450775787" calcext:value-type="float">
            <text:p>230.616450775787</text:p>
          </table:table-cell>
          <table:table-cell office:value-type="float" office:value="14400" calcext:value-type="float">
            <text:p>14400</text:p>
          </table:table-cell>
          <table:table-cell office:value-type="float" office:value="1429.02248518275" calcext:value-type="float">
            <text:p>1429.02248518275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style-name="ce2" office:value-type="string" calcext:value-type="string" table:number-columns-spanned="21" table:number-rows-spanned="2">
            <text:p>Per-NODE GH</text:p>
          </table:table-cell>
          <table:covered-table-cell table:number-columns-repeated="20"/>
        </table:table-row>
        <table:table-row table:style-name="ro1">
          <table:covered-table-cell table:number-columns-repeated="21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# failures_mean</text:p>
          </table:table-cell>
          <table:table-cell office:value-type="string" calcext:value-type="string">
            <text:p># failures_std</text:p>
          </table:table-cell>
          <table:table-cell office:value-type="string" calcext:value-type="string">
            <text:p>Median response time_mean</text:p>
          </table:table-cell>
          <table:table-cell office:value-type="string" calcext:value-type="string">
            <text:p>Median response time_std</text:p>
          </table:table-cell>
          <table:table-cell office:value-type="string" calcext:value-type="string">
            <text:p>Average response time_mean</text:p>
          </table:table-cell>
          <table:table-cell office:value-type="string" calcext:value-type="string">
            <text:p>Average response time_std</text:p>
          </table:table-cell>
          <table:table-cell office:value-type="string" calcext:value-type="string">
            <text:p>Min response time_mean</text:p>
          </table:table-cell>
          <table:table-cell office:value-type="string" calcext:value-type="string">
            <text:p>Min response time_std</text:p>
          </table:table-cell>
          <table:table-cell office:value-type="string" calcext:value-type="string">
            <text:p>Max response time_mean</text:p>
          </table:table-cell>
          <table:table-cell office:value-type="string" calcext:value-type="string">
            <text:p>Max response time_std</text:p>
          </table:table-cell>
          <table:table-cell office:value-type="string" calcext:value-type="string">
            <text:p>Average Content Size_mean</text:p>
          </table:table-cell>
          <table:table-cell office:value-type="string" calcext:value-type="string">
            <text:p>Average Content Size_std</text:p>
          </table:table-cell>
          <table:table-cell office:value-type="string" calcext:value-type="string">
            <text:p>Requests/s_mean</text:p>
          </table:table-cell>
          <table:table-cell office:value-type="string" calcext:value-type="string">
            <text:p>Requests/s_std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ddtocart</text:p>
          </table:table-cell>
          <table:table-cell office:value-type="float" office:value="1933.26315789474" calcext:value-type="float">
            <text:p>1933.26315789474</text:p>
          </table:table-cell>
          <table:table-cell office:value-type="float" office:value="160.140161561768" calcext:value-type="float">
            <text:p>160.140161561768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1.80480191198937" calcext:value-type="float">
            <text:p>1.80480191198937</text:p>
          </table:table-cell>
          <table:table-cell office:value-type="float" office:value="90.5263157894737" calcext:value-type="float">
            <text:p>90.5263157894737</text:p>
          </table:table-cell>
          <table:table-cell office:value-type="float" office:value="13.5004873206391" calcext:value-type="float">
            <text:p>13.5004873206391</text:p>
          </table:table-cell>
          <table:table-cell office:value-type="float" office:value="146.473684210526" calcext:value-type="float">
            <text:p>146.473684210526</text:p>
          </table:table-cell>
          <table:table-cell office:value-type="float" office:value="34.8239515612341" calcext:value-type="float">
            <text:p>34.8239515612341</text:p>
          </table:table-cell>
          <table:table-cell office:value-type="float" office:value="38.3684210526316" calcext:value-type="float">
            <text:p>38.3684210526316</text:p>
          </table:table-cell>
          <table:table-cell office:value-type="float" office:value="10.6469115308712" calcext:value-type="float">
            <text:p>10.6469115308712</text:p>
          </table:table-cell>
          <table:table-cell office:value-type="float" office:value="11285.0526315789" calcext:value-type="float">
            <text:p>11285.0526315789</text:p>
          </table:table-cell>
          <table:table-cell office:value-type="float" office:value="5736.64821296358" calcext:value-type="float">
            <text:p>5736.64821296358</text:p>
          </table:table-cell>
          <table:table-cell office:value-type="float" office:value="23588.8947368421" calcext:value-type="float">
            <text:p>23588.8947368421</text:p>
          </table:table-cell>
          <table:table-cell office:value-type="float" office:value="5780.71566979131" calcext:value-type="float">
            <text:p>5780.71566979131</text:p>
          </table:table-cell>
          <table:table-cell office:value-type="float" office:value="8.07263157894737" calcext:value-type="float">
            <text:p>8.07263157894737</text:p>
          </table:table-cell>
          <table:table-cell office:value-type="float" office:value="0.668246811567097" calcext:value-type="float">
            <text:p>0.668246811567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page</text:p>
          </table:table-cell>
          <table:table-cell office:value-type="float" office:value="1938.15789473684" calcext:value-type="float">
            <text:p>1938.15789473684</text:p>
          </table:table-cell>
          <table:table-cell office:value-type="float" office:value="160.379848816592" calcext:value-type="float">
            <text:p>160.379848816592</text:p>
          </table:table-cell>
          <table:table-cell office:value-type="float" office:value="1.57894736842105" calcext:value-type="float">
            <text:p>1.57894736842105</text:p>
          </table:table-cell>
          <table:table-cell office:value-type="float" office:value="2.50146156107194" calcext:value-type="float">
            <text:p>2.50146156107194</text:p>
          </table:table-cell>
          <table:table-cell office:value-type="float" office:value="49.3157894736842" calcext:value-type="float">
            <text:p>49.3157894736842</text:p>
          </table:table-cell>
          <table:table-cell office:value-type="float" office:value="6.54940736571679" calcext:value-type="float">
            <text:p>6.54940736571679</text:p>
          </table:table-cell>
          <table:table-cell office:value-type="float" office:value="92.3684210526316" calcext:value-type="float">
            <text:p>92.3684210526316</text:p>
          </table:table-cell>
          <table:table-cell office:value-type="float" office:value="14.7166214658264" calcext:value-type="float">
            <text:p>14.7166214658264</text:p>
          </table:table-cell>
          <table:table-cell office:value-type="float" office:value="20.5789473684211" calcext:value-type="float">
            <text:p>20.5789473684211</text:p>
          </table:table-cell>
          <table:table-cell office:value-type="float" office:value="2.50146156107194" calcext:value-type="float">
            <text:p>2.50146156107194</text:p>
          </table:table-cell>
          <table:table-cell office:value-type="float" office:value="9800.05263157895" calcext:value-type="float">
            <text:p>9800.05263157895</text:p>
          </table:table-cell>
          <table:table-cell office:value-type="float" office:value="3832.27085962363" calcext:value-type="float">
            <text:p>3832.27085962363</text:p>
          </table:table-cell>
          <table:table-cell office:value-type="float" office:value="111159.368421053" calcext:value-type="float">
            <text:p>111159.368421053</text:p>
          </table:table-cell>
          <table:table-cell office:value-type="float" office:value="4895.92317035904" calcext:value-type="float">
            <text:p>4895.92317035904</text:p>
          </table:table-cell>
          <table:table-cell office:value-type="float" office:value="8.09157894736842" calcext:value-type="float">
            <text:p>8.09157894736842</text:p>
          </table:table-cell>
          <table:table-cell office:value-type="float" office:value="0.668699094909035" calcext:value-type="float">
            <text:p>0.668699094909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page</text:p>
          </table:table-cell>
          <table:table-cell office:value-type="float" office:value="1938.26315789474" calcext:value-type="float">
            <text:p>1938.26315789474</text:p>
          </table:table-cell>
          <table:table-cell office:value-type="float" office:value="160.746122159988" calcext:value-type="float">
            <text:p>160.746122159988</text:p>
          </table:table-cell>
          <table:table-cell office:value-type="float" office:value="2.73684210526316" calcext:value-type="float">
            <text:p>2.73684210526316</text:p>
          </table:table-cell>
          <table:table-cell office:value-type="float" office:value="3.66427354120777" calcext:value-type="float">
            <text:p>3.66427354120777</text:p>
          </table:table-cell>
          <table:table-cell office:value-type="float" office:value="26.8421052631579" calcext:value-type="float">
            <text:p>26.8421052631579</text:p>
          </table:table-cell>
          <table:table-cell office:value-type="float" office:value="2.1924911730403" calcext:value-type="float">
            <text:p>2.1924911730403</text:p>
          </table:table-cell>
          <table:table-cell office:value-type="float" office:value="92.2631578947368" calcext:value-type="float">
            <text:p>92.2631578947368</text:p>
          </table:table-cell>
          <table:table-cell office:value-type="float" office:value="40.3606548031663" calcext:value-type="float">
            <text:p>40.3606548031663</text:p>
          </table:table-cell>
          <table:table-cell office:value-type="float" office:value="9.42105263157895" calcext:value-type="float">
            <text:p>9.42105263157895</text:p>
          </table:table-cell>
          <table:table-cell office:value-type="float" office:value="0.961237019775629" calcext:value-type="float">
            <text:p>0.961237019775629</text:p>
          </table:table-cell>
          <table:table-cell office:value-type="float" office:value="13883.8947368421" calcext:value-type="float">
            <text:p>13883.8947368421</text:p>
          </table:table-cell>
          <table:table-cell office:value-type="float" office:value="6868.61177866983" calcext:value-type="float">
            <text:p>6868.61177866983</text:p>
          </table:table-cell>
          <table:table-cell office:value-type="float" office:value="8746.31578947369" calcext:value-type="float">
            <text:p>8746.31578947369</text:p>
          </table:table-cell>
          <table:table-cell office:value-type="float" office:value="16.2892351350993" calcext:value-type="float">
            <text:p>16.2892351350993</text:p>
          </table:table-cell>
          <table:table-cell office:value-type="float" office:value="8.09105263157895" calcext:value-type="float">
            <text:p>8.09105263157895</text:p>
          </table:table-cell>
          <table:table-cell office:value-type="float" office:value="0.67023954869254" calcext:value-type="float">
            <text:p>0.6702395486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971.263157894737" calcext:value-type="float">
            <text:p>971.263157894737</text:p>
          </table:table-cell>
          <table:table-cell office:value-type="float" office:value="79.9005229472965" calcext:value-type="float">
            <text:p>79.9005229472965</text:p>
          </table:table-cell>
          <table:table-cell office:value-type="float" office:value="0.263157894736842" calcext:value-type="float">
            <text:p>0.263157894736842</text:p>
          </table:table-cell>
          <table:table-cell office:value-type="float" office:value="0.452413928358864" calcext:value-type="float">
            <text:p>0.452413928358864</text:p>
          </table:table-cell>
          <table:table-cell office:value-type="float" office:value="74.5789473684211" calcext:value-type="float">
            <text:p>74.5789473684211</text:p>
          </table:table-cell>
          <table:table-cell office:value-type="float" office:value="5.12418871056877" calcext:value-type="float">
            <text:p>5.12418871056877</text:p>
          </table:table-cell>
          <table:table-cell office:value-type="float" office:value="132.947368421053" calcext:value-type="float">
            <text:p>132.947368421053</text:p>
          </table:table-cell>
          <table:table-cell office:value-type="float" office:value="20.1562609082431" calcext:value-type="float">
            <text:p>20.1562609082431</text:p>
          </table:table-cell>
          <table:table-cell office:value-type="float" office:value="34" calcext:value-type="float">
            <text:p>34</text:p>
          </table:table-cell>
          <table:table-cell office:value-type="float" office:value="3.65148371670111" calcext:value-type="float">
            <text:p>3.65148371670111</text:p>
          </table:table-cell>
          <table:table-cell office:value-type="float" office:value="8375.57894736842" calcext:value-type="float">
            <text:p>8375.57894736842</text:p>
          </table:table-cell>
          <table:table-cell office:value-type="float" office:value="4099.33900248686" calcext:value-type="float">
            <text:p>4099.33900248686</text:p>
          </table:table-cell>
          <table:table-cell office:value-type="float" office:value="9077.52631578947" calcext:value-type="float">
            <text:p>9077.52631578947</text:p>
          </table:table-cell>
          <table:table-cell office:value-type="float" office:value="4.35084182215394" calcext:value-type="float">
            <text:p>4.35084182215394</text:p>
          </table:table-cell>
          <table:table-cell office:value-type="float" office:value="4.05473684210526" calcext:value-type="float">
            <text:p>4.05473684210526</text:p>
          </table:table-cell>
          <table:table-cell office:value-type="float" office:value="0.332789029283863" calcext:value-type="float">
            <text:p>0.332789029283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page</text:p>
          </table:table-cell>
          <table:table-cell office:value-type="float" office:value="972.526315789474" calcext:value-type="float">
            <text:p>972.526315789474</text:p>
          </table:table-cell>
          <table:table-cell office:value-type="float" office:value="80.4338019195168" calcext:value-type="float">
            <text:p>80.4338019195168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458831467741124" calcext:value-type="float">
            <text:p>0.458831467741124</text:p>
          </table:table-cell>
          <table:table-cell office:value-type="float" office:value="24.4210526315789" calcext:value-type="float">
            <text:p>24.4210526315789</text:p>
          </table:table-cell>
          <table:table-cell office:value-type="float" office:value="2.73487333595958" calcext:value-type="float">
            <text:p>2.73487333595958</text:p>
          </table:table-cell>
          <table:table-cell office:value-type="float" office:value="47.4736842105263" calcext:value-type="float">
            <text:p>47.4736842105263</text:p>
          </table:table-cell>
          <table:table-cell office:value-type="float" office:value="7.66208864078074" calcext:value-type="float">
            <text:p>7.66208864078074</text:p>
          </table:table-cell>
          <table:table-cell office:value-type="float" office:value="9.78947368421053" calcext:value-type="float">
            <text:p>9.78947368421053</text:p>
          </table:table-cell>
          <table:table-cell office:value-type="float" office:value="1.22832077643609" calcext:value-type="float">
            <text:p>1.22832077643609</text:p>
          </table:table-cell>
          <table:table-cell office:value-type="float" office:value="2513.26315789474" calcext:value-type="float">
            <text:p>2513.26315789474</text:p>
          </table:table-cell>
          <table:table-cell office:value-type="float" office:value="2700.65617216148" calcext:value-type="float">
            <text:p>2700.65617216148</text:p>
          </table:table-cell>
          <table:table-cell office:value-type="float" office:value="9651.94736842105" calcext:value-type="float">
            <text:p>9651.94736842105</text:p>
          </table:table-cell>
          <table:table-cell office:value-type="float" office:value="4.58831467741126" calcext:value-type="float">
            <text:p>4.58831467741126</text:p>
          </table:table-cell>
          <table:table-cell office:value-type="float" office:value="4.05947368421053" calcext:value-type="float">
            <text:p>4.05947368421053</text:p>
          </table:table-cell>
          <table:table-cell office:value-type="float" office:value="0.336228653749705" calcext:value-type="float">
            <text:p>0.3362286537497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964.578947368421" calcext:value-type="float">
            <text:p>964.578947368421</text:p>
          </table:table-cell>
          <table:table-cell office:value-type="float" office:value="80.4123510340943" calcext:value-type="float">
            <text:p>80.4123510340943</text:p>
          </table:table-cell>
          <table:table-cell office:value-type="float" office:value="0.157894736842105" calcext:value-type="float">
            <text:p>0.157894736842105</text:p>
          </table:table-cell>
          <table:table-cell office:value-type="float" office:value="0.374634324632678" calcext:value-type="float">
            <text:p>0.374634324632678</text:p>
          </table:table-cell>
          <table:table-cell office:value-type="float" office:value="34.5789473684211" calcext:value-type="float">
            <text:p>34.5789473684211</text:p>
          </table:table-cell>
          <table:table-cell office:value-type="float" office:value="3.65628514378072" calcext:value-type="float">
            <text:p>3.65628514378072</text:p>
          </table:table-cell>
          <table:table-cell office:value-type="float" office:value="56.3684210526316" calcext:value-type="float">
            <text:p>56.3684210526316</text:p>
          </table:table-cell>
          <table:table-cell office:value-type="float" office:value="13.7768345272288" calcext:value-type="float">
            <text:p>13.7768345272288</text:p>
          </table:table-cell>
          <table:table-cell office:value-type="float" office:value="14.6315789473684" calcext:value-type="float">
            <text:p>14.6315789473684</text:p>
          </table:table-cell>
          <table:table-cell office:value-type="float" office:value="1.11607080200484" calcext:value-type="float">
            <text:p>1.11607080200484</text:p>
          </table:table-cell>
          <table:table-cell office:value-type="float" office:value="7917.36842105263" calcext:value-type="float">
            <text:p>7917.36842105263</text:p>
          </table:table-cell>
          <table:table-cell office:value-type="float" office:value="5977.52790978685" calcext:value-type="float">
            <text:p>5977.52790978685</text:p>
          </table:table-cell>
          <table:table-cell office:value-type="float" office:value="8860.05263157895" calcext:value-type="float">
            <text:p>8860.05263157895</text:p>
          </table:table-cell>
          <table:table-cell office:value-type="float" office:value="3.27403394081602" calcext:value-type="float">
            <text:p>3.27403394081602</text:p>
          </table:table-cell>
          <table:table-cell office:value-type="float" office:value="4.02736842105263" calcext:value-type="float">
            <text:p>4.02736842105263</text:p>
          </table:table-cell>
          <table:table-cell office:value-type="float" office:value="0.336036408498034" calcext:value-type="float">
            <text:p>0.3360364084980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page</text:p>
          </table:table-cell>
          <table:table-cell office:value-type="float" office:value="1936.15789473684" calcext:value-type="float">
            <text:p>1936.15789473684</text:p>
          </table:table-cell>
          <table:table-cell office:value-type="float" office:value="160.346244510606" calcext:value-type="float">
            <text:p>160.346244510606</text:p>
          </table:table-cell>
          <table:table-cell office:value-type="float" office:value="0.421052631578947" calcext:value-type="float">
            <text:p>0.421052631578947</text:p>
          </table:table-cell>
          <table:table-cell office:value-type="float" office:value="0.837707816583391" calcext:value-type="float">
            <text:p>0.837707816583391</text:p>
          </table:table-cell>
          <table:table-cell office:value-type="float" office:value="72" calcext:value-type="float">
            <text:p>72</text:p>
          </table:table-cell>
          <table:table-cell office:value-type="float" office:value="10.8985218161812" calcext:value-type="float">
            <text:p>10.8985218161812</text:p>
          </table:table-cell>
          <table:table-cell office:value-type="float" office:value="119.368421052632" calcext:value-type="float">
            <text:p>119.368421052632</text:p>
          </table:table-cell>
          <table:table-cell office:value-type="float" office:value="23.3576314588706" calcext:value-type="float">
            <text:p>23.3576314588706</text:p>
          </table:table-cell>
          <table:table-cell office:value-type="float" office:value="28.1052631578947" calcext:value-type="float">
            <text:p>28.1052631578947</text:p>
          </table:table-cell>
          <table:table-cell office:value-type="float" office:value="7.22568517967601" calcext:value-type="float">
            <text:p>7.22568517967601</text:p>
          </table:table-cell>
          <table:table-cell office:value-type="float" office:value="7656.05263157895" calcext:value-type="float">
            <text:p>7656.05263157895</text:p>
          </table:table-cell>
          <table:table-cell office:value-type="float" office:value="5015.50781159666" calcext:value-type="float">
            <text:p>5015.50781159666</text:p>
          </table:table-cell>
          <table:table-cell office:value-type="float" office:value="100958.789473684" calcext:value-type="float">
            <text:p>100958.789473684</text:p>
          </table:table-cell>
          <table:table-cell office:value-type="float" office:value="17119.2207395954" calcext:value-type="float">
            <text:p>17119.2207395954</text:p>
          </table:table-cell>
          <table:table-cell office:value-type="float" office:value="8.08368421052632" calcext:value-type="float">
            <text:p>8.08368421052632</text:p>
          </table:table-cell>
          <table:table-cell office:value-type="float" office:value="0.668723581212877" calcext:value-type="float">
            <text:p>0.6687235812128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965.526315789474" calcext:value-type="float">
            <text:p>965.526315789474</text:p>
          </table:table-cell>
          <table:table-cell office:value-type="float" office:value="80.3239056854272" calcext:value-type="float">
            <text:p>80.3239056854272</text:p>
          </table:table-cell>
          <table:table-cell office:value-type="float" office:value="0.526315789473684" calcext:value-type="float">
            <text:p>0.526315789473684</text:p>
          </table:table-cell>
          <table:table-cell office:value-type="float" office:value="0.772328445721233" calcext:value-type="float">
            <text:p>0.772328445721233</text:p>
          </table:table-cell>
          <table:table-cell office:value-type="float" office:value="42" calcext:value-type="float">
            <text:p>42</text:p>
          </table:table-cell>
          <table:table-cell office:value-type="float" office:value="5.48735921105144" calcext:value-type="float">
            <text:p>5.48735921105144</text:p>
          </table:table-cell>
          <table:table-cell office:value-type="float" office:value="83.5263157894737" calcext:value-type="float">
            <text:p>83.5263157894737</text:p>
          </table:table-cell>
          <table:table-cell office:value-type="float" office:value="23.5309923789708" calcext:value-type="float">
            <text:p>23.5309923789708</text:p>
          </table:table-cell>
          <table:table-cell office:value-type="float" office:value="17.6315789473684" calcext:value-type="float">
            <text:p>17.6315789473684</text:p>
          </table:table-cell>
          <table:table-cell office:value-type="float" office:value="2.47679287062455" calcext:value-type="float">
            <text:p>2.47679287062455</text:p>
          </table:table-cell>
          <table:table-cell office:value-type="float" office:value="7479.94736842105" calcext:value-type="float">
            <text:p>7479.94736842105</text:p>
          </table:table-cell>
          <table:table-cell office:value-type="float" office:value="5934.58363674491" calcext:value-type="float">
            <text:p>5934.58363674491</text:p>
          </table:table-cell>
          <table:table-cell office:value-type="float" office:value="9716.52631578947" calcext:value-type="float">
            <text:p>9716.52631578947</text:p>
          </table:table-cell>
          <table:table-cell office:value-type="float" office:value="30.4582928336301" calcext:value-type="float">
            <text:p>30.4582928336301</text:p>
          </table:table-cell>
          <table:table-cell office:value-type="float" office:value="4.03157894736842" calcext:value-type="float">
            <text:p>4.03157894736842</text:p>
          </table:table-cell>
          <table:table-cell office:value-type="float" office:value="0.334601971799575" calcext:value-type="float">
            <text:p>0.334601971799575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50%_mean</text:p>
          </table:table-cell>
          <table:table-cell office:value-type="string" calcext:value-type="string">
            <text:p>50%_std</text:p>
          </table:table-cell>
          <table:table-cell office:value-type="string" calcext:value-type="string">
            <text:p>66%_mean</text:p>
          </table:table-cell>
          <table:table-cell office:value-type="string" calcext:value-type="string">
            <text:p>66%_std</text:p>
          </table:table-cell>
          <table:table-cell office:value-type="string" calcext:value-type="string">
            <text:p>75%_mean</text:p>
          </table:table-cell>
          <table:table-cell office:value-type="string" calcext:value-type="string">
            <text:p>75%_std</text:p>
          </table:table-cell>
          <table:table-cell office:value-type="string" calcext:value-type="string">
            <text:p>80%_mean</text:p>
          </table:table-cell>
          <table:table-cell office:value-type="string" calcext:value-type="string">
            <text:p>80%_std</text:p>
          </table:table-cell>
          <table:table-cell office:value-type="string" calcext:value-type="string">
            <text:p>90%_mean</text:p>
          </table:table-cell>
          <table:table-cell office:value-type="string" calcext:value-type="string">
            <text:p>90%_std</text:p>
          </table:table-cell>
          <table:table-cell office:value-type="string" calcext:value-type="string">
            <text:p>95%_mean</text:p>
          </table:table-cell>
          <table:table-cell office:value-type="string" calcext:value-type="string">
            <text:p>95%_std</text:p>
          </table:table-cell>
          <table:table-cell office:value-type="string" calcext:value-type="string">
            <text:p>98%_mean</text:p>
          </table:table-cell>
          <table:table-cell office:value-type="string" calcext:value-type="string">
            <text:p>98%_std</text:p>
          </table:table-cell>
          <table:table-cell office:value-type="string" calcext:value-type="string">
            <text:p>99%_mean</text:p>
          </table:table-cell>
          <table:table-cell office:value-type="string" calcext:value-type="string">
            <text:p>99%_std</text:p>
          </table:table-cell>
          <table:table-cell office:value-type="string" calcext:value-type="string">
            <text:p>100%_mean</text:p>
          </table:table-cell>
          <table:table-cell office:value-type="string" calcext:value-type="string">
            <text:p>100%_std</text:p>
          </table:table-cell>
        </table:table-row>
        <table:table-row table:style-name="ro1">
          <table:table-cell office:value-type="string" calcext:value-type="string">
            <text:p>GET addtocart</text:p>
          </table:table-cell>
          <table:table-cell office:value-type="float" office:value="1933.26315789474" calcext:value-type="float">
            <text:p>1933.26315789474</text:p>
          </table:table-cell>
          <table:table-cell office:value-type="float" office:value="160.140161561768" calcext:value-type="float">
            <text:p>160.140161561768</text:p>
          </table:table-cell>
          <table:table-cell office:value-type="float" office:value="90.5263157894737" calcext:value-type="float">
            <text:p>90.5263157894737</text:p>
          </table:table-cell>
          <table:table-cell office:value-type="float" office:value="13.5004873206391" calcext:value-type="float">
            <text:p>13.5004873206391</text:p>
          </table:table-cell>
          <table:table-cell office:value-type="float" office:value="114.052631578947" calcext:value-type="float">
            <text:p>114.052631578947</text:p>
          </table:table-cell>
          <table:table-cell office:value-type="float" office:value="28.224248212034" calcext:value-type="float">
            <text:p>28.224248212034</text:p>
          </table:table-cell>
          <table:table-cell office:value-type="float" office:value="137.842105263158" calcext:value-type="float">
            <text:p>137.842105263158</text:p>
          </table:table-cell>
          <table:table-cell office:value-type="float" office:value="39.4352678560346" calcext:value-type="float">
            <text:p>39.4352678560346</text:p>
          </table:table-cell>
          <table:table-cell office:value-type="float" office:value="158.421052631579" calcext:value-type="float">
            <text:p>158.421052631579</text:p>
          </table:table-cell>
          <table:table-cell office:value-type="float" office:value="44.2547119769606" calcext:value-type="float">
            <text:p>44.2547119769606</text:p>
          </table:table-cell>
          <table:table-cell office:value-type="float" office:value="226.315789473684" calcext:value-type="float">
            <text:p>226.315789473684</text:p>
          </table:table-cell>
          <table:table-cell office:value-type="float" office:value="63.7016070193061" calcext:value-type="float">
            <text:p>63.7016070193061</text:p>
          </table:table-cell>
          <table:table-cell office:value-type="float" office:value="312.631578947368" calcext:value-type="float">
            <text:p>312.631578947368</text:p>
          </table:table-cell>
          <table:table-cell office:value-type="float" office:value="89.0594124580239" calcext:value-type="float">
            <text:p>89.0594124580239</text:p>
          </table:table-cell>
          <table:table-cell office:value-type="float" office:value="467.894736842105" calcext:value-type="float">
            <text:p>467.894736842105</text:p>
          </table:table-cell>
          <table:table-cell office:value-type="float" office:value="125.059050379696" calcext:value-type="float">
            <text:p>125.059050379696</text:p>
          </table:table-cell>
          <table:table-cell office:value-type="float" office:value="794.21052631579" calcext:value-type="float">
            <text:p>794.21052631579</text:p>
          </table:table-cell>
          <table:table-cell office:value-type="float" office:value="295.095385510698" calcext:value-type="float">
            <text:p>295.095385510698</text:p>
          </table:table-cell>
          <table:table-cell office:value-type="float" office:value="11373.6842105263" calcext:value-type="float">
            <text:p>11373.6842105263</text:p>
          </table:table-cell>
          <table:table-cell office:value-type="float" office:value="5831.69901917892" calcext:value-type="float">
            <text:p>5831.69901917892</text:p>
          </table:table-cell>
        </table:table-row>
        <table:table-row table:style-name="ro1">
          <table:table-cell office:value-type="string" calcext:value-type="string">
            <text:p>GET categorypage</text:p>
          </table:table-cell>
          <table:table-cell office:value-type="float" office:value="1938.15789473684" calcext:value-type="float">
            <text:p>1938.15789473684</text:p>
          </table:table-cell>
          <table:table-cell office:value-type="float" office:value="160.379848816591" calcext:value-type="float">
            <text:p>160.379848816591</text:p>
          </table:table-cell>
          <table:table-cell office:value-type="float" office:value="49.3157894736842" calcext:value-type="float">
            <text:p>49.3157894736842</text:p>
          </table:table-cell>
          <table:table-cell office:value-type="float" office:value="6.54940736571678" calcext:value-type="float">
            <text:p>6.54940736571678</text:p>
          </table:table-cell>
          <table:table-cell office:value-type="float" office:value="60.7368421052632" calcext:value-type="float">
            <text:p>60.7368421052632</text:p>
          </table:table-cell>
          <table:table-cell office:value-type="float" office:value="10.3914607317908" calcext:value-type="float">
            <text:p>10.3914607317908</text:p>
          </table:table-cell>
          <table:table-cell office:value-type="float" office:value="73.5789473684211" calcext:value-type="float">
            <text:p>73.5789473684211</text:p>
          </table:table-cell>
          <table:table-cell office:value-type="float" office:value="12.2261822399203" calcext:value-type="float">
            <text:p>12.2261822399203</text:p>
          </table:table-cell>
          <table:table-cell office:value-type="float" office:value="83.1052631578947" calcext:value-type="float">
            <text:p>83.1052631578947</text:p>
          </table:table-cell>
          <table:table-cell office:value-type="float" office:value="12.2060765233374" calcext:value-type="float">
            <text:p>12.2060765233374</text:p>
          </table:table-cell>
          <table:table-cell office:value-type="float" office:value="112.526315789474" calcext:value-type="float">
            <text:p>112.526315789474</text:p>
          </table:table-cell>
          <table:table-cell office:value-type="float" office:value="19.2075460317398" calcext:value-type="float">
            <text:p>19.2075460317398</text:p>
          </table:table-cell>
          <table:table-cell office:value-type="float" office:value="161.578947368421" calcext:value-type="float">
            <text:p>161.578947368421</text:p>
          </table:table-cell>
          <table:table-cell office:value-type="float" office:value="33.3771641653286" calcext:value-type="float">
            <text:p>33.3771641653286</text:p>
          </table:table-cell>
          <table:table-cell office:value-type="float" office:value="284.736842105263" calcext:value-type="float">
            <text:p>284.736842105263</text:p>
          </table:table-cell>
          <table:table-cell office:value-type="float" office:value="82.6215213456741" calcext:value-type="float">
            <text:p>82.6215213456741</text:p>
          </table:table-cell>
          <table:table-cell office:value-type="float" office:value="790.526315789474" calcext:value-type="float">
            <text:p>790.526315789474</text:p>
          </table:table-cell>
          <table:table-cell office:value-type="float" office:value="324.404988388323" calcext:value-type="float">
            <text:p>324.404988388323</text:p>
          </table:table-cell>
          <table:table-cell office:value-type="float" office:value="9778.94736842105" calcext:value-type="float">
            <text:p>9778.94736842105</text:p>
          </table:table-cell>
          <table:table-cell office:value-type="float" office:value="3840.07797191793" calcext:value-type="float">
            <text:p>3840.07797191793</text:p>
          </table:table-cell>
        </table:table-row>
        <table:table-row table:style-name="ro1">
          <table:table-cell office:value-type="string" calcext:value-type="string">
            <text:p>GET homepage</text:p>
          </table:table-cell>
          <table:table-cell office:value-type="float" office:value="1938.26315789474" calcext:value-type="float">
            <text:p>1938.26315789474</text:p>
          </table:table-cell>
          <table:table-cell office:value-type="float" office:value="160.746122159988" calcext:value-type="float">
            <text:p>160.746122159988</text:p>
          </table:table-cell>
          <table:table-cell office:value-type="float" office:value="26.8421052631579" calcext:value-type="float">
            <text:p>26.8421052631579</text:p>
          </table:table-cell>
          <table:table-cell office:value-type="float" office:value="2.1924911730403" calcext:value-type="float">
            <text:p>2.1924911730403</text:p>
          </table:table-cell>
          <table:table-cell office:value-type="float" office:value="32.8421052631579" calcext:value-type="float">
            <text:p>32.8421052631579</text:p>
          </table:table-cell>
          <table:table-cell office:value-type="float" office:value="3.21909507461572" calcext:value-type="float">
            <text:p>3.21909507461572</text:p>
          </table:table-cell>
          <table:table-cell office:value-type="float" office:value="39.1052631578947" calcext:value-type="float">
            <text:p>39.1052631578947</text:p>
          </table:table-cell>
          <table:table-cell office:value-type="float" office:value="5.77248970782111" calcext:value-type="float">
            <text:p>5.77248970782111</text:p>
          </table:table-cell>
          <table:table-cell office:value-type="float" office:value="44.9473684210526" calcext:value-type="float">
            <text:p>44.9473684210526</text:p>
          </table:table-cell>
          <table:table-cell office:value-type="float" office:value="8.09988809394938" calcext:value-type="float">
            <text:p>8.09988809394938</text:p>
          </table:table-cell>
          <table:table-cell office:value-type="float" office:value="67.8947368421053" calcext:value-type="float">
            <text:p>67.8947368421053</text:p>
          </table:table-cell>
          <table:table-cell office:value-type="float" office:value="9.23697122583483" calcext:value-type="float">
            <text:p>9.23697122583483</text:p>
          </table:table-cell>
          <table:table-cell office:value-type="float" office:value="85.8421052631579" calcext:value-type="float">
            <text:p>85.8421052631579</text:p>
          </table:table-cell>
          <table:table-cell office:value-type="float" office:value="9.21510329052099" calcext:value-type="float">
            <text:p>9.21510329052099</text:p>
          </table:table-cell>
          <table:table-cell office:value-type="float" office:value="114.052631578947" calcext:value-type="float">
            <text:p>114.052631578947</text:p>
          </table:table-cell>
          <table:table-cell office:value-type="float" office:value="27.3566438897808" calcext:value-type="float">
            <text:p>27.3566438897808</text:p>
          </table:table-cell>
          <table:table-cell office:value-type="float" office:value="219.473684210526" calcext:value-type="float">
            <text:p>219.473684210526</text:p>
          </table:table-cell>
          <table:table-cell office:value-type="float" office:value="136.767185969057" calcext:value-type="float">
            <text:p>136.767185969057</text:p>
          </table:table-cell>
          <table:table-cell office:value-type="float" office:value="13810.5263157895" calcext:value-type="float">
            <text:p>13810.5263157895</text:p>
          </table:table-cell>
          <table:table-cell office:value-type="float" office:value="6848.26780506024" calcext:value-type="float">
            <text:p>6848.26780506024</text:p>
          </table:table-cell>
        </table:table-row>
        <table:table-row table:style-name="ro1">
          <table:table-cell office:value-type="string" calcext:value-type="string">
            <text:p>GET loginpage</text:p>
          </table:table-cell>
          <table:table-cell office:value-type="float" office:value="972.526315789474" calcext:value-type="float">
            <text:p>972.526315789474</text:p>
          </table:table-cell>
          <table:table-cell office:value-type="float" office:value="80.4338019195168" calcext:value-type="float">
            <text:p>80.4338019195168</text:p>
          </table:table-cell>
          <table:table-cell office:value-type="float" office:value="24.4210526315789" calcext:value-type="float">
            <text:p>24.4210526315789</text:p>
          </table:table-cell>
          <table:table-cell office:value-type="float" office:value="2.73487333595958" calcext:value-type="float">
            <text:p>2.73487333595958</text:p>
          </table:table-cell>
          <table:table-cell office:value-type="float" office:value="29.7368421052632" calcext:value-type="float">
            <text:p>29.7368421052632</text:p>
          </table:table-cell>
          <table:table-cell office:value-type="float" office:value="3.5409054909594" calcext:value-type="float">
            <text:p>3.5409054909594</text:p>
          </table:table-cell>
          <table:table-cell office:value-type="float" office:value="34.7894736842105" calcext:value-type="float">
            <text:p>34.7894736842105</text:p>
          </table:table-cell>
          <table:table-cell office:value-type="float" office:value="5.08351308281565" calcext:value-type="float">
            <text:p>5.08351308281565</text:p>
          </table:table-cell>
          <table:table-cell office:value-type="float" office:value="39.6842105263158" calcext:value-type="float">
            <text:p>39.6842105263158</text:p>
          </table:table-cell>
          <table:table-cell office:value-type="float" office:value="7.31856567291515" calcext:value-type="float">
            <text:p>7.31856567291515</text:p>
          </table:table-cell>
          <table:table-cell office:value-type="float" office:value="63.3684210526316" calcext:value-type="float">
            <text:p>63.3684210526316</text:p>
          </table:table-cell>
          <table:table-cell office:value-type="float" office:value="11.9220175693536" calcext:value-type="float">
            <text:p>11.9220175693536</text:p>
          </table:table-cell>
          <table:table-cell office:value-type="float" office:value="89.8421052631579" calcext:value-type="float">
            <text:p>89.8421052631579</text:p>
          </table:table-cell>
          <table:table-cell office:value-type="float" office:value="16.2797186636035" calcext:value-type="float">
            <text:p>16.2797186636035</text:p>
          </table:table-cell>
          <table:table-cell office:value-type="float" office:value="264.210526315789" calcext:value-type="float">
            <text:p>264.210526315789</text:p>
          </table:table-cell>
          <table:table-cell office:value-type="float" office:value="194.43124433056" calcext:value-type="float">
            <text:p>194.43124433056</text:p>
          </table:table-cell>
          <table:table-cell office:value-type="float" office:value="776.315789473684" calcext:value-type="float">
            <text:p>776.315789473684</text:p>
          </table:table-cell>
          <table:table-cell office:value-type="float" office:value="234.241341030898" calcext:value-type="float">
            <text:p>234.241341030898</text:p>
          </table:table-cell>
          <table:table-cell office:value-type="float" office:value="2532.10526315789" calcext:value-type="float">
            <text:p>2532.10526315789</text:p>
          </table:table-cell>
          <table:table-cell office:value-type="float" office:value="2787.91554739651" calcext:value-type="float">
            <text:p>2787.91554739651</text:p>
          </table:table-cell>
        </table:table-row>
        <table:table-row table:style-name="ro1">
          <table:table-cell office:value-type="string" calcext:value-type="string">
            <text:p>GET logout</text:p>
          </table:table-cell>
          <table:table-cell office:value-type="float" office:value="964.578947368421" calcext:value-type="float">
            <text:p>964.578947368421</text:p>
          </table:table-cell>
          <table:table-cell office:value-type="float" office:value="80.4123510340943" calcext:value-type="float">
            <text:p>80.4123510340943</text:p>
          </table:table-cell>
          <table:table-cell office:value-type="float" office:value="34.5789473684211" calcext:value-type="float">
            <text:p>34.5789473684211</text:p>
          </table:table-cell>
          <table:table-cell office:value-type="float" office:value="3.65628514378071" calcext:value-type="float">
            <text:p>3.65628514378071</text:p>
          </table:table-cell>
          <table:table-cell office:value-type="float" office:value="42.3157894736842" calcext:value-type="float">
            <text:p>42.3157894736842</text:p>
          </table:table-cell>
          <table:table-cell office:value-type="float" office:value="5.51817835863075" calcext:value-type="float">
            <text:p>5.51817835863075</text:p>
          </table:table-cell>
          <table:table-cell office:value-type="float" office:value="50.7894736842105" calcext:value-type="float">
            <text:p>50.7894736842105</text:p>
          </table:table-cell>
          <table:table-cell office:value-type="float" office:value="8.29041580091413" calcext:value-type="float">
            <text:p>8.29041580091413</text:p>
          </table:table-cell>
          <table:table-cell office:value-type="float" office:value="58.9473684210526" calcext:value-type="float">
            <text:p>58.9473684210526</text:p>
          </table:table-cell>
          <table:table-cell office:value-type="float" office:value="11.2619007879099" calcext:value-type="float">
            <text:p>11.2619007879099</text:p>
          </table:table-cell>
          <table:table-cell office:value-type="float" office:value="84.2631578947368" calcext:value-type="float">
            <text:p>84.2631578947368</text:p>
          </table:table-cell>
          <table:table-cell office:value-type="float" office:value="8.89970102658359" calcext:value-type="float">
            <text:p>8.89970102658359</text:p>
          </table:table-cell>
          <table:table-cell office:value-type="float" office:value="101.684210526316" calcext:value-type="float">
            <text:p>101.684210526316</text:p>
          </table:table-cell>
          <table:table-cell office:value-type="float" office:value="7.95160802450917" calcext:value-type="float">
            <text:p>7.95160802450917</text:p>
          </table:table-cell>
          <table:table-cell office:value-type="float" office:value="132.631578947368" calcext:value-type="float">
            <text:p>132.631578947368</text:p>
          </table:table-cell>
          <table:table-cell office:value-type="float" office:value="26.6337516160641" calcext:value-type="float">
            <text:p>26.6337516160641</text:p>
          </table:table-cell>
          <table:table-cell office:value-type="float" office:value="166.315789473684" calcext:value-type="float">
            <text:p>166.315789473684</text:p>
          </table:table-cell>
          <table:table-cell office:value-type="float" office:value="38.1823877834023" calcext:value-type="float">
            <text:p>38.1823877834023</text:p>
          </table:table-cell>
          <table:table-cell office:value-type="float" office:value="7910.52631578947" calcext:value-type="float">
            <text:p>7910.52631578947</text:p>
          </table:table-cell>
          <table:table-cell office:value-type="float" office:value="5985.1728589947" calcext:value-type="float">
            <text:p>5985.1728589947</text:p>
          </table:table-cell>
        </table:table-row>
        <table:table-row table:style-name="ro1">
          <table:table-cell office:value-type="string" calcext:value-type="string">
            <text:p>GET productpage</text:p>
          </table:table-cell>
          <table:table-cell office:value-type="float" office:value="1936.15789473684" calcext:value-type="float">
            <text:p>1936.15789473684</text:p>
          </table:table-cell>
          <table:table-cell office:value-type="float" office:value="160.346244510606" calcext:value-type="float">
            <text:p>160.346244510606</text:p>
          </table:table-cell>
          <table:table-cell office:value-type="float" office:value="72.0526315789474" calcext:value-type="float">
            <text:p>72.0526315789474</text:p>
          </table:table-cell>
          <table:table-cell office:value-type="float" office:value="10.8600884189695" calcext:value-type="float">
            <text:p>10.8600884189695</text:p>
          </table:table-cell>
          <table:table-cell office:value-type="float" office:value="91.2631578947368" calcext:value-type="float">
            <text:p>91.2631578947368</text:p>
          </table:table-cell>
          <table:table-cell office:value-type="float" office:value="22.7519037183049" calcext:value-type="float">
            <text:p>22.7519037183049</text:p>
          </table:table-cell>
          <table:table-cell office:value-type="float" office:value="112.684210526316" calcext:value-type="float">
            <text:p>112.684210526316</text:p>
          </table:table-cell>
          <table:table-cell office:value-type="float" office:value="33.8034393903917" calcext:value-type="float">
            <text:p>33.8034393903917</text:p>
          </table:table-cell>
          <table:table-cell office:value-type="float" office:value="129.315789473684" calcext:value-type="float">
            <text:p>129.315789473684</text:p>
          </table:table-cell>
          <table:table-cell office:value-type="float" office:value="41.4059209823627" calcext:value-type="float">
            <text:p>41.4059209823627</text:p>
          </table:table-cell>
          <table:table-cell office:value-type="float" office:value="197.894736842105" calcext:value-type="float">
            <text:p>197.894736842105</text:p>
          </table:table-cell>
          <table:table-cell office:value-type="float" office:value="59.2151395213928" calcext:value-type="float">
            <text:p>59.2151395213928</text:p>
          </table:table-cell>
          <table:table-cell office:value-type="float" office:value="282.105263157895" calcext:value-type="float">
            <text:p>282.105263157895</text:p>
          </table:table-cell>
          <table:table-cell office:value-type="float" office:value="80.5245957848643" calcext:value-type="float">
            <text:p>80.5245957848643</text:p>
          </table:table-cell>
          <table:table-cell office:value-type="float" office:value="489.473684210526" calcext:value-type="float">
            <text:p>489.473684210526</text:p>
          </table:table-cell>
          <table:table-cell office:value-type="float" office:value="118.859098852873" calcext:value-type="float">
            <text:p>118.859098852873</text:p>
          </table:table-cell>
          <table:table-cell office:value-type="float" office:value="840" calcext:value-type="float">
            <text:p>840</text:p>
          </table:table-cell>
          <table:table-cell office:value-type="float" office:value="171.56145643277" calcext:value-type="float">
            <text:p>171.56145643277</text:p>
          </table:table-cell>
          <table:table-cell office:value-type="float" office:value="7642.1052631579" calcext:value-type="float">
            <text:p>7642.1052631579</text:p>
          </table:table-cell>
          <table:table-cell office:value-type="float" office:value="4969.05041112526" calcext:value-type="float">
            <text:p>4969.05041112526</text:p>
          </table:table-cell>
        </table:table-row>
        <table:table-row table:style-name="ro1">
          <table:table-cell office:value-type="string" calcext:value-type="string">
            <text:p>GET profile</text:p>
          </table:table-cell>
          <table:table-cell office:value-type="float" office:value="965.526315789474" calcext:value-type="float">
            <text:p>965.526315789474</text:p>
          </table:table-cell>
          <table:table-cell office:value-type="float" office:value="80.3239056854272" calcext:value-type="float">
            <text:p>80.3239056854272</text:p>
          </table:table-cell>
          <table:table-cell office:value-type="float" office:value="42.0526315789474" calcext:value-type="float">
            <text:p>42.0526315789474</text:p>
          </table:table-cell>
          <table:table-cell office:value-type="float" office:value="5.45154090561687" calcext:value-type="float">
            <text:p>5.45154090561687</text:p>
          </table:table-cell>
          <table:table-cell office:value-type="float" office:value="53.3157894736842" calcext:value-type="float">
            <text:p>53.3157894736842</text:p>
          </table:table-cell>
          <table:table-cell office:value-type="float" office:value="9.87731762720891" calcext:value-type="float">
            <text:p>9.87731762720891</text:p>
          </table:table-cell>
          <table:table-cell office:value-type="float" office:value="66.2631578947368" calcext:value-type="float">
            <text:p>66.2631578947368</text:p>
          </table:table-cell>
          <table:table-cell office:value-type="float" office:value="12.1190488500228" calcext:value-type="float">
            <text:p>12.1190488500228</text:p>
          </table:table-cell>
          <table:table-cell office:value-type="float" office:value="75.6315789473684" calcext:value-type="float">
            <text:p>75.6315789473684</text:p>
          </table:table-cell>
          <table:table-cell office:value-type="float" office:value="11.5528280631761" calcext:value-type="float">
            <text:p>11.5528280631761</text:p>
          </table:table-cell>
          <table:table-cell office:value-type="float" office:value="102.947368421053" calcext:value-type="float">
            <text:p>102.947368421053</text:p>
          </table:table-cell>
          <table:table-cell office:value-type="float" office:value="16.6948883867372" calcext:value-type="float">
            <text:p>16.6948883867372</text:p>
          </table:table-cell>
          <table:table-cell office:value-type="float" office:value="141.578947368421" calcext:value-type="float">
            <text:p>141.578947368421</text:p>
          </table:table-cell>
          <table:table-cell office:value-type="float" office:value="29.8632360185074" calcext:value-type="float">
            <text:p>29.8632360185074</text:p>
          </table:table-cell>
          <table:table-cell office:value-type="float" office:value="330" calcext:value-type="float">
            <text:p>330</text:p>
          </table:table-cell>
          <table:table-cell office:value-type="float" office:value="195.874109230053" calcext:value-type="float">
            <text:p>195.874109230053</text:p>
          </table:table-cell>
          <table:table-cell office:value-type="float" office:value="760.526315789474" calcext:value-type="float">
            <text:p>760.526315789474</text:p>
          </table:table-cell>
          <table:table-cell office:value-type="float" office:value="330.529435303937" calcext:value-type="float">
            <text:p>330.529435303937</text:p>
          </table:table-cell>
          <table:table-cell office:value-type="float" office:value="7463.15789473684" calcext:value-type="float">
            <text:p>7463.15789473684</text:p>
          </table:table-cell>
          <table:table-cell office:value-type="float" office:value="5923.32587940966" calcext:value-type="float">
            <text:p>5923.32587940966</text:p>
          </table:table-cell>
        </table:table-row>
        <table:table-row table:style-name="ro1">
          <table:table-cell office:value-type="string" calcext:value-type="string">
            <text:p>POST login</text:p>
          </table:table-cell>
          <table:table-cell office:value-type="float" office:value="971.263157894737" calcext:value-type="float">
            <text:p>971.263157894737</text:p>
          </table:table-cell>
          <table:table-cell office:value-type="float" office:value="79.9005229472966" calcext:value-type="float">
            <text:p>79.9005229472966</text:p>
          </table:table-cell>
          <table:table-cell office:value-type="float" office:value="74.6315789473684" calcext:value-type="float">
            <text:p>74.6315789473684</text:p>
          </table:table-cell>
          <table:table-cell office:value-type="float" office:value="5.09041066140585" calcext:value-type="float">
            <text:p>5.09041066140585</text:p>
          </table:table-cell>
          <table:table-cell office:value-type="float" office:value="85.7894736842105" calcext:value-type="float">
            <text:p>85.7894736842105</text:p>
          </table:table-cell>
          <table:table-cell office:value-type="float" office:value="6.44273016118358" calcext:value-type="float">
            <text:p>6.44273016118358</text:p>
          </table:table-cell>
          <table:table-cell office:value-type="float" office:value="96.1578947368421" calcext:value-type="float">
            <text:p>96.1578947368421</text:p>
          </table:table-cell>
          <table:table-cell office:value-type="float" office:value="9.10593919675345" calcext:value-type="float">
            <text:p>9.10593919675345</text:p>
          </table:table-cell>
          <table:table-cell office:value-type="float" office:value="104.789473684211" calcext:value-type="float">
            <text:p>104.789473684211</text:p>
          </table:table-cell>
          <table:table-cell office:value-type="float" office:value="10.9472419021029" calcext:value-type="float">
            <text:p>10.9472419021029</text:p>
          </table:table-cell>
          <table:table-cell office:value-type="float" office:value="137.894736842105" calcext:value-type="float">
            <text:p>137.894736842105</text:p>
          </table:table-cell>
          <table:table-cell office:value-type="float" office:value="19.3157815064439" calcext:value-type="float">
            <text:p>19.3157815064439</text:p>
          </table:table-cell>
          <table:table-cell office:value-type="float" office:value="182.105263157895" calcext:value-type="float">
            <text:p>182.105263157895</text:p>
          </table:table-cell>
          <table:table-cell office:value-type="float" office:value="26.7870091583425" calcext:value-type="float">
            <text:p>26.7870091583425</text:p>
          </table:table-cell>
          <table:table-cell office:value-type="float" office:value="291.578947368421" calcext:value-type="float">
            <text:p>291.578947368421</text:p>
          </table:table-cell>
          <table:table-cell office:value-type="float" office:value="112.756530133378" calcext:value-type="float">
            <text:p>112.756530133378</text:p>
          </table:table-cell>
          <table:table-cell office:value-type="float" office:value="2735.26315789474" calcext:value-type="float">
            <text:p>2735.26315789474</text:p>
          </table:table-cell>
          <table:table-cell office:value-type="float" office:value="1218.4524265598" calcext:value-type="float">
            <text:p>1218.4524265598</text:p>
          </table:table-cell>
          <table:table-cell office:value-type="float" office:value="8394.73684210526" calcext:value-type="float">
            <text:p>8394.73684210526</text:p>
          </table:table-cell>
          <table:table-cell office:value-type="float" office:value="4164.3291688939" calcext:value-type="float">
            <text:p>4164.329168893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1619.7368421053" calcext:value-type="float">
            <text:p>11619.7368421053</text:p>
          </table:table-cell>
          <table:table-cell office:value-type="float" office:value="962.609176613534" calcext:value-type="float">
            <text:p>962.609176613534</text:p>
          </table:table-cell>
          <table:table-cell office:value-type="float" office:value="56.5789473684211" calcext:value-type="float">
            <text:p>56.5789473684211</text:p>
          </table:table-cell>
          <table:table-cell office:value-type="float" office:value="7.14388463787723" calcext:value-type="float">
            <text:p>7.14388463787723</text:p>
          </table:table-cell>
          <table:table-cell office:value-type="float" office:value="73.5789473684211" calcext:value-type="float">
            <text:p>73.5789473684211</text:p>
          </table:table-cell>
          <table:table-cell office:value-type="float" office:value="8.88391673802649" calcext:value-type="float">
            <text:p>8.88391673802649</text:p>
          </table:table-cell>
          <table:table-cell office:value-type="float" office:value="85.1052631578947" calcext:value-type="float">
            <text:p>85.1052631578947</text:p>
          </table:table-cell>
          <table:table-cell office:value-type="float" office:value="10.2626330650034" calcext:value-type="float">
            <text:p>10.2626330650034</text:p>
          </table:table-cell>
          <table:table-cell office:value-type="float" office:value="94.8421052631579" calcext:value-type="float">
            <text:p>94.8421052631579</text:p>
          </table:table-cell>
          <table:table-cell office:value-type="float" office:value="13.7770467642329" calcext:value-type="float">
            <text:p>13.7770467642329</text:p>
          </table:table-cell>
          <table:table-cell office:value-type="float" office:value="139.473684210526" calcext:value-type="float">
            <text:p>139.473684210526</text:p>
          </table:table-cell>
          <table:table-cell office:value-type="float" office:value="35.1936995956388" calcext:value-type="float">
            <text:p>35.1936995956388</text:p>
          </table:table-cell>
          <table:table-cell office:value-type="float" office:value="206.842105263158" calcext:value-type="float">
            <text:p>206.842105263158</text:p>
          </table:table-cell>
          <table:table-cell office:value-type="float" office:value="54.9800601813408" calcext:value-type="float">
            <text:p>54.9800601813408</text:p>
          </table:table-cell>
          <table:table-cell office:value-type="float" office:value="353.157894736842" calcext:value-type="float">
            <text:p>353.157894736842</text:p>
          </table:table-cell>
          <table:table-cell office:value-type="float" office:value="107.137120425646" calcext:value-type="float">
            <text:p>107.137120425646</text:p>
          </table:table-cell>
          <table:table-cell office:value-type="float" office:value="656.315789473684" calcext:value-type="float">
            <text:p>656.315789473684</text:p>
          </table:table-cell>
          <table:table-cell office:value-type="float" office:value="187.83002145308" calcext:value-type="float">
            <text:p>187.83002145308</text:p>
          </table:table-cell>
          <table:table-cell office:value-type="float" office:value="16526.3157894737" calcext:value-type="float">
            <text:p>16526.3157894737</text:p>
          </table:table-cell>
          <table:table-cell office:value-type="float" office:value="5757.78141158778" calcext:value-type="float">
            <text:p>5757.78141158778</text:p>
          </table:table-cell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2" office:value-type="string" calcext:value-type="string" table:number-columns-spanned="21" table:number-rows-spanned="2">
            <text:p>PER-NODE GHFLY</text:p>
          </table:table-cell>
          <table:covered-table-cell table:number-columns-repeated="20"/>
        </table:table-row>
        <table:table-row table:style-name="ro1">
          <table:covered-table-cell table:number-columns-repeated="21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# failures_mean</text:p>
          </table:table-cell>
          <table:table-cell office:value-type="string" calcext:value-type="string">
            <text:p># failures_std</text:p>
          </table:table-cell>
          <table:table-cell office:value-type="string" calcext:value-type="string">
            <text:p>Median response time_mean</text:p>
          </table:table-cell>
          <table:table-cell office:value-type="string" calcext:value-type="string">
            <text:p>Median response time_std</text:p>
          </table:table-cell>
          <table:table-cell office:value-type="string" calcext:value-type="string">
            <text:p>Average response time_mean</text:p>
          </table:table-cell>
          <table:table-cell office:value-type="string" calcext:value-type="string">
            <text:p>Average response time_std</text:p>
          </table:table-cell>
          <table:table-cell office:value-type="string" calcext:value-type="string">
            <text:p>Min response time_mean</text:p>
          </table:table-cell>
          <table:table-cell office:value-type="string" calcext:value-type="string">
            <text:p>Min response time_std</text:p>
          </table:table-cell>
          <table:table-cell office:value-type="string" calcext:value-type="string">
            <text:p>Max response time_mean</text:p>
          </table:table-cell>
          <table:table-cell office:value-type="string" calcext:value-type="string">
            <text:p>Max response time_std</text:p>
          </table:table-cell>
          <table:table-cell office:value-type="string" calcext:value-type="string">
            <text:p>Average Content Size_mean</text:p>
          </table:table-cell>
          <table:table-cell office:value-type="string" calcext:value-type="string">
            <text:p>Average Content Size_std</text:p>
          </table:table-cell>
          <table:table-cell office:value-type="string" calcext:value-type="string">
            <text:p>Requests/s_mean</text:p>
          </table:table-cell>
          <table:table-cell office:value-type="string" calcext:value-type="string">
            <text:p>Requests/s_std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ddtocart</text:p>
          </table:table-cell>
          <table:table-cell office:value-type="float" office:value="1913.55" calcext:value-type="float">
            <text:p>1913.55</text:p>
          </table:table-cell>
          <table:table-cell office:value-type="float" office:value="167.055450926363" calcext:value-type="float">
            <text:p>167.055450926363</text:p>
          </table:table-cell>
          <table:table-cell office:value-type="float" office:value="1.6" calcext:value-type="float">
            <text:p>1.6</text:p>
          </table:table-cell>
          <table:table-cell office:value-type="float" office:value="2.41486623798678" calcext:value-type="float">
            <text:p>2.41486623798678</text:p>
          </table:table-cell>
          <table:table-cell office:value-type="float" office:value="89.95" calcext:value-type="float">
            <text:p>89.95</text:p>
          </table:table-cell>
          <table:table-cell office:value-type="float" office:value="13.2485351722568" calcext:value-type="float">
            <text:p>13.2485351722568</text:p>
          </table:table-cell>
          <table:table-cell office:value-type="float" office:value="148.6" calcext:value-type="float">
            <text:p>148.6</text:p>
          </table:table-cell>
          <table:table-cell office:value-type="float" office:value="35.1693646591222" calcext:value-type="float">
            <text:p>35.1693646591222</text:p>
          </table:table-cell>
          <table:table-cell office:value-type="float" office:value="35.45" calcext:value-type="float">
            <text:p>35.45</text:p>
          </table:table-cell>
          <table:table-cell office:value-type="float" office:value="11.8342722632192" calcext:value-type="float">
            <text:p>11.8342722632192</text:p>
          </table:table-cell>
          <table:table-cell office:value-type="float" office:value="10898.8" calcext:value-type="float">
            <text:p>10898.8</text:p>
          </table:table-cell>
          <table:table-cell office:value-type="float" office:value="2635.89534573818" calcext:value-type="float">
            <text:p>2635.89534573818</text:p>
          </table:table-cell>
          <table:table-cell office:value-type="float" office:value="22115.3" calcext:value-type="float">
            <text:p>22115.3</text:p>
          </table:table-cell>
          <table:table-cell office:value-type="float" office:value="6814.56964776284" calcext:value-type="float">
            <text:p>6814.56964776284</text:p>
          </table:table-cell>
          <table:table-cell office:value-type="float" office:value="7.9885" calcext:value-type="float">
            <text:p>7.9885</text:p>
          </table:table-cell>
          <table:table-cell office:value-type="float" office:value="0.699174513265465" calcext:value-type="float">
            <text:p>0.6991745132654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page</text:p>
          </table:table-cell>
          <table:table-cell office:value-type="float" office:value="1917.8" calcext:value-type="float">
            <text:p>1917.8</text:p>
          </table:table-cell>
          <table:table-cell office:value-type="float" office:value="165.349900132066" calcext:value-type="float">
            <text:p>165.349900132066</text:p>
          </table:table-cell>
          <table:table-cell office:value-type="float" office:value="1.45" calcext:value-type="float">
            <text:p>1.45</text:p>
          </table:table-cell>
          <table:table-cell office:value-type="float" office:value="3.03445130737702" calcext:value-type="float">
            <text:p>3.03445130737702</text:p>
          </table:table-cell>
          <table:table-cell office:value-type="float" office:value="48.5" calcext:value-type="float">
            <text:p>48.5</text:p>
          </table:table-cell>
          <table:table-cell office:value-type="float" office:value="5.71701062849421" calcext:value-type="float">
            <text:p>5.71701062849421</text:p>
          </table:table-cell>
          <table:table-cell office:value-type="float" office:value="92.3" calcext:value-type="float">
            <text:p>92.3</text:p>
          </table:table-cell>
          <table:table-cell office:value-type="float" office:value="15.4071070408569" calcext:value-type="float">
            <text:p>15.4071070408569</text:p>
          </table:table-cell>
          <table:table-cell office:value-type="float" office:value="20.75" calcext:value-type="float">
            <text:p>20.75</text:p>
          </table:table-cell>
          <table:table-cell office:value-type="float" office:value="2.59300678952569" calcext:value-type="float">
            <text:p>2.59300678952569</text:p>
          </table:table-cell>
          <table:table-cell office:value-type="float" office:value="10056.85" calcext:value-type="float">
            <text:p>10056.85</text:p>
          </table:table-cell>
          <table:table-cell office:value-type="float" office:value="3350.7929662442" calcext:value-type="float">
            <text:p>3350.7929662442</text:p>
          </table:table-cell>
          <table:table-cell office:value-type="float" office:value="112134.2" calcext:value-type="float">
            <text:p>112134.2</text:p>
          </table:table-cell>
          <table:table-cell office:value-type="float" office:value="874.938530171664" calcext:value-type="float">
            <text:p>874.938530171664</text:p>
          </table:table-cell>
          <table:table-cell office:value-type="float" office:value="8.005" calcext:value-type="float">
            <text:p>8.005</text:p>
          </table:table-cell>
          <table:table-cell office:value-type="float" office:value="0.692375772630958" calcext:value-type="float">
            <text:p>0.692375772630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page</text:p>
          </table:table-cell>
          <table:table-cell office:value-type="float" office:value="1917.9" calcext:value-type="float">
            <text:p>1917.9</text:p>
          </table:table-cell>
          <table:table-cell office:value-type="float" office:value="165.292690958223" calcext:value-type="float">
            <text:p>165.292690958223</text:p>
          </table:table-cell>
          <table:table-cell office:value-type="float" office:value="2.45" calcext:value-type="float">
            <text:p>2.45</text:p>
          </table:table-cell>
          <table:table-cell office:value-type="float" office:value="3.20320563120594" calcext:value-type="float">
            <text:p>3.20320563120594</text:p>
          </table:table-cell>
          <table:table-cell office:value-type="float" office:value="26.7" calcext:value-type="float">
            <text:p>26.7</text:p>
          </table:table-cell>
          <table:table-cell office:value-type="float" office:value="2.22663304943632" calcext:value-type="float">
            <text:p>2.22663304943632</text:p>
          </table:table-cell>
          <table:table-cell office:value-type="float" office:value="91.35" calcext:value-type="float">
            <text:p>91.35</text:p>
          </table:table-cell>
          <table:table-cell office:value-type="float" office:value="60.7161428287404" calcext:value-type="float">
            <text:p>60.7161428287404</text:p>
          </table:table-cell>
          <table:table-cell office:value-type="float" office:value="9.85" calcext:value-type="float">
            <text:p>9.85</text:p>
          </table:table-cell>
          <table:table-cell office:value-type="float" office:value="1.22581873821025" calcext:value-type="float">
            <text:p>1.22581873821025</text:p>
          </table:table-cell>
          <table:table-cell office:value-type="float" office:value="11736.05" calcext:value-type="float">
            <text:p>11736.05</text:p>
          </table:table-cell>
          <table:table-cell office:value-type="float" office:value="6859.41770948219" calcext:value-type="float">
            <text:p>6859.41770948219</text:p>
          </table:table-cell>
          <table:table-cell office:value-type="float" office:value="8745.65" calcext:value-type="float">
            <text:p>8745.65</text:p>
          </table:table-cell>
          <table:table-cell office:value-type="float" office:value="17.1503414113631" calcext:value-type="float">
            <text:p>17.1503414113631</text:p>
          </table:table-cell>
          <table:table-cell office:value-type="float" office:value="8.0055" calcext:value-type="float">
            <text:p>8.0055</text:p>
          </table:table-cell>
          <table:table-cell office:value-type="float" office:value="0.69229196001018" calcext:value-type="float">
            <text:p>0.692291960010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961.2" calcext:value-type="float">
            <text:p>961.2</text:p>
          </table:table-cell>
          <table:table-cell office:value-type="float" office:value="82.1472362350228" calcext:value-type="float">
            <text:p>82.1472362350228</text:p>
          </table:table-cell>
          <table:table-cell office:value-type="float" office:value="0.35" calcext:value-type="float">
            <text:p>0.35</text:p>
          </table:table-cell>
          <table:table-cell office:value-type="float" office:value="1.13670808176853" calcext:value-type="float">
            <text:p>1.13670808176853</text:p>
          </table:table-cell>
          <table:table-cell office:value-type="float" office:value="74.45" calcext:value-type="float">
            <text:p>74.45</text:p>
          </table:table-cell>
          <table:table-cell office:value-type="float" office:value="4.90407993409569" calcext:value-type="float">
            <text:p>4.90407993409569</text:p>
          </table:table-cell>
          <table:table-cell office:value-type="float" office:value="140.5" calcext:value-type="float">
            <text:p>140.5</text:p>
          </table:table-cell>
          <table:table-cell office:value-type="float" office:value="23.9835469919649" calcext:value-type="float">
            <text:p>23.9835469919649</text:p>
          </table:table-cell>
          <table:table-cell office:value-type="float" office:value="35.05" calcext:value-type="float">
            <text:p>35.05</text:p>
          </table:table-cell>
          <table:table-cell office:value-type="float" office:value="2.92853475128326" calcext:value-type="float">
            <text:p>2.92853475128326</text:p>
          </table:table-cell>
          <table:table-cell office:value-type="float" office:value="9656.7" calcext:value-type="float">
            <text:p>9656.7</text:p>
          </table:table-cell>
          <table:table-cell office:value-type="float" office:value="4480.13570165717" calcext:value-type="float">
            <text:p>4480.13570165717</text:p>
          </table:table-cell>
          <table:table-cell office:value-type="float" office:value="9077.05" calcext:value-type="float">
            <text:p>9077.05</text:p>
          </table:table-cell>
          <table:table-cell office:value-type="float" office:value="14.054311943689" calcext:value-type="float">
            <text:p>14.054311943689</text:p>
          </table:table-cell>
          <table:table-cell office:value-type="float" office:value="4.0135" calcext:value-type="float">
            <text:p>4.0135</text:p>
          </table:table-cell>
          <table:table-cell office:value-type="float" office:value="0.344219559675446" calcext:value-type="float">
            <text:p>0.3442195596754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page</text:p>
          </table:table-cell>
          <table:table-cell office:value-type="float" office:value="962.05" calcext:value-type="float">
            <text:p>962.05</text:p>
          </table:table-cell>
          <table:table-cell office:value-type="float" office:value="82.5918786628118" calcext:value-type="float">
            <text:p>82.5918786628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5" calcext:value-type="float">
            <text:p>24.25</text:p>
          </table:table-cell>
          <table:table-cell office:value-type="float" office:value="2.5520889276702" calcext:value-type="float">
            <text:p>2.5520889276702</text:p>
          </table:table-cell>
          <table:table-cell office:value-type="float" office:value="52.25" calcext:value-type="float">
            <text:p>52.25</text:p>
          </table:table-cell>
          <table:table-cell office:value-type="float" office:value="8.68680184623717" calcext:value-type="float">
            <text:p>8.68680184623717</text:p>
          </table:table-cell>
          <table:table-cell office:value-type="float" office:value="9.5" calcext:value-type="float">
            <text:p>9.5</text:p>
          </table:table-cell>
          <table:table-cell office:value-type="float" office:value="0.827170191868511" calcext:value-type="float">
            <text:p>0.827170191868511</text:p>
          </table:table-cell>
          <table:table-cell office:value-type="float" office:value="5037.55" calcext:value-type="float">
            <text:p>5037.55</text:p>
          </table:table-cell>
          <table:table-cell office:value-type="float" office:value="5070.2555471256" calcext:value-type="float">
            <text:p>5070.2555471256</text:p>
          </table:table-cell>
          <table:table-cell office:value-type="float" office:value="9649.2" calcext:value-type="float">
            <text:p>9649.2</text:p>
          </table:table-cell>
          <table:table-cell office:value-type="float" office:value="16.9941166289986" calcext:value-type="float">
            <text:p>16.9941166289986</text:p>
          </table:table-cell>
          <table:table-cell office:value-type="float" office:value="4.0165" calcext:value-type="float">
            <text:p>4.0165</text:p>
          </table:table-cell>
          <table:table-cell office:value-type="float" office:value="0.346171162409884" calcext:value-type="float">
            <text:p>0.346171162409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954.5" calcext:value-type="float">
            <text:p>954.5</text:p>
          </table:table-cell>
          <table:table-cell office:value-type="float" office:value="82.7434207910848" calcext:value-type="float">
            <text:p>82.7434207910848</text:p>
          </table:table-cell>
          <table:table-cell office:value-type="float" office:value="0.65" calcext:value-type="float">
            <text:p>0.65</text:p>
          </table:table-cell>
          <table:table-cell office:value-type="float" office:value="0.745159820370594" calcext:value-type="float">
            <text:p>0.745159820370594</text:p>
          </table:table-cell>
          <table:table-cell office:value-type="float" office:value="34.15" calcext:value-type="float">
            <text:p>34.15</text:p>
          </table:table-cell>
          <table:table-cell office:value-type="float" office:value="3.1165939573093" calcext:value-type="float">
            <text:p>3.1165939573093</text:p>
          </table:table-cell>
          <table:table-cell office:value-type="float" office:value="66.4" calcext:value-type="float">
            <text:p>66.4</text:p>
          </table:table-cell>
          <table:table-cell office:value-type="float" office:value="21.3699247591218" calcext:value-type="float">
            <text:p>21.3699247591218</text:p>
          </table:table-cell>
          <table:table-cell office:value-type="float" office:value="14.35" calcext:value-type="float">
            <text:p>14.35</text:p>
          </table:table-cell>
          <table:table-cell office:value-type="float" office:value="1.8144159564879" calcext:value-type="float">
            <text:p>1.8144159564879</text:p>
          </table:table-cell>
          <table:table-cell office:value-type="float" office:value="8872.15" calcext:value-type="float">
            <text:p>8872.15</text:p>
          </table:table-cell>
          <table:table-cell office:value-type="float" office:value="5800.17210520516" calcext:value-type="float">
            <text:p>5800.17210520516</text:p>
          </table:table-cell>
          <table:table-cell office:value-type="float" office:value="8855.05" calcext:value-type="float">
            <text:p>8855.05</text:p>
          </table:table-cell>
          <table:table-cell office:value-type="float" office:value="7.08946586956913" calcext:value-type="float">
            <text:p>7.08946586956913</text:p>
          </table:table-cell>
          <table:table-cell office:value-type="float" office:value="3.9855" calcext:value-type="float">
            <text:p>3.9855</text:p>
          </table:table-cell>
          <table:table-cell office:value-type="float" office:value="0.345778678834948" calcext:value-type="float">
            <text:p>0.345778678834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page</text:p>
          </table:table-cell>
          <table:table-cell office:value-type="float" office:value="1916.2" calcext:value-type="float">
            <text:p>1916.2</text:p>
          </table:table-cell>
          <table:table-cell office:value-type="float" office:value="165.372816451352" calcext:value-type="float">
            <text:p>165.372816451352</text:p>
          </table:table-cell>
          <table:table-cell office:value-type="float" office:value="1.05" calcext:value-type="float">
            <text:p>1.05</text:p>
          </table:table-cell>
          <table:table-cell office:value-type="float" office:value="1.60509058606475" calcext:value-type="float">
            <text:p>1.60509058606475</text:p>
          </table:table-cell>
          <table:table-cell office:value-type="float" office:value="71.85" calcext:value-type="float">
            <text:p>71.85</text:p>
          </table:table-cell>
          <table:table-cell office:value-type="float" office:value="10.9893489103624" calcext:value-type="float">
            <text:p>10.9893489103624</text:p>
          </table:table-cell>
          <table:table-cell office:value-type="float" office:value="123.85" calcext:value-type="float">
            <text:p>123.85</text:p>
          </table:table-cell>
          <table:table-cell office:value-type="float" office:value="21.7552776416013" calcext:value-type="float">
            <text:p>21.7552776416013</text:p>
          </table:table-cell>
          <table:table-cell office:value-type="float" office:value="27.6" calcext:value-type="float">
            <text:p>27.6</text:p>
          </table:table-cell>
          <table:table-cell office:value-type="float" office:value="7.5977836103349" calcext:value-type="float">
            <text:p>7.5977836103349</text:p>
          </table:table-cell>
          <table:table-cell office:value-type="float" office:value="7893.2" calcext:value-type="float">
            <text:p>7893.2</text:p>
          </table:table-cell>
          <table:table-cell office:value-type="float" office:value="5661.95458718705" calcext:value-type="float">
            <text:p>5661.95458718705</text:p>
          </table:table-cell>
          <table:table-cell office:value-type="float" office:value="96408.8" calcext:value-type="float">
            <text:p>96408.8</text:p>
          </table:table-cell>
          <table:table-cell office:value-type="float" office:value="20335.0784181838" calcext:value-type="float">
            <text:p>20335.0784181838</text:p>
          </table:table-cell>
          <table:table-cell office:value-type="float" office:value="7.998" calcext:value-type="float">
            <text:p>7.998</text:p>
          </table:table-cell>
          <table:table-cell office:value-type="float" office:value="0.692232087639611" calcext:value-type="float">
            <text:p>0.6922320876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955.45" calcext:value-type="float">
            <text:p>955.45</text:p>
          </table:table-cell>
          <table:table-cell office:value-type="float" office:value="83.155830254187" calcext:value-type="float">
            <text:p>83.155830254187</text:p>
          </table:table-cell>
          <table:table-cell office:value-type="float" office:value="0.9" calcext:value-type="float">
            <text:p>0.9</text:p>
          </table:table-cell>
          <table:table-cell office:value-type="float" office:value="1.4473205733718" calcext:value-type="float">
            <text:p>1.4473205733718</text:p>
          </table:table-cell>
          <table:table-cell office:value-type="float" office:value="41.85" calcext:value-type="float">
            <text:p>41.85</text:p>
          </table:table-cell>
          <table:table-cell office:value-type="float" office:value="4.72702198451681" calcext:value-type="float">
            <text:p>4.72702198451681</text:p>
          </table:table-cell>
          <table:table-cell office:value-type="float" office:value="79.7" calcext:value-type="float">
            <text:p>79.7</text:p>
          </table:table-cell>
          <table:table-cell office:value-type="float" office:value="14.6686202845609" calcext:value-type="float">
            <text:p>14.6686202845609</text:p>
          </table:table-cell>
          <table:table-cell office:value-type="float" office:value="17.15" calcext:value-type="float">
            <text:p>17.15</text:p>
          </table:table-cell>
          <table:table-cell office:value-type="float" office:value="3.04829546848036" calcext:value-type="float">
            <text:p>3.04829546848036</text:p>
          </table:table-cell>
          <table:table-cell office:value-type="float" office:value="6264.85" calcext:value-type="float">
            <text:p>6264.85</text:p>
          </table:table-cell>
          <table:table-cell office:value-type="float" office:value="4399.82843295891" calcext:value-type="float">
            <text:p>4399.82843295891</text:p>
          </table:table-cell>
          <table:table-cell office:value-type="float" office:value="9704" calcext:value-type="float">
            <text:p>9704</text:p>
          </table:table-cell>
          <table:table-cell office:value-type="float" office:value="30.2498368851628" calcext:value-type="float">
            <text:p>30.2498368851628</text:p>
          </table:table-cell>
          <table:table-cell office:value-type="float" office:value="3.9895" calcext:value-type="float">
            <text:p>3.9895</text:p>
          </table:table-cell>
          <table:table-cell office:value-type="float" office:value="0.347251994045277" calcext:value-type="float">
            <text:p>0.347251994045277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50%_mean</text:p>
          </table:table-cell>
          <table:table-cell office:value-type="string" calcext:value-type="string">
            <text:p>50%_std</text:p>
          </table:table-cell>
          <table:table-cell office:value-type="string" calcext:value-type="string">
            <text:p>66%_mean</text:p>
          </table:table-cell>
          <table:table-cell office:value-type="string" calcext:value-type="string">
            <text:p>66%_std</text:p>
          </table:table-cell>
          <table:table-cell office:value-type="string" calcext:value-type="string">
            <text:p>75%_mean</text:p>
          </table:table-cell>
          <table:table-cell office:value-type="string" calcext:value-type="string">
            <text:p>75%_std</text:p>
          </table:table-cell>
          <table:table-cell office:value-type="string" calcext:value-type="string">
            <text:p>80%_mean</text:p>
          </table:table-cell>
          <table:table-cell office:value-type="string" calcext:value-type="string">
            <text:p>80%_std</text:p>
          </table:table-cell>
          <table:table-cell office:value-type="string" calcext:value-type="string">
            <text:p>90%_mean</text:p>
          </table:table-cell>
          <table:table-cell office:value-type="string" calcext:value-type="string">
            <text:p>90%_std</text:p>
          </table:table-cell>
          <table:table-cell office:value-type="string" calcext:value-type="string">
            <text:p>95%_mean</text:p>
          </table:table-cell>
          <table:table-cell office:value-type="string" calcext:value-type="string">
            <text:p>95%_std</text:p>
          </table:table-cell>
          <table:table-cell office:value-type="string" calcext:value-type="string">
            <text:p>98%_mean</text:p>
          </table:table-cell>
          <table:table-cell office:value-type="string" calcext:value-type="string">
            <text:p>98%_std</text:p>
          </table:table-cell>
          <table:table-cell office:value-type="string" calcext:value-type="string">
            <text:p>99%_mean</text:p>
          </table:table-cell>
          <table:table-cell office:value-type="string" calcext:value-type="string">
            <text:p>99%_std</text:p>
          </table:table-cell>
          <table:table-cell office:value-type="string" calcext:value-type="string">
            <text:p>100%_mean</text:p>
          </table:table-cell>
          <table:table-cell office:value-type="string" calcext:value-type="string">
            <text:p>100%_std</text:p>
          </table:table-cell>
        </table:table-row>
        <table:table-row table:style-name="ro1">
          <table:table-cell office:value-type="string" calcext:value-type="string">
            <text:p>GET addtocart</text:p>
          </table:table-cell>
          <table:table-cell office:value-type="float" office:value="1913.55" calcext:value-type="float">
            <text:p>1913.55</text:p>
          </table:table-cell>
          <table:table-cell office:value-type="float" office:value="167.055450926363" calcext:value-type="float">
            <text:p>167.055450926363</text:p>
          </table:table-cell>
          <table:table-cell office:value-type="float" office:value="89.95" calcext:value-type="float">
            <text:p>89.95</text:p>
          </table:table-cell>
          <table:table-cell office:value-type="float" office:value="13.2485351722568" calcext:value-type="float">
            <text:p>13.2485351722568</text:p>
          </table:table-cell>
          <table:table-cell office:value-type="float" office:value="117.6" calcext:value-type="float">
            <text:p>117.6</text:p>
          </table:table-cell>
          <table:table-cell office:value-type="float" office:value="33.7863254804911" calcext:value-type="float">
            <text:p>33.7863254804911</text:p>
          </table:table-cell>
          <table:table-cell office:value-type="float" office:value="145" calcext:value-type="float">
            <text:p>145</text:p>
          </table:table-cell>
          <table:table-cell office:value-type="float" office:value="44.6624768917406" calcext:value-type="float">
            <text:p>44.6624768917406</text:p>
          </table:table-cell>
          <table:table-cell office:value-type="float" office:value="168.5" calcext:value-type="float">
            <text:p>168.5</text:p>
          </table:table-cell>
          <table:table-cell office:value-type="float" office:value="55.6563705153989" calcext:value-type="float">
            <text:p>55.6563705153989</text:p>
          </table:table-cell>
          <table:table-cell office:value-type="float" office:value="239.5" calcext:value-type="float">
            <text:p>239.5</text:p>
          </table:table-cell>
          <table:table-cell office:value-type="float" office:value="75.5662832081527" calcext:value-type="float">
            <text:p>75.5662832081527</text:p>
          </table:table-cell>
          <table:table-cell office:value-type="float" office:value="319.5" calcext:value-type="float">
            <text:p>319.5</text:p>
          </table:table-cell>
          <table:table-cell office:value-type="float" office:value="100.602134538409" calcext:value-type="float">
            <text:p>100.602134538409</text:p>
          </table:table-cell>
          <table:table-cell office:value-type="float" office:value="474" calcext:value-type="float">
            <text:p>474</text:p>
          </table:table-cell>
          <table:table-cell office:value-type="float" office:value="124.156098690742" calcext:value-type="float">
            <text:p>124.156098690742</text:p>
          </table:table-cell>
          <table:table-cell office:value-type="float" office:value="806" calcext:value-type="float">
            <text:p>806</text:p>
          </table:table-cell>
          <table:table-cell office:value-type="float" office:value="276.755639889283" calcext:value-type="float">
            <text:p>276.755639889283</text:p>
          </table:table-cell>
          <table:table-cell office:value-type="float" office:value="10925" calcext:value-type="float">
            <text:p>10925</text:p>
          </table:table-cell>
          <table:table-cell office:value-type="float" office:value="2623.75283656224" calcext:value-type="float">
            <text:p>2623.75283656224</text:p>
          </table:table-cell>
        </table:table-row>
        <table:table-row table:style-name="ro1">
          <table:table-cell office:value-type="string" calcext:value-type="string">
            <text:p>GET categorypage</text:p>
          </table:table-cell>
          <table:table-cell office:value-type="float" office:value="1917.8" calcext:value-type="float">
            <text:p>1917.8</text:p>
          </table:table-cell>
          <table:table-cell office:value-type="float" office:value="165.349900132066" calcext:value-type="float">
            <text:p>165.349900132066</text:p>
          </table:table-cell>
          <table:table-cell office:value-type="float" office:value="48.5" calcext:value-type="float">
            <text:p>48.5</text:p>
          </table:table-cell>
          <table:table-cell office:value-type="float" office:value="5.71701062849421" calcext:value-type="float">
            <text:p>5.71701062849421</text:p>
          </table:table-cell>
          <table:table-cell office:value-type="float" office:value="60.9" calcext:value-type="float">
            <text:p>60.9</text:p>
          </table:table-cell>
          <table:table-cell office:value-type="float" office:value="10.4120375679206" calcext:value-type="float">
            <text:p>10.4120375679206</text:p>
          </table:table-cell>
          <table:table-cell office:value-type="float" office:value="73.85" calcext:value-type="float">
            <text:p>73.85</text:p>
          </table:table-cell>
          <table:table-cell office:value-type="float" office:value="12.0362391398468" calcext:value-type="float">
            <text:p>12.0362391398468</text:p>
          </table:table-cell>
          <table:table-cell office:value-type="float" office:value="84.5" calcext:value-type="float">
            <text:p>84.5</text:p>
          </table:table-cell>
          <table:table-cell office:value-type="float" office:value="12.193613513898" calcext:value-type="float">
            <text:p>12.193613513898</text:p>
          </table:table-cell>
          <table:table-cell office:value-type="float" office:value="115.55" calcext:value-type="float">
            <text:p>115.55</text:p>
          </table:table-cell>
          <table:table-cell office:value-type="float" office:value="22.8852400146102" calcext:value-type="float">
            <text:p>22.8852400146102</text:p>
          </table:table-cell>
          <table:table-cell office:value-type="float" office:value="165.5" calcext:value-type="float">
            <text:p>165.5</text:p>
          </table:table-cell>
          <table:table-cell office:value-type="float" office:value="35.4631016543586" calcext:value-type="float">
            <text:p>35.4631016543586</text:p>
          </table:table-cell>
          <table:table-cell office:value-type="float" office:value="295" calcext:value-type="float">
            <text:p>295</text:p>
          </table:table-cell>
          <table:table-cell office:value-type="float" office:value="112.17936764983" calcext:value-type="float">
            <text:p>112.17936764983</text:p>
          </table:table-cell>
          <table:table-cell office:value-type="float" office:value="849.5" calcext:value-type="float">
            <text:p>849.5</text:p>
          </table:table-cell>
          <table:table-cell office:value-type="float" office:value="379.868051883947" calcext:value-type="float">
            <text:p>379.868051883947</text:p>
          </table:table-cell>
          <table:table-cell office:value-type="float" office:value="10075" calcext:value-type="float">
            <text:p>10075</text:p>
          </table:table-cell>
          <table:table-cell office:value-type="float" office:value="3328.16924544347" calcext:value-type="float">
            <text:p>3328.16924544347</text:p>
          </table:table-cell>
        </table:table-row>
        <table:table-row table:style-name="ro1">
          <table:table-cell office:value-type="string" calcext:value-type="string">
            <text:p>GET homepage</text:p>
          </table:table-cell>
          <table:table-cell office:value-type="float" office:value="1917.9" calcext:value-type="float">
            <text:p>1917.9</text:p>
          </table:table-cell>
          <table:table-cell office:value-type="float" office:value="165.292690958223" calcext:value-type="float">
            <text:p>165.292690958223</text:p>
          </table:table-cell>
          <table:table-cell office:value-type="float" office:value="26.7" calcext:value-type="float">
            <text:p>26.7</text:p>
          </table:table-cell>
          <table:table-cell office:value-type="float" office:value="2.22663304943632" calcext:value-type="float">
            <text:p>2.22663304943632</text:p>
          </table:table-cell>
          <table:table-cell office:value-type="float" office:value="32.8" calcext:value-type="float">
            <text:p>32.8</text:p>
          </table:table-cell>
          <table:table-cell office:value-type="float" office:value="2.85804497036551" calcext:value-type="float">
            <text:p>2.85804497036551</text:p>
          </table:table-cell>
          <table:table-cell office:value-type="float" office:value="39.05" calcext:value-type="float">
            <text:p>39.05</text:p>
          </table:table-cell>
          <table:table-cell office:value-type="float" office:value="5.60521373835392" calcext:value-type="float">
            <text:p>5.60521373835392</text:p>
          </table:table-cell>
          <table:table-cell office:value-type="float" office:value="45.25" calcext:value-type="float">
            <text:p>45.25</text:p>
          </table:table-cell>
          <table:table-cell office:value-type="float" office:value="8.55246963409431" calcext:value-type="float">
            <text:p>8.55246963409431</text:p>
          </table:table-cell>
          <table:table-cell office:value-type="float" office:value="68.9" calcext:value-type="float">
            <text:p>68.9</text:p>
          </table:table-cell>
          <table:table-cell office:value-type="float" office:value="9.66763455529515" calcext:value-type="float">
            <text:p>9.66763455529515</text:p>
          </table:table-cell>
          <table:table-cell office:value-type="float" office:value="87.1" calcext:value-type="float">
            <text:p>87.1</text:p>
          </table:table-cell>
          <table:table-cell office:value-type="float" office:value="8.1104221448961" calcext:value-type="float">
            <text:p>8.1104221448961</text:p>
          </table:table-cell>
          <table:table-cell office:value-type="float" office:value="124" calcext:value-type="float">
            <text:p>124</text:p>
          </table:table-cell>
          <table:table-cell office:value-type="float" office:value="30.9498745852403" calcext:value-type="float">
            <text:p>30.9498745852403</text:p>
          </table:table-cell>
          <table:table-cell office:value-type="float" office:value="424" calcext:value-type="float">
            <text:p>424</text:p>
          </table:table-cell>
          <table:table-cell office:value-type="float" office:value="1058.89913042794" calcext:value-type="float">
            <text:p>1058.89913042794</text:p>
          </table:table-cell>
          <table:table-cell office:value-type="float" office:value="11765" calcext:value-type="float">
            <text:p>11765</text:p>
          </table:table-cell>
          <table:table-cell office:value-type="float" office:value="6930.9583904772" calcext:value-type="float">
            <text:p>6930.9583904772</text:p>
          </table:table-cell>
        </table:table-row>
        <table:table-row table:style-name="ro1">
          <table:table-cell office:value-type="string" calcext:value-type="string">
            <text:p>GET loginpage</text:p>
          </table:table-cell>
          <table:table-cell office:value-type="float" office:value="962.05" calcext:value-type="float">
            <text:p>962.05</text:p>
          </table:table-cell>
          <table:table-cell office:value-type="float" office:value="82.5918786628118" calcext:value-type="float">
            <text:p>82.5918786628118</text:p>
          </table:table-cell>
          <table:table-cell office:value-type="float" office:value="24.3" calcext:value-type="float">
            <text:p>24.3</text:p>
          </table:table-cell>
          <table:table-cell office:value-type="float" office:value="2.51521684740574" calcext:value-type="float">
            <text:p>2.51521684740574</text:p>
          </table:table-cell>
          <table:table-cell office:value-type="float" office:value="29.7" calcext:value-type="float">
            <text:p>29.7</text:p>
          </table:table-cell>
          <table:table-cell office:value-type="float" office:value="3.13049516849971" calcext:value-type="float">
            <text:p>3.13049516849971</text:p>
          </table:table-cell>
          <table:table-cell office:value-type="float" office:value="35.15" calcext:value-type="float">
            <text:p>35.15</text:p>
          </table:table-cell>
          <table:table-cell office:value-type="float" office:value="4.53379125654178" calcext:value-type="float">
            <text:p>4.53379125654178</text:p>
          </table:table-cell>
          <table:table-cell office:value-type="float" office:value="40.6" calcext:value-type="float">
            <text:p>40.6</text:p>
          </table:table-cell>
          <table:table-cell office:value-type="float" office:value="7.17745006765524" calcext:value-type="float">
            <text:p>7.17745006765524</text:p>
          </table:table-cell>
          <table:table-cell office:value-type="float" office:value="66.2" calcext:value-type="float">
            <text:p>66.2</text:p>
          </table:table-cell>
          <table:table-cell office:value-type="float" office:value="11.4413837955859" calcext:value-type="float">
            <text:p>11.4413837955859</text:p>
          </table:table-cell>
          <table:table-cell office:value-type="float" office:value="91.45" calcext:value-type="float">
            <text:p>91.45</text:p>
          </table:table-cell>
          <table:table-cell office:value-type="float" office:value="12.2021352747442" calcext:value-type="float">
            <text:p>12.2021352747442</text:p>
          </table:table-cell>
          <table:table-cell office:value-type="float" office:value="315.7" calcext:value-type="float">
            <text:p>315.7</text:p>
          </table:table-cell>
          <table:table-cell office:value-type="float" office:value="170.124752987175" calcext:value-type="float">
            <text:p>170.124752987175</text:p>
          </table:table-cell>
          <table:table-cell office:value-type="float" office:value="809" calcext:value-type="float">
            <text:p>809</text:p>
          </table:table-cell>
          <table:table-cell office:value-type="float" office:value="233.303506865605" calcext:value-type="float">
            <text:p>233.303506865605</text:p>
          </table:table-cell>
          <table:table-cell office:value-type="float" office:value="5043" calcext:value-type="float">
            <text:p>5043</text:p>
          </table:table-cell>
          <table:table-cell office:value-type="float" office:value="5102.82594564805" calcext:value-type="float">
            <text:p>5102.82594564805</text:p>
          </table:table-cell>
        </table:table-row>
        <table:table-row table:style-name="ro1">
          <table:table-cell office:value-type="string" calcext:value-type="string">
            <text:p>GET logout</text:p>
          </table:table-cell>
          <table:table-cell office:value-type="float" office:value="954.5" calcext:value-type="float">
            <text:p>954.5</text:p>
          </table:table-cell>
          <table:table-cell office:value-type="float" office:value="82.7434207910848" calcext:value-type="float">
            <text:p>82.7434207910848</text:p>
          </table:table-cell>
          <table:table-cell office:value-type="float" office:value="34.15" calcext:value-type="float">
            <text:p>34.15</text:p>
          </table:table-cell>
          <table:table-cell office:value-type="float" office:value="3.1165939573093" calcext:value-type="float">
            <text:p>3.1165939573093</text:p>
          </table:table-cell>
          <table:table-cell office:value-type="float" office:value="42.65" calcext:value-type="float">
            <text:p>42.65</text:p>
          </table:table-cell>
          <table:table-cell office:value-type="float" office:value="5.38296533422552" calcext:value-type="float">
            <text:p>5.38296533422552</text:p>
          </table:table-cell>
          <table:table-cell office:value-type="float" office:value="51.8" calcext:value-type="float">
            <text:p>51.8</text:p>
          </table:table-cell>
          <table:table-cell office:value-type="float" office:value="8.58149784496611" calcext:value-type="float">
            <text:p>8.58149784496611</text:p>
          </table:table-cell>
          <table:table-cell office:value-type="float" office:value="60.7" calcext:value-type="float">
            <text:p>60.7</text:p>
          </table:table-cell>
          <table:table-cell office:value-type="float" office:value="10.2037144939323" calcext:value-type="float">
            <text:p>10.2037144939323</text:p>
          </table:table-cell>
          <table:table-cell office:value-type="float" office:value="87.2" calcext:value-type="float">
            <text:p>87.2</text:p>
          </table:table-cell>
          <table:table-cell office:value-type="float" office:value="7.78392405437068" calcext:value-type="float">
            <text:p>7.78392405437068</text:p>
          </table:table-cell>
          <table:table-cell office:value-type="float" office:value="103.85" calcext:value-type="float">
            <text:p>103.85</text:p>
          </table:table-cell>
          <table:table-cell office:value-type="float" office:value="7.50631313243095" calcext:value-type="float">
            <text:p>7.50631313243095</text:p>
          </table:table-cell>
          <table:table-cell office:value-type="float" office:value="136.5" calcext:value-type="float">
            <text:p>136.5</text:p>
          </table:table-cell>
          <table:table-cell office:value-type="float" office:value="26.0111312204683" calcext:value-type="float">
            <text:p>26.0111312204683</text:p>
          </table:table-cell>
          <table:table-cell office:value-type="float" office:value="176" calcext:value-type="float">
            <text:p>176</text:p>
          </table:table-cell>
          <table:table-cell office:value-type="float" office:value="32.8313072667249" calcext:value-type="float">
            <text:p>32.8313072667249</text:p>
          </table:table-cell>
          <table:table-cell office:value-type="float" office:value="8852.5" calcext:value-type="float">
            <text:p>8852.5</text:p>
          </table:table-cell>
          <table:table-cell office:value-type="float" office:value="5787.99563070435" calcext:value-type="float">
            <text:p>5787.99563070435</text:p>
          </table:table-cell>
        </table:table-row>
        <table:table-row table:style-name="ro1">
          <table:table-cell office:value-type="string" calcext:value-type="string">
            <text:p>GET productpage</text:p>
          </table:table-cell>
          <table:table-cell office:value-type="float" office:value="1916.2" calcext:value-type="float">
            <text:p>1916.2</text:p>
          </table:table-cell>
          <table:table-cell office:value-type="float" office:value="165.372816451352" calcext:value-type="float">
            <text:p>165.372816451352</text:p>
          </table:table-cell>
          <table:table-cell office:value-type="float" office:value="71.85" calcext:value-type="float">
            <text:p>71.85</text:p>
          </table:table-cell>
          <table:table-cell office:value-type="float" office:value="10.9893489103624" calcext:value-type="float">
            <text:p>10.9893489103624</text:p>
          </table:table-cell>
          <table:table-cell office:value-type="float" office:value="94.7" calcext:value-type="float">
            <text:p>94.7</text:p>
          </table:table-cell>
          <table:table-cell office:value-type="float" office:value="24.9970524578189" calcext:value-type="float">
            <text:p>24.9970524578189</text:p>
          </table:table-cell>
          <table:table-cell office:value-type="float" office:value="119.95" calcext:value-type="float">
            <text:p>119.95</text:p>
          </table:table-cell>
          <table:table-cell office:value-type="float" office:value="39.9900974584564" calcext:value-type="float">
            <text:p>39.9900974584564</text:p>
          </table:table-cell>
          <table:table-cell office:value-type="float" office:value="136.5" calcext:value-type="float">
            <text:p>136.5</text:p>
          </table:table-cell>
          <table:table-cell office:value-type="float" office:value="47.6030737618796" calcext:value-type="float">
            <text:p>47.6030737618796</text:p>
          </table:table-cell>
          <table:table-cell office:value-type="float" office:value="210.5" calcext:value-type="float">
            <text:p>210.5</text:p>
          </table:table-cell>
          <table:table-cell office:value-type="float" office:value="66.131845979313" calcext:value-type="float">
            <text:p>66.131845979313</text:p>
          </table:table-cell>
          <table:table-cell office:value-type="float" office:value="289" calcext:value-type="float">
            <text:p>289</text:p>
          </table:table-cell>
          <table:table-cell office:value-type="float" office:value="83.7854402626136" calcext:value-type="float">
            <text:p>83.7854402626136</text:p>
          </table:table-cell>
          <table:table-cell office:value-type="float" office:value="499.5" calcext:value-type="float">
            <text:p>499.5</text:p>
          </table:table-cell>
          <table:table-cell office:value-type="float" office:value="114.177839125499" calcext:value-type="float">
            <text:p>114.177839125499</text:p>
          </table:table-cell>
          <table:table-cell office:value-type="float" office:value="807.5" calcext:value-type="float">
            <text:p>807.5</text:p>
          </table:table-cell>
          <table:table-cell office:value-type="float" office:value="191.720053586912" calcext:value-type="float">
            <text:p>191.720053586912</text:p>
          </table:table-cell>
          <table:table-cell office:value-type="float" office:value="7960" calcext:value-type="float">
            <text:p>7960</text:p>
          </table:table-cell>
          <table:table-cell office:value-type="float" office:value="5737.54027620309" calcext:value-type="float">
            <text:p>5737.54027620309</text:p>
          </table:table-cell>
        </table:table-row>
        <table:table-row table:style-name="ro1">
          <table:table-cell office:value-type="string" calcext:value-type="string">
            <text:p>GET profile</text:p>
          </table:table-cell>
          <table:table-cell office:value-type="float" office:value="955.45" calcext:value-type="float">
            <text:p>955.45</text:p>
          </table:table-cell>
          <table:table-cell office:value-type="float" office:value="83.155830254187" calcext:value-type="float">
            <text:p>83.155830254187</text:p>
          </table:table-cell>
          <table:table-cell office:value-type="float" office:value="41.9" calcext:value-type="float">
            <text:p>41.9</text:p>
          </table:table-cell>
          <table:table-cell office:value-type="float" office:value="4.68929351653429" calcext:value-type="float">
            <text:p>4.68929351653429</text:p>
          </table:table-cell>
          <table:table-cell office:value-type="float" office:value="53.9" calcext:value-type="float">
            <text:p>53.9</text:p>
          </table:table-cell>
          <table:table-cell office:value-type="float" office:value="9.30704317340255" calcext:value-type="float">
            <text:p>9.30704317340255</text:p>
          </table:table-cell>
          <table:table-cell office:value-type="float" office:value="66.85" calcext:value-type="float">
            <text:p>66.85</text:p>
          </table:table-cell>
          <table:table-cell office:value-type="float" office:value="10.8204241574611" calcext:value-type="float">
            <text:p>10.8204241574611</text:p>
          </table:table-cell>
          <table:table-cell office:value-type="float" office:value="76.95" calcext:value-type="float">
            <text:p>76.95</text:p>
          </table:table-cell>
          <table:table-cell office:value-type="float" office:value="10.0287743911943" calcext:value-type="float">
            <text:p>10.0287743911943</text:p>
          </table:table-cell>
          <table:table-cell office:value-type="float" office:value="103.05" calcext:value-type="float">
            <text:p>103.05</text:p>
          </table:table-cell>
          <table:table-cell office:value-type="float" office:value="12.4455656867479" calcext:value-type="float">
            <text:p>12.4455656867479</text:p>
          </table:table-cell>
          <table:table-cell office:value-type="float" office:value="145.5" calcext:value-type="float">
            <text:p>145.5</text:p>
          </table:table-cell>
          <table:table-cell office:value-type="float" office:value="31.7017349682947" calcext:value-type="float">
            <text:p>31.7017349682947</text:p>
          </table:table-cell>
          <table:table-cell office:value-type="float" office:value="309" calcext:value-type="float">
            <text:p>309</text:p>
          </table:table-cell>
          <table:table-cell office:value-type="float" office:value="154.541767476423" calcext:value-type="float">
            <text:p>154.541767476423</text:p>
          </table:table-cell>
          <table:table-cell office:value-type="float" office:value="832" calcext:value-type="float">
            <text:p>832</text:p>
          </table:table-cell>
          <table:table-cell office:value-type="float" office:value="298.832817193124" calcext:value-type="float">
            <text:p>298.832817193124</text:p>
          </table:table-cell>
          <table:table-cell office:value-type="float" office:value="6290" calcext:value-type="float">
            <text:p>6290</text:p>
          </table:table-cell>
          <table:table-cell office:value-type="float" office:value="4408.3533147161" calcext:value-type="float">
            <text:p>4408.3533147161</text:p>
          </table:table-cell>
        </table:table-row>
        <table:table-row table:style-name="ro1">
          <table:table-cell office:value-type="string" calcext:value-type="string">
            <text:p>POST login</text:p>
          </table:table-cell>
          <table:table-cell office:value-type="float" office:value="961.2" calcext:value-type="float">
            <text:p>961.2</text:p>
          </table:table-cell>
          <table:table-cell office:value-type="float" office:value="82.1472362350227" calcext:value-type="float">
            <text:p>82.1472362350227</text:p>
          </table:table-cell>
          <table:table-cell office:value-type="float" office:value="74.45" calcext:value-type="float">
            <text:p>74.45</text:p>
          </table:table-cell>
          <table:table-cell office:value-type="float" office:value="4.90407993409569" calcext:value-type="float">
            <text:p>4.90407993409569</text:p>
          </table:table-cell>
          <table:table-cell office:value-type="float" office:value="86.35" calcext:value-type="float">
            <text:p>86.35</text:p>
          </table:table-cell>
          <table:table-cell office:value-type="float" office:value="7.0133331665666" calcext:value-type="float">
            <text:p>7.0133331665666</text:p>
          </table:table-cell>
          <table:table-cell office:value-type="float" office:value="96.9" calcext:value-type="float">
            <text:p>96.9</text:p>
          </table:table-cell>
          <table:table-cell office:value-type="float" office:value="8.3407686128217" calcext:value-type="float">
            <text:p>8.3407686128217</text:p>
          </table:table-cell>
          <table:table-cell office:value-type="float" office:value="105.75" calcext:value-type="float">
            <text:p>105.75</text:p>
          </table:table-cell>
          <table:table-cell office:value-type="float" office:value="11.3410061746139" calcext:value-type="float">
            <text:p>11.3410061746139</text:p>
          </table:table-cell>
          <table:table-cell office:value-type="float" office:value="140.5" calcext:value-type="float">
            <text:p>140.5</text:p>
          </table:table-cell>
          <table:table-cell office:value-type="float" office:value="21.1448637535902" calcext:value-type="float">
            <text:p>21.1448637535902</text:p>
          </table:table-cell>
          <table:table-cell office:value-type="float" office:value="181" calcext:value-type="float">
            <text:p>181</text:p>
          </table:table-cell>
          <table:table-cell office:value-type="float" office:value="22.6878126337746" calcext:value-type="float">
            <text:p>22.6878126337746</text:p>
          </table:table-cell>
          <table:table-cell office:value-type="float" office:value="285.5" calcext:value-type="float">
            <text:p>285.5</text:p>
          </table:table-cell>
          <table:table-cell office:value-type="float" office:value="80.2938681541617" calcext:value-type="float">
            <text:p>80.2938681541617</text:p>
          </table:table-cell>
          <table:table-cell office:value-type="float" office:value="2918.5" calcext:value-type="float">
            <text:p>2918.5</text:p>
          </table:table-cell>
          <table:table-cell office:value-type="float" office:value="1450.40928887785" calcext:value-type="float">
            <text:p>1450.40928887785</text:p>
          </table:table-cell>
          <table:table-cell office:value-type="float" office:value="9710" calcext:value-type="float">
            <text:p>9710</text:p>
          </table:table-cell>
          <table:table-cell office:value-type="float" office:value="4557.91965472707" calcext:value-type="float">
            <text:p>4557.9196547270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1498.65" calcext:value-type="float">
            <text:p>11498.65</text:p>
          </table:table-cell>
          <table:table-cell office:value-type="float" office:value="993.642436747376" calcext:value-type="float">
            <text:p>993.642436747376</text:p>
          </table:table-cell>
          <table:table-cell office:value-type="float" office:value="56.65" calcext:value-type="float">
            <text:p>56.65</text:p>
          </table:table-cell>
          <table:table-cell office:value-type="float" office:value="6.62749456510726" calcext:value-type="float">
            <text:p>6.62749456510726</text:p>
          </table:table-cell>
          <table:table-cell office:value-type="float" office:value="73.65" calcext:value-type="float">
            <text:p>73.65</text:p>
          </table:table-cell>
          <table:table-cell office:value-type="float" office:value="8.72549199336724" calcext:value-type="float">
            <text:p>8.72549199336724</text:p>
          </table:table-cell>
          <table:table-cell office:value-type="float" office:value="85.55" calcext:value-type="float">
            <text:p>85.55</text:p>
          </table:table-cell>
          <table:table-cell office:value-type="float" office:value="10.2980580693643" calcext:value-type="float">
            <text:p>10.2980580693643</text:p>
          </table:table-cell>
          <table:table-cell office:value-type="float" office:value="96.7" calcext:value-type="float">
            <text:p>96.7</text:p>
          </table:table-cell>
          <table:table-cell office:value-type="float" office:value="14.8292030520151" calcext:value-type="float">
            <text:p>14.8292030520151</text:p>
          </table:table-cell>
          <table:table-cell office:value-type="float" office:value="144.5" calcext:value-type="float">
            <text:p>144.5</text:p>
          </table:table-cell>
          <table:table-cell office:value-type="float" office:value="38.5902905705022" calcext:value-type="float">
            <text:p>38.5902905705022</text:p>
          </table:table-cell>
          <table:table-cell office:value-type="float" office:value="217.5" calcext:value-type="float">
            <text:p>217.5</text:p>
          </table:table-cell>
          <table:table-cell office:value-type="float" office:value="61.5480129227325" calcext:value-type="float">
            <text:p>61.5480129227325</text:p>
          </table:table-cell>
          <table:table-cell office:value-type="float" office:value="362" calcext:value-type="float">
            <text:p>362</text:p>
          </table:table-cell>
          <table:table-cell office:value-type="float" office:value="99.1330843919054" calcext:value-type="float">
            <text:p>99.1330843919054</text:p>
          </table:table-cell>
          <table:table-cell office:value-type="float" office:value="687" calcext:value-type="float">
            <text:p>687</text:p>
          </table:table-cell>
          <table:table-cell office:value-type="float" office:value="197.48684166693" calcext:value-type="float">
            <text:p>197.48684166693</text:p>
          </table:table-cell>
          <table:table-cell office:value-type="float" office:value="15450" calcext:value-type="float">
            <text:p>15450</text:p>
          </table:table-cell>
          <table:table-cell office:value-type="float" office:value="5844.25043593229" calcext:value-type="float">
            <text:p>5844.25043593229</text:p>
          </table:table-cell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style-name="ce2" office:value-type="string" calcext:value-type="string" table:number-columns-spanned="21" table:number-rows-spanned="2">
            <text:p>PER-LABELSET GH</text:p>
          </table:table-cell>
          <table:covered-table-cell table:number-columns-repeated="20"/>
        </table:table-row>
        <table:table-row table:style-name="ro1">
          <table:covered-table-cell table:number-columns-repeated="21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# failures_mean</text:p>
          </table:table-cell>
          <table:table-cell office:value-type="string" calcext:value-type="string">
            <text:p># failures_std</text:p>
          </table:table-cell>
          <table:table-cell office:value-type="string" calcext:value-type="string">
            <text:p>Median response time_mean</text:p>
          </table:table-cell>
          <table:table-cell office:value-type="string" calcext:value-type="string">
            <text:p>Median response time_std</text:p>
          </table:table-cell>
          <table:table-cell office:value-type="string" calcext:value-type="string">
            <text:p>Average response time_mean</text:p>
          </table:table-cell>
          <table:table-cell office:value-type="string" calcext:value-type="string">
            <text:p>Average response time_std</text:p>
          </table:table-cell>
          <table:table-cell office:value-type="string" calcext:value-type="string">
            <text:p>Min response time_mean</text:p>
          </table:table-cell>
          <table:table-cell office:value-type="string" calcext:value-type="string">
            <text:p>Min response time_std</text:p>
          </table:table-cell>
          <table:table-cell office:value-type="string" calcext:value-type="string">
            <text:p>Max response time_mean</text:p>
          </table:table-cell>
          <table:table-cell office:value-type="string" calcext:value-type="string">
            <text:p>Max response time_std</text:p>
          </table:table-cell>
          <table:table-cell office:value-type="string" calcext:value-type="string">
            <text:p>Average Content Size_mean</text:p>
          </table:table-cell>
          <table:table-cell office:value-type="string" calcext:value-type="string">
            <text:p>Average Content Size_std</text:p>
          </table:table-cell>
          <table:table-cell office:value-type="string" calcext:value-type="string">
            <text:p>Requests/s_mean</text:p>
          </table:table-cell>
          <table:table-cell office:value-type="string" calcext:value-type="string">
            <text:p>Requests/s_std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ddtocart</text:p>
          </table:table-cell>
          <table:table-cell office:value-type="float" office:value="1923.5" calcext:value-type="float">
            <text:p>1923.5</text:p>
          </table:table-cell>
          <table:table-cell office:value-type="float" office:value="143.645946321979" calcext:value-type="float">
            <text:p>143.645946321979</text:p>
          </table:table-cell>
          <table:table-cell office:value-type="float" office:value="1.75" calcext:value-type="float">
            <text:p>1.75</text:p>
          </table:table-cell>
          <table:table-cell office:value-type="float" office:value="2.24487720916101" calcext:value-type="float">
            <text:p>2.24487720916101</text:p>
          </table:table-cell>
          <table:table-cell office:value-type="float" office:value="90.15" calcext:value-type="float">
            <text:p>90.15</text:p>
          </table:table-cell>
          <table:table-cell office:value-type="float" office:value="9.6914232293573" calcext:value-type="float">
            <text:p>9.6914232293573</text:p>
          </table:table-cell>
          <table:table-cell office:value-type="float" office:value="150.5" calcext:value-type="float">
            <text:p>150.5</text:p>
          </table:table-cell>
          <table:table-cell office:value-type="float" office:value="23.1755315614959" calcext:value-type="float">
            <text:p>23.1755315614959</text:p>
          </table:table-cell>
          <table:table-cell office:value-type="float" office:value="39.45" calcext:value-type="float">
            <text:p>39.45</text:p>
          </table:table-cell>
          <table:table-cell office:value-type="float" office:value="5.64264775475224" calcext:value-type="float">
            <text:p>5.64264775475224</text:p>
          </table:table-cell>
          <table:table-cell office:value-type="float" office:value="11874.3" calcext:value-type="float">
            <text:p>11874.3</text:p>
          </table:table-cell>
          <table:table-cell office:value-type="float" office:value="3689.32651249377" calcext:value-type="float">
            <text:p>3689.32651249377</text:p>
          </table:table-cell>
          <table:table-cell office:value-type="float" office:value="23614.95" calcext:value-type="float">
            <text:p>23614.95</text:p>
          </table:table-cell>
          <table:table-cell office:value-type="float" office:value="5606.09389743359" calcext:value-type="float">
            <text:p>5606.09389743359</text:p>
          </table:table-cell>
          <table:table-cell office:value-type="float" office:value="8.0315" calcext:value-type="float">
            <text:p>8.0315</text:p>
          </table:table-cell>
          <table:table-cell office:value-type="float" office:value="0.59827185336293" calcext:value-type="float">
            <text:p>0.59827185336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page</text:p>
          </table:table-cell>
          <table:table-cell office:value-type="float" office:value="1928" calcext:value-type="float">
            <text:p>1928</text:p>
          </table:table-cell>
          <table:table-cell office:value-type="float" office:value="143.725981975205" calcext:value-type="float">
            <text:p>143.725981975205</text:p>
          </table:table-cell>
          <table:table-cell office:value-type="float" office:value="1.8" calcext:value-type="float">
            <text:p>1.8</text:p>
          </table:table-cell>
          <table:table-cell office:value-type="float" office:value="2.44087991036882" calcext:value-type="float">
            <text:p>2.44087991036882</text:p>
          </table:table-cell>
          <table:table-cell office:value-type="float" office:value="49.3" calcext:value-type="float">
            <text:p>49.3</text:p>
          </table:table-cell>
          <table:table-cell office:value-type="float" office:value="5.07937003968012" calcext:value-type="float">
            <text:p>5.07937003968012</text:p>
          </table:table-cell>
          <table:table-cell office:value-type="float" office:value="94.5" calcext:value-type="float">
            <text:p>94.5</text:p>
          </table:table-cell>
          <table:table-cell office:value-type="float" office:value="14.5800873580518" calcext:value-type="float">
            <text:p>14.5800873580518</text:p>
          </table:table-cell>
          <table:table-cell office:value-type="float" office:value="21" calcext:value-type="float">
            <text:p>21</text:p>
          </table:table-cell>
          <table:table-cell office:value-type="float" office:value="3.1788776569561" calcext:value-type="float">
            <text:p>3.1788776569561</text:p>
          </table:table-cell>
          <table:table-cell office:value-type="float" office:value="9658.3" calcext:value-type="float">
            <text:p>9658.3</text:p>
          </table:table-cell>
          <table:table-cell office:value-type="float" office:value="3804.97989620528" calcext:value-type="float">
            <text:p>3804.97989620528</text:p>
          </table:table-cell>
          <table:table-cell office:value-type="float" office:value="112006.85" calcext:value-type="float">
            <text:p>112006.85</text:p>
          </table:table-cell>
          <table:table-cell office:value-type="float" office:value="665.899413535836" calcext:value-type="float">
            <text:p>665.899413535836</text:p>
          </table:table-cell>
          <table:table-cell office:value-type="float" office:value="8.05" calcext:value-type="float">
            <text:p>8.05</text:p>
          </table:table-cell>
          <table:table-cell office:value-type="float" office:value="0.598005456760881" calcext:value-type="float">
            <text:p>0.598005456760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page</text:p>
          </table:table-cell>
          <table:table-cell office:value-type="float" office:value="1926.4" calcext:value-type="float">
            <text:p>1926.4</text:p>
          </table:table-cell>
          <table:table-cell office:value-type="float" office:value="143.711479964839" calcext:value-type="float">
            <text:p>143.711479964839</text:p>
          </table:table-cell>
          <table:table-cell office:value-type="float" office:value="1.7" calcext:value-type="float">
            <text:p>1.7</text:p>
          </table:table-cell>
          <table:table-cell office:value-type="float" office:value="2.8302873203598" calcext:value-type="float">
            <text:p>2.8302873203598</text:p>
          </table:table-cell>
          <table:table-cell office:value-type="float" office:value="26.75" calcext:value-type="float">
            <text:p>26.75</text:p>
          </table:table-cell>
          <table:table-cell office:value-type="float" office:value="1.94327450183284" calcext:value-type="float">
            <text:p>1.94327450183284</text:p>
          </table:table-cell>
          <table:table-cell office:value-type="float" office:value="92.1" calcext:value-type="float">
            <text:p>92.1</text:p>
          </table:table-cell>
          <table:table-cell office:value-type="float" office:value="51.4248557554971" calcext:value-type="float">
            <text:p>51.4248557554971</text:p>
          </table:table-cell>
          <table:table-cell office:value-type="float" office:value="9.8" calcext:value-type="float">
            <text:p>9.8</text:p>
          </table:table-cell>
          <table:table-cell office:value-type="float" office:value="1.36111409475744" calcext:value-type="float">
            <text:p>1.36111409475744</text:p>
          </table:table-cell>
          <table:table-cell office:value-type="float" office:value="12202.95" calcext:value-type="float">
            <text:p>12202.95</text:p>
          </table:table-cell>
          <table:table-cell office:value-type="float" office:value="7106.36735592584" calcext:value-type="float">
            <text:p>7106.36735592584</text:p>
          </table:table-cell>
          <table:table-cell office:value-type="float" office:value="8750" calcext:value-type="float">
            <text:p>8750</text:p>
          </table:table-cell>
          <table:table-cell office:value-type="float" office:value="14.6718491641216" calcext:value-type="float">
            <text:p>14.6718491641216</text:p>
          </table:table-cell>
          <table:table-cell office:value-type="float" office:value="8.0435" calcext:value-type="float">
            <text:p>8.0435</text:p>
          </table:table-cell>
          <table:table-cell office:value-type="float" office:value="0.597963869705925" calcext:value-type="float">
            <text:p>0.597963869705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966.35" calcext:value-type="float">
            <text:p>966.35</text:p>
          </table:table-cell>
          <table:table-cell office:value-type="float" office:value="71.8450635596819" calcext:value-type="float">
            <text:p>71.8450635596819</text:p>
          </table:table-cell>
          <table:table-cell office:value-type="float" office:value="0.25" calcext:value-type="float">
            <text:p>0.25</text:p>
          </table:table-cell>
          <table:table-cell office:value-type="float" office:value="0.638666373658505" calcext:value-type="float">
            <text:p>0.638666373658505</text:p>
          </table:table-cell>
          <table:table-cell office:value-type="float" office:value="74.8" calcext:value-type="float">
            <text:p>74.8</text:p>
          </table:table-cell>
          <table:table-cell office:value-type="float" office:value="4.37216073282813" calcext:value-type="float">
            <text:p>4.37216073282813</text:p>
          </table:table-cell>
          <table:table-cell office:value-type="float" office:value="131.2" calcext:value-type="float">
            <text:p>131.2</text:p>
          </table:table-cell>
          <table:table-cell office:value-type="float" office:value="16.3854878025134" calcext:value-type="float">
            <text:p>16.3854878025134</text:p>
          </table:table-cell>
          <table:table-cell office:value-type="float" office:value="35.5" calcext:value-type="float">
            <text:p>35.5</text:p>
          </table:table-cell>
          <table:table-cell office:value-type="float" office:value="3.85937000585656" calcext:value-type="float">
            <text:p>3.85937000585656</text:p>
          </table:table-cell>
          <table:table-cell office:value-type="float" office:value="8321.5" calcext:value-type="float">
            <text:p>8321.5</text:p>
          </table:table-cell>
          <table:table-cell office:value-type="float" office:value="3579.41545507084" calcext:value-type="float">
            <text:p>3579.41545507084</text:p>
          </table:table-cell>
          <table:table-cell office:value-type="float" office:value="9078.45" calcext:value-type="float">
            <text:p>9078.45</text:p>
          </table:table-cell>
          <table:table-cell office:value-type="float" office:value="6.96967113926286" calcext:value-type="float">
            <text:p>6.96967113926286</text:p>
          </table:table-cell>
          <table:table-cell office:value-type="float" office:value="4.035" calcext:value-type="float">
            <text:p>4.035</text:p>
          </table:table-cell>
          <table:table-cell office:value-type="float" office:value="0.298319856600437" calcext:value-type="float">
            <text:p>0.298319856600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page</text:p>
          </table:table-cell>
          <table:table-cell office:value-type="float" office:value="966.95" calcext:value-type="float">
            <text:p>966.95</text:p>
          </table:table-cell>
          <table:table-cell office:value-type="float" office:value="71.7887800938867" calcext:value-type="float">
            <text:p>71.7887800938867</text:p>
          </table:table-cell>
          <table:table-cell office:value-type="float" office:value="0.1" calcext:value-type="float">
            <text:p>0.1</text:p>
          </table:table-cell>
          <table:table-cell office:value-type="float" office:value="0.307793505625546" calcext:value-type="float">
            <text:p>0.307793505625546</text:p>
          </table:table-cell>
          <table:table-cell office:value-type="float" office:value="24.6" calcext:value-type="float">
            <text:p>24.6</text:p>
          </table:table-cell>
          <table:table-cell office:value-type="float" office:value="2.18608036641407" calcext:value-type="float">
            <text:p>2.18608036641407</text:p>
          </table:table-cell>
          <table:table-cell office:value-type="float" office:value="49.45" calcext:value-type="float">
            <text:p>49.45</text:p>
          </table:table-cell>
          <table:table-cell office:value-type="float" office:value="9.73044597885258" calcext:value-type="float">
            <text:p>9.73044597885258</text:p>
          </table:table-cell>
          <table:table-cell office:value-type="float" office:value="9.9" calcext:value-type="float">
            <text:p>9.9</text:p>
          </table:table-cell>
          <table:table-cell office:value-type="float" office:value="1.61896653195146" calcext:value-type="float">
            <text:p>1.61896653195146</text:p>
          </table:table-cell>
          <table:table-cell office:value-type="float" office:value="4567.4" calcext:value-type="float">
            <text:p>4567.4</text:p>
          </table:table-cell>
          <table:table-cell office:value-type="float" office:value="5180.99458446064" calcext:value-type="float">
            <text:p>5180.99458446064</text:p>
          </table:table-cell>
          <table:table-cell office:value-type="float" office:value="9651.9" calcext:value-type="float">
            <text:p>9651.9</text:p>
          </table:table-cell>
          <table:table-cell office:value-type="float" office:value="3.40123816464417" calcext:value-type="float">
            <text:p>3.40123816464417</text:p>
          </table:table-cell>
          <table:table-cell office:value-type="float" office:value="4.0385" calcext:value-type="float">
            <text:p>4.0385</text:p>
          </table:table-cell>
          <table:table-cell office:value-type="float" office:value="0.297397041007472" calcext:value-type="float">
            <text:p>0.2973970410074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958.85" calcext:value-type="float">
            <text:p>958.85</text:p>
          </table:table-cell>
          <table:table-cell office:value-type="float" office:value="72.0703421007998" calcext:value-type="float">
            <text:p>72.0703421007998</text:p>
          </table:table-cell>
          <table:table-cell office:value-type="float" office:value="0.45" calcext:value-type="float">
            <text:p>0.45</text:p>
          </table:table-cell>
          <table:table-cell office:value-type="float" office:value="0.944513241388333" calcext:value-type="float">
            <text:p>0.944513241388333</text:p>
          </table:table-cell>
          <table:table-cell office:value-type="float" office:value="34.6" calcext:value-type="float">
            <text:p>34.6</text:p>
          </table:table-cell>
          <table:table-cell office:value-type="float" office:value="3.28313072667249" calcext:value-type="float">
            <text:p>3.28313072667249</text:p>
          </table:table-cell>
          <table:table-cell office:value-type="float" office:value="55.5" calcext:value-type="float">
            <text:p>55.5</text:p>
          </table:table-cell>
          <table:table-cell office:value-type="float" office:value="11.4178991523236" calcext:value-type="float">
            <text:p>11.4178991523236</text:p>
          </table:table-cell>
          <table:table-cell office:value-type="float" office:value="15" calcext:value-type="float">
            <text:p>15</text:p>
          </table:table-cell>
          <table:table-cell office:value-type="float" office:value="1.68585446084705" calcext:value-type="float">
            <text:p>1.68585446084705</text:p>
          </table:table-cell>
          <table:table-cell office:value-type="float" office:value="8310.45" calcext:value-type="float">
            <text:p>8310.45</text:p>
          </table:table-cell>
          <table:table-cell office:value-type="float" office:value="6398.36509113646" calcext:value-type="float">
            <text:p>6398.36509113646</text:p>
          </table:table-cell>
          <table:table-cell office:value-type="float" office:value="8856.1" calcext:value-type="float">
            <text:p>8856.1</text:p>
          </table:table-cell>
          <table:table-cell office:value-type="float" office:value="10.7159497454668" calcext:value-type="float">
            <text:p>10.7159497454668</text:p>
          </table:table-cell>
          <table:table-cell office:value-type="float" office:value="4.0045" calcext:value-type="float">
            <text:p>4.0045</text:p>
          </table:table-cell>
          <table:table-cell office:value-type="float" office:value="0.299639695915646" calcext:value-type="float">
            <text:p>0.299639695915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page</text:p>
          </table:table-cell>
          <table:table-cell office:value-type="float" office:value="1926.3" calcext:value-type="float">
            <text:p>1926.3</text:p>
          </table:table-cell>
          <table:table-cell office:value-type="float" office:value="143.513469017628" calcext:value-type="float">
            <text:p>143.513469017628</text:p>
          </table:table-cell>
          <table:table-cell office:value-type="float" office:value="0.85" calcext:value-type="float">
            <text:p>0.85</text:p>
          </table:table-cell>
          <table:table-cell office:value-type="float" office:value="1.22581873821025" calcext:value-type="float">
            <text:p>1.22581873821025</text:p>
          </table:table-cell>
          <table:table-cell office:value-type="float" office:value="72.4" calcext:value-type="float">
            <text:p>72.4</text:p>
          </table:table-cell>
          <table:table-cell office:value-type="float" office:value="9.01110426085505" calcext:value-type="float">
            <text:p>9.01110426085505</text:p>
          </table:table-cell>
          <table:table-cell office:value-type="float" office:value="121.4" calcext:value-type="float">
            <text:p>121.4</text:p>
          </table:table-cell>
          <table:table-cell office:value-type="float" office:value="18.9386822194821" calcext:value-type="float">
            <text:p>18.9386822194821</text:p>
          </table:table-cell>
          <table:table-cell office:value-type="float" office:value="31.1" calcext:value-type="float">
            <text:p>31.1</text:p>
          </table:table-cell>
          <table:table-cell office:value-type="float" office:value="4.65550042535991" calcext:value-type="float">
            <text:p>4.65550042535991</text:p>
          </table:table-cell>
          <table:table-cell office:value-type="float" office:value="8804.6" calcext:value-type="float">
            <text:p>8804.6</text:p>
          </table:table-cell>
          <table:table-cell office:value-type="float" office:value="5702.00032675515" calcext:value-type="float">
            <text:p>5702.00032675515</text:p>
          </table:table-cell>
          <table:table-cell office:value-type="float" office:value="100673.25" calcext:value-type="float">
            <text:p>100673.25</text:p>
          </table:table-cell>
          <table:table-cell office:value-type="float" office:value="16805.476522394" calcext:value-type="float">
            <text:p>16805.476522394</text:p>
          </table:table-cell>
          <table:table-cell office:value-type="float" office:value="8.044" calcext:value-type="float">
            <text:p>8.044</text:p>
          </table:table-cell>
          <table:table-cell office:value-type="float" office:value="0.59836971496682" calcext:value-type="float">
            <text:p>0.59836971496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959.8" calcext:value-type="float">
            <text:p>959.8</text:p>
          </table:table-cell>
          <table:table-cell office:value-type="float" office:value="71.7243260502908" calcext:value-type="float">
            <text:p>71.7243260502908</text:p>
          </table:table-cell>
          <table:table-cell office:value-type="float" office:value="0.55" calcext:value-type="float">
            <text:p>0.55</text:p>
          </table:table-cell>
          <table:table-cell office:value-type="float" office:value="0.998683343734455" calcext:value-type="float">
            <text:p>0.998683343734455</text:p>
          </table:table-cell>
          <table:table-cell office:value-type="float" office:value="42.35" calcext:value-type="float">
            <text:p>42.35</text:p>
          </table:table-cell>
          <table:table-cell office:value-type="float" office:value="4.93403859349573" calcext:value-type="float">
            <text:p>4.93403859349573</text:p>
          </table:table-cell>
          <table:table-cell office:value-type="float" office:value="79.6" calcext:value-type="float">
            <text:p>79.6</text:p>
          </table:table-cell>
          <table:table-cell office:value-type="float" office:value="16.6303463900375" calcext:value-type="float">
            <text:p>16.6303463900375</text:p>
          </table:table-cell>
          <table:table-cell office:value-type="float" office:value="18.3" calcext:value-type="float">
            <text:p>18.3</text:p>
          </table:table-cell>
          <table:table-cell office:value-type="float" office:value="3.18053289146398" calcext:value-type="float">
            <text:p>3.18053289146398</text:p>
          </table:table-cell>
          <table:table-cell office:value-type="float" office:value="6838.25" calcext:value-type="float">
            <text:p>6838.25</text:p>
          </table:table-cell>
          <table:table-cell office:value-type="float" office:value="5562.55015234635" calcext:value-type="float">
            <text:p>5562.55015234635</text:p>
          </table:table-cell>
          <table:table-cell office:value-type="float" office:value="9708.75" calcext:value-type="float">
            <text:p>9708.75</text:p>
          </table:table-cell>
          <table:table-cell office:value-type="float" office:value="25.153999368103" calcext:value-type="float">
            <text:p>25.153999368103</text:p>
          </table:table-cell>
          <table:table-cell office:value-type="float" office:value="4.008" calcext:value-type="float">
            <text:p>4.008</text:p>
          </table:table-cell>
          <table:table-cell office:value-type="float" office:value="0.300326138512258" calcext:value-type="float">
            <text:p>0.300326138512258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50%_mean</text:p>
          </table:table-cell>
          <table:table-cell office:value-type="string" calcext:value-type="string">
            <text:p>50%_std</text:p>
          </table:table-cell>
          <table:table-cell office:value-type="string" calcext:value-type="string">
            <text:p>66%_mean</text:p>
          </table:table-cell>
          <table:table-cell office:value-type="string" calcext:value-type="string">
            <text:p>66%_std</text:p>
          </table:table-cell>
          <table:table-cell office:value-type="string" calcext:value-type="string">
            <text:p>75%_mean</text:p>
          </table:table-cell>
          <table:table-cell office:value-type="string" calcext:value-type="string">
            <text:p>75%_std</text:p>
          </table:table-cell>
          <table:table-cell office:value-type="string" calcext:value-type="string">
            <text:p>80%_mean</text:p>
          </table:table-cell>
          <table:table-cell office:value-type="string" calcext:value-type="string">
            <text:p>80%_std</text:p>
          </table:table-cell>
          <table:table-cell office:value-type="string" calcext:value-type="string">
            <text:p>90%_mean</text:p>
          </table:table-cell>
          <table:table-cell office:value-type="string" calcext:value-type="string">
            <text:p>90%_std</text:p>
          </table:table-cell>
          <table:table-cell office:value-type="string" calcext:value-type="string">
            <text:p>95%_mean</text:p>
          </table:table-cell>
          <table:table-cell office:value-type="string" calcext:value-type="string">
            <text:p>95%_std</text:p>
          </table:table-cell>
          <table:table-cell office:value-type="string" calcext:value-type="string">
            <text:p>98%_mean</text:p>
          </table:table-cell>
          <table:table-cell office:value-type="string" calcext:value-type="string">
            <text:p>98%_std</text:p>
          </table:table-cell>
          <table:table-cell office:value-type="string" calcext:value-type="string">
            <text:p>99%_mean</text:p>
          </table:table-cell>
          <table:table-cell office:value-type="string" calcext:value-type="string">
            <text:p>99%_std</text:p>
          </table:table-cell>
          <table:table-cell office:value-type="string" calcext:value-type="string">
            <text:p>100%_mean</text:p>
          </table:table-cell>
          <table:table-cell office:value-type="string" calcext:value-type="string">
            <text:p>100%_std</text:p>
          </table:table-cell>
        </table:table-row>
        <table:table-row table:style-name="ro1">
          <table:table-cell office:value-type="string" calcext:value-type="string">
            <text:p>GET addtocart</text:p>
          </table:table-cell>
          <table:table-cell office:value-type="float" office:value="1923.5" calcext:value-type="float">
            <text:p>1923.5</text:p>
          </table:table-cell>
          <table:table-cell office:value-type="float" office:value="143.645946321979" calcext:value-type="float">
            <text:p>143.645946321979</text:p>
          </table:table-cell>
          <table:table-cell office:value-type="float" office:value="90.2" calcext:value-type="float">
            <text:p>90.2</text:p>
          </table:table-cell>
          <table:table-cell office:value-type="float" office:value="9.72029889079115" calcext:value-type="float">
            <text:p>9.72029889079115</text:p>
          </table:table-cell>
          <table:table-cell office:value-type="float" office:value="110.5" calcext:value-type="float">
            <text:p>110.5</text:p>
          </table:table-cell>
          <table:table-cell office:value-type="float" office:value="19.9538942248585" calcext:value-type="float">
            <text:p>19.9538942248585</text:p>
          </table:table-cell>
          <table:table-cell office:value-type="float" office:value="137" calcext:value-type="float">
            <text:p>137</text:p>
          </table:table-cell>
          <table:table-cell office:value-type="float" office:value="27.3572851838697" calcext:value-type="float">
            <text:p>27.3572851838697</text:p>
          </table:table-cell>
          <table:table-cell office:value-type="float" office:value="162" calcext:value-type="float">
            <text:p>162</text:p>
          </table:table-cell>
          <table:table-cell office:value-type="float" office:value="33.6545922415852" calcext:value-type="float">
            <text:p>33.6545922415852</text:p>
          </table:table-cell>
          <table:table-cell office:value-type="float" office:value="229.5" calcext:value-type="float">
            <text:p>229.5</text:p>
          </table:table-cell>
          <table:table-cell office:value-type="float" office:value="48.6096156829295" calcext:value-type="float">
            <text:p>48.6096156829295</text:p>
          </table:table-cell>
          <table:table-cell office:value-type="float" office:value="307.5" calcext:value-type="float">
            <text:p>307.5</text:p>
          </table:table-cell>
          <table:table-cell office:value-type="float" office:value="60.4261184379212" calcext:value-type="float">
            <text:p>60.4261184379212</text:p>
          </table:table-cell>
          <table:table-cell office:value-type="float" office:value="462" calcext:value-type="float">
            <text:p>462</text:p>
          </table:table-cell>
          <table:table-cell office:value-type="float" office:value="77.3644825349122" calcext:value-type="float">
            <text:p>77.3644825349122</text:p>
          </table:table-cell>
          <table:table-cell office:value-type="float" office:value="875.5" calcext:value-type="float">
            <text:p>875.5</text:p>
          </table:table-cell>
          <table:table-cell office:value-type="float" office:value="277.213104421775" calcext:value-type="float">
            <text:p>277.213104421775</text:p>
          </table:table-cell>
          <table:table-cell office:value-type="float" office:value="11895" calcext:value-type="float">
            <text:p>11895</text:p>
          </table:table-cell>
          <table:table-cell office:value-type="float" office:value="3712.91841519508" calcext:value-type="float">
            <text:p>3712.91841519508</text:p>
          </table:table-cell>
        </table:table-row>
        <table:table-row table:style-name="ro1">
          <table:table-cell office:value-type="string" calcext:value-type="string">
            <text:p>GET categorypage</text:p>
          </table:table-cell>
          <table:table-cell office:value-type="float" office:value="1928" calcext:value-type="float">
            <text:p>1928</text:p>
          </table:table-cell>
          <table:table-cell office:value-type="float" office:value="143.725981975205" calcext:value-type="float">
            <text:p>143.725981975205</text:p>
          </table:table-cell>
          <table:table-cell office:value-type="float" office:value="49.3" calcext:value-type="float">
            <text:p>49.3</text:p>
          </table:table-cell>
          <table:table-cell office:value-type="float" office:value="5.07937003968012" calcext:value-type="float">
            <text:p>5.07937003968012</text:p>
          </table:table-cell>
          <table:table-cell office:value-type="float" office:value="60.4" calcext:value-type="float">
            <text:p>60.4</text:p>
          </table:table-cell>
          <table:table-cell office:value-type="float" office:value="7.68731011746666" calcext:value-type="float">
            <text:p>7.68731011746666</text:p>
          </table:table-cell>
          <table:table-cell office:value-type="float" office:value="73.85" calcext:value-type="float">
            <text:p>73.85</text:p>
          </table:table-cell>
          <table:table-cell office:value-type="float" office:value="9.86901050871123" calcext:value-type="float">
            <text:p>9.86901050871123</text:p>
          </table:table-cell>
          <table:table-cell office:value-type="float" office:value="83.5" calcext:value-type="float">
            <text:p>83.5</text:p>
          </table:table-cell>
          <table:table-cell office:value-type="float" office:value="9.47850754407876" calcext:value-type="float">
            <text:p>9.47850754407876</text:p>
          </table:table-cell>
          <table:table-cell office:value-type="float" office:value="112.1" calcext:value-type="float">
            <text:p>112.1</text:p>
          </table:table-cell>
          <table:table-cell office:value-type="float" office:value="14.8533178997684" calcext:value-type="float">
            <text:p>14.8533178997684</text:p>
          </table:table-cell>
          <table:table-cell office:value-type="float" office:value="164.5" calcext:value-type="float">
            <text:p>164.5</text:p>
          </table:table-cell>
          <table:table-cell office:value-type="float" office:value="27.8104486233426" calcext:value-type="float">
            <text:p>27.8104486233426</text:p>
          </table:table-cell>
          <table:table-cell office:value-type="float" office:value="290.5" calcext:value-type="float">
            <text:p>290.5</text:p>
          </table:table-cell>
          <table:table-cell office:value-type="float" office:value="58.2621119099757" calcext:value-type="float">
            <text:p>58.2621119099757</text:p>
          </table:table-cell>
          <table:table-cell office:value-type="float" office:value="859.5" calcext:value-type="float">
            <text:p>859.5</text:p>
          </table:table-cell>
          <table:table-cell office:value-type="float" office:value="391.239259142966" calcext:value-type="float">
            <text:p>391.239259142966</text:p>
          </table:table-cell>
          <table:table-cell office:value-type="float" office:value="9685" calcext:value-type="float">
            <text:p>9685</text:p>
          </table:table-cell>
          <table:table-cell office:value-type="float" office:value="3891.18774993743" calcext:value-type="float">
            <text:p>3891.18774993743</text:p>
          </table:table-cell>
        </table:table-row>
        <table:table-row table:style-name="ro1">
          <table:table-cell office:value-type="string" calcext:value-type="string">
            <text:p>GET homepage</text:p>
          </table:table-cell>
          <table:table-cell office:value-type="float" office:value="1926.4" calcext:value-type="float">
            <text:p>1926.4</text:p>
          </table:table-cell>
          <table:table-cell office:value-type="float" office:value="143.711479964839" calcext:value-type="float">
            <text:p>143.711479964839</text:p>
          </table:table-cell>
          <table:table-cell office:value-type="float" office:value="26.75" calcext:value-type="float">
            <text:p>26.75</text:p>
          </table:table-cell>
          <table:table-cell office:value-type="float" office:value="1.94327450183284" calcext:value-type="float">
            <text:p>1.94327450183284</text:p>
          </table:table-cell>
          <table:table-cell office:value-type="float" office:value="32.4" calcext:value-type="float">
            <text:p>32.4</text:p>
          </table:table-cell>
          <table:table-cell office:value-type="float" office:value="2.3485717944496" calcext:value-type="float">
            <text:p>2.3485717944496</text:p>
          </table:table-cell>
          <table:table-cell office:value-type="float" office:value="37.9" calcext:value-type="float">
            <text:p>37.9</text:p>
          </table:table-cell>
          <table:table-cell office:value-type="float" office:value="3.4012381646441" calcext:value-type="float">
            <text:p>3.4012381646441</text:p>
          </table:table-cell>
          <table:table-cell office:value-type="float" office:value="43.55" calcext:value-type="float">
            <text:p>43.55</text:p>
          </table:table-cell>
          <table:table-cell office:value-type="float" office:value="5.60521373835392" calcext:value-type="float">
            <text:p>5.60521373835392</text:p>
          </table:table-cell>
          <table:table-cell office:value-type="float" office:value="68.3" calcext:value-type="float">
            <text:p>68.3</text:p>
          </table:table-cell>
          <table:table-cell office:value-type="float" office:value="7.54006840678169" calcext:value-type="float">
            <text:p>7.54006840678169</text:p>
          </table:table-cell>
          <table:table-cell office:value-type="float" office:value="85.5" calcext:value-type="float">
            <text:p>85.5</text:p>
          </table:table-cell>
          <table:table-cell office:value-type="float" office:value="5.90717672345303" calcext:value-type="float">
            <text:p>5.90717672345303</text:p>
          </table:table-cell>
          <table:table-cell office:value-type="float" office:value="112.3" calcext:value-type="float">
            <text:p>112.3</text:p>
          </table:table-cell>
          <table:table-cell office:value-type="float" office:value="18.6973119373938" calcext:value-type="float">
            <text:p>18.6973119373938</text:p>
          </table:table-cell>
          <table:table-cell office:value-type="float" office:value="173" calcext:value-type="float">
            <text:p>173</text:p>
          </table:table-cell>
          <table:table-cell office:value-type="float" office:value="44.0215258350061" calcext:value-type="float">
            <text:p>44.0215258350061</text:p>
          </table:table-cell>
          <table:table-cell office:value-type="float" office:value="12150" calcext:value-type="float">
            <text:p>12150</text:p>
          </table:table-cell>
          <table:table-cell office:value-type="float" office:value="7055.3824171785" calcext:value-type="float">
            <text:p>7055.3824171785</text:p>
          </table:table-cell>
        </table:table-row>
        <table:table-row table:style-name="ro1">
          <table:table-cell office:value-type="string" calcext:value-type="string">
            <text:p>GET loginpage</text:p>
          </table:table-cell>
          <table:table-cell office:value-type="float" office:value="966.95" calcext:value-type="float">
            <text:p>966.95</text:p>
          </table:table-cell>
          <table:table-cell office:value-type="float" office:value="71.7887800938867" calcext:value-type="float">
            <text:p>71.7887800938867</text:p>
          </table:table-cell>
          <table:table-cell office:value-type="float" office:value="24.6" calcext:value-type="float">
            <text:p>24.6</text:p>
          </table:table-cell>
          <table:table-cell office:value-type="float" office:value="2.18608036641407" calcext:value-type="float">
            <text:p>2.18608036641407</text:p>
          </table:table-cell>
          <table:table-cell office:value-type="float" office:value="29.65" calcext:value-type="float">
            <text:p>29.65</text:p>
          </table:table-cell>
          <table:table-cell office:value-type="float" office:value="2.64127162356954" calcext:value-type="float">
            <text:p>2.64127162356954</text:p>
          </table:table-cell>
          <table:table-cell office:value-type="float" office:value="34.7" calcext:value-type="float">
            <text:p>34.7</text:p>
          </table:table-cell>
          <table:table-cell office:value-type="float" office:value="3.46562062490825" calcext:value-type="float">
            <text:p>3.46562062490825</text:p>
          </table:table-cell>
          <table:table-cell office:value-type="float" office:value="39.65" calcext:value-type="float">
            <text:p>39.65</text:p>
          </table:table-cell>
          <table:table-cell office:value-type="float" office:value="5.13271242542433" calcext:value-type="float">
            <text:p>5.13271242542433</text:p>
          </table:table-cell>
          <table:table-cell office:value-type="float" office:value="63.55" calcext:value-type="float">
            <text:p>63.55</text:p>
          </table:table-cell>
          <table:table-cell office:value-type="float" office:value="8.09467011128473" calcext:value-type="float">
            <text:p>8.09467011128473</text:p>
          </table:table-cell>
          <table:table-cell office:value-type="float" office:value="88.2" calcext:value-type="float">
            <text:p>88.2</text:p>
          </table:table-cell>
          <table:table-cell office:value-type="float" office:value="8.71538265005284" calcext:value-type="float">
            <text:p>8.71538265005284</text:p>
          </table:table-cell>
          <table:table-cell office:value-type="float" office:value="237" calcext:value-type="float">
            <text:p>237</text:p>
          </table:table-cell>
          <table:table-cell office:value-type="float" office:value="103.674592126671" calcext:value-type="float">
            <text:p>103.674592126671</text:p>
          </table:table-cell>
          <table:table-cell office:value-type="float" office:value="719.5" calcext:value-type="float">
            <text:p>719.5</text:p>
          </table:table-cell>
          <table:table-cell office:value-type="float" office:value="219.34051873262" calcext:value-type="float">
            <text:p>219.34051873262</text:p>
          </table:table-cell>
          <table:table-cell office:value-type="float" office:value="4585.5" calcext:value-type="float">
            <text:p>4585.5</text:p>
          </table:table-cell>
          <table:table-cell office:value-type="float" office:value="5212.17751747619" calcext:value-type="float">
            <text:p>5212.17751747619</text:p>
          </table:table-cell>
        </table:table-row>
        <table:table-row table:style-name="ro1">
          <table:table-cell office:value-type="string" calcext:value-type="string">
            <text:p>GET logout</text:p>
          </table:table-cell>
          <table:table-cell office:value-type="float" office:value="958.85" calcext:value-type="float">
            <text:p>958.85</text:p>
          </table:table-cell>
          <table:table-cell office:value-type="float" office:value="72.0703421007998" calcext:value-type="float">
            <text:p>72.0703421007998</text:p>
          </table:table-cell>
          <table:table-cell office:value-type="float" office:value="34.6" calcext:value-type="float">
            <text:p>34.6</text:p>
          </table:table-cell>
          <table:table-cell office:value-type="float" office:value="3.28313072667249" calcext:value-type="float">
            <text:p>3.28313072667249</text:p>
          </table:table-cell>
          <table:table-cell office:value-type="float" office:value="42.8" calcext:value-type="float">
            <text:p>42.8</text:p>
          </table:table-cell>
          <table:table-cell office:value-type="float" office:value="4.6971435888992" calcext:value-type="float">
            <text:p>4.6971435888992</text:p>
          </table:table-cell>
          <table:table-cell office:value-type="float" office:value="50.75" calcext:value-type="float">
            <text:p>50.75</text:p>
          </table:table-cell>
          <table:table-cell office:value-type="float" office:value="6.56044767407" calcext:value-type="float">
            <text:p>6.56044767407</text:p>
          </table:table-cell>
          <table:table-cell office:value-type="float" office:value="59.8" calcext:value-type="float">
            <text:p>59.8</text:p>
          </table:table-cell>
          <table:table-cell office:value-type="float" office:value="8.53845789108869" calcext:value-type="float">
            <text:p>8.53845789108869</text:p>
          </table:table-cell>
          <table:table-cell office:value-type="float" office:value="85.35" calcext:value-type="float">
            <text:p>85.35</text:p>
          </table:table-cell>
          <table:table-cell office:value-type="float" office:value="7.35759543100297" calcext:value-type="float">
            <text:p>7.35759543100297</text:p>
          </table:table-cell>
          <table:table-cell office:value-type="float" office:value="101.5" calcext:value-type="float">
            <text:p>101.5</text:p>
          </table:table-cell>
          <table:table-cell office:value-type="float" office:value="6.00438436302569" calcext:value-type="float">
            <text:p>6.00438436302569</text:p>
          </table:table-cell>
          <table:table-cell office:value-type="float" office:value="133" calcext:value-type="float">
            <text:p>133</text:p>
          </table:table-cell>
          <table:table-cell office:value-type="float" office:value="23.4183913331292" calcext:value-type="float">
            <text:p>23.4183913331292</text:p>
          </table:table-cell>
          <table:table-cell office:value-type="float" office:value="166" calcext:value-type="float">
            <text:p>166</text:p>
          </table:table-cell>
          <table:table-cell office:value-type="float" office:value="27.2222818951488" calcext:value-type="float">
            <text:p>27.2222818951488</text:p>
          </table:table-cell>
          <table:table-cell office:value-type="float" office:value="8313.5" calcext:value-type="float">
            <text:p>8313.5</text:p>
          </table:table-cell>
          <table:table-cell office:value-type="float" office:value="6370.69381910967" calcext:value-type="float">
            <text:p>6370.69381910967</text:p>
          </table:table-cell>
        </table:table-row>
        <table:table-row table:style-name="ro1">
          <table:table-cell office:value-type="string" calcext:value-type="string">
            <text:p>GET productpage</text:p>
          </table:table-cell>
          <table:table-cell office:value-type="float" office:value="1926.3" calcext:value-type="float">
            <text:p>1926.3</text:p>
          </table:table-cell>
          <table:table-cell office:value-type="float" office:value="143.513469017628" calcext:value-type="float">
            <text:p>143.513469017628</text:p>
          </table:table-cell>
          <table:table-cell office:value-type="float" office:value="72.4" calcext:value-type="float">
            <text:p>72.4</text:p>
          </table:table-cell>
          <table:table-cell office:value-type="float" office:value="9.01110426085505" calcext:value-type="float">
            <text:p>9.01110426085505</text:p>
          </table:table-cell>
          <table:table-cell office:value-type="float" office:value="90.7" calcext:value-type="float">
            <text:p>90.7</text:p>
          </table:table-cell>
          <table:table-cell office:value-type="float" office:value="15.4241778762401" calcext:value-type="float">
            <text:p>15.4241778762401</text:p>
          </table:table-cell>
          <table:table-cell office:value-type="float" office:value="110.7" calcext:value-type="float">
            <text:p>110.7</text:p>
          </table:table-cell>
          <table:table-cell office:value-type="float" office:value="23.515056766609" calcext:value-type="float">
            <text:p>23.515056766609</text:p>
          </table:table-cell>
          <table:table-cell office:value-type="float" office:value="131" calcext:value-type="float">
            <text:p>131</text:p>
          </table:table-cell>
          <table:table-cell office:value-type="float" office:value="29.5403381657585" calcext:value-type="float">
            <text:p>29.5403381657585</text:p>
          </table:table-cell>
          <table:table-cell office:value-type="float" office:value="195" calcext:value-type="float">
            <text:p>195</text:p>
          </table:table-cell>
          <table:table-cell office:value-type="float" office:value="32.8473342665893" calcext:value-type="float">
            <text:p>32.8473342665893</text:p>
          </table:table-cell>
          <table:table-cell office:value-type="float" office:value="270.5" calcext:value-type="float">
            <text:p>270.5</text:p>
          </table:table-cell>
          <table:table-cell office:value-type="float" office:value="49.6805585187691" calcext:value-type="float">
            <text:p>49.6805585187691</text:p>
          </table:table-cell>
          <table:table-cell office:value-type="float" office:value="478.5" calcext:value-type="float">
            <text:p>478.5</text:p>
          </table:table-cell>
          <table:table-cell office:value-type="float" office:value="87.8560425384977" calcext:value-type="float">
            <text:p>87.8560425384977</text:p>
          </table:table-cell>
          <table:table-cell office:value-type="float" office:value="834" calcext:value-type="float">
            <text:p>834</text:p>
          </table:table-cell>
          <table:table-cell office:value-type="float" office:value="196.050476851458" calcext:value-type="float">
            <text:p>196.050476851458</text:p>
          </table:table-cell>
          <table:table-cell office:value-type="float" office:value="8785" calcext:value-type="float">
            <text:p>8785</text:p>
          </table:table-cell>
          <table:table-cell office:value-type="float" office:value="5706.25464777582" calcext:value-type="float">
            <text:p>5706.25464777582</text:p>
          </table:table-cell>
        </table:table-row>
        <table:table-row table:style-name="ro1">
          <table:table-cell office:value-type="string" calcext:value-type="string">
            <text:p>GET profile</text:p>
          </table:table-cell>
          <table:table-cell office:value-type="float" office:value="959.8" calcext:value-type="float">
            <text:p>959.8</text:p>
          </table:table-cell>
          <table:table-cell office:value-type="float" office:value="71.7243260502908" calcext:value-type="float">
            <text:p>71.7243260502908</text:p>
          </table:table-cell>
          <table:table-cell office:value-type="float" office:value="42.4" calcext:value-type="float">
            <text:p>42.4</text:p>
          </table:table-cell>
          <table:table-cell office:value-type="float" office:value="4.9139971938385" calcext:value-type="float">
            <text:p>4.9139971938385</text:p>
          </table:table-cell>
          <table:table-cell office:value-type="float" office:value="52.55" calcext:value-type="float">
            <text:p>52.55</text:p>
          </table:table-cell>
          <table:table-cell office:value-type="float" office:value="7.14124417878654" calcext:value-type="float">
            <text:p>7.14124417878654</text:p>
          </table:table-cell>
          <table:table-cell office:value-type="float" office:value="66" calcext:value-type="float">
            <text:p>66</text:p>
          </table:table-cell>
          <table:table-cell office:value-type="float" office:value="9.40884242558423" calcext:value-type="float">
            <text:p>9.40884242558423</text:p>
          </table:table-cell>
          <table:table-cell office:value-type="float" office:value="76.2" calcext:value-type="float">
            <text:p>76.2</text:p>
          </table:table-cell>
          <table:table-cell office:value-type="float" office:value="9.33922120048449" calcext:value-type="float">
            <text:p>9.33922120048449</text:p>
          </table:table-cell>
          <table:table-cell office:value-type="float" office:value="99.55" calcext:value-type="float">
            <text:p>99.55</text:p>
          </table:table-cell>
          <table:table-cell office:value-type="float" office:value="8.64185043537369" calcext:value-type="float">
            <text:p>8.64185043537369</text:p>
          </table:table-cell>
          <table:table-cell office:value-type="float" office:value="143" calcext:value-type="float">
            <text:p>143</text:p>
          </table:table-cell>
          <table:table-cell office:value-type="float" office:value="27.3572851838697" calcext:value-type="float">
            <text:p>27.3572851838697</text:p>
          </table:table-cell>
          <table:table-cell office:value-type="float" office:value="306.5" calcext:value-type="float">
            <text:p>306.5</text:p>
          </table:table-cell>
          <table:table-cell office:value-type="float" office:value="186.498906445221" calcext:value-type="float">
            <text:p>186.498906445221</text:p>
          </table:table-cell>
          <table:table-cell office:value-type="float" office:value="741" calcext:value-type="float">
            <text:p>741</text:p>
          </table:table-cell>
          <table:table-cell office:value-type="float" office:value="341.481293315184" calcext:value-type="float">
            <text:p>341.481293315184</text:p>
          </table:table-cell>
          <table:table-cell office:value-type="float" office:value="6790" calcext:value-type="float">
            <text:p>6790</text:p>
          </table:table-cell>
          <table:table-cell office:value-type="float" office:value="5516.37752992229" calcext:value-type="float">
            <text:p>5516.37752992229</text:p>
          </table:table-cell>
        </table:table-row>
        <table:table-row table:style-name="ro1">
          <table:table-cell office:value-type="string" calcext:value-type="string">
            <text:p>POST login</text:p>
          </table:table-cell>
          <table:table-cell office:value-type="float" office:value="966.35" calcext:value-type="float">
            <text:p>966.35</text:p>
          </table:table-cell>
          <table:table-cell office:value-type="float" office:value="71.8450635596819" calcext:value-type="float">
            <text:p>71.8450635596819</text:p>
          </table:table-cell>
          <table:table-cell office:value-type="float" office:value="74.85" calcext:value-type="float">
            <text:p>74.85</text:p>
          </table:table-cell>
          <table:table-cell office:value-type="float" office:value="4.35618133110568" calcext:value-type="float">
            <text:p>4.35618133110568</text:p>
          </table:table-cell>
          <table:table-cell office:value-type="float" office:value="85.75" calcext:value-type="float">
            <text:p>85.75</text:p>
          </table:table-cell>
          <table:table-cell office:value-type="float" office:value="5.21006111692611" calcext:value-type="float">
            <text:p>5.21006111692611</text:p>
          </table:table-cell>
          <table:table-cell office:value-type="float" office:value="96.65" calcext:value-type="float">
            <text:p>96.65</text:p>
          </table:table-cell>
          <table:table-cell office:value-type="float" office:value="7.3073503009677" calcext:value-type="float">
            <text:p>7.3073503009677</text:p>
          </table:table-cell>
          <table:table-cell office:value-type="float" office:value="103.85" calcext:value-type="float">
            <text:p>103.85</text:p>
          </table:table-cell>
          <table:table-cell office:value-type="float" office:value="7.32892610787807" calcext:value-type="float">
            <text:p>7.32892610787807</text:p>
          </table:table-cell>
          <table:table-cell office:value-type="float" office:value="140.5" calcext:value-type="float">
            <text:p>140.5</text:p>
          </table:table-cell>
          <table:table-cell office:value-type="float" office:value="16.3755273117186" calcext:value-type="float">
            <text:p>16.3755273117186</text:p>
          </table:table-cell>
          <table:table-cell office:value-type="float" office:value="183" calcext:value-type="float">
            <text:p>183</text:p>
          </table:table-cell>
          <table:table-cell office:value-type="float" office:value="13.4164078649987" calcext:value-type="float">
            <text:p>13.4164078649987</text:p>
          </table:table-cell>
          <table:table-cell office:value-type="float" office:value="271.5" calcext:value-type="float">
            <text:p>271.5</text:p>
          </table:table-cell>
          <table:table-cell office:value-type="float" office:value="38.9702990818176" calcext:value-type="float">
            <text:p>38.9702990818176</text:p>
          </table:table-cell>
          <table:table-cell office:value-type="float" office:value="2588" calcext:value-type="float">
            <text:p>2588</text:p>
          </table:table-cell>
          <table:table-cell office:value-type="float" office:value="1129.43674830468" calcext:value-type="float">
            <text:p>1129.43674830468</text:p>
          </table:table-cell>
          <table:table-cell office:value-type="float" office:value="8310" calcext:value-type="float">
            <text:p>8310</text:p>
          </table:table-cell>
          <table:table-cell office:value-type="float" office:value="3589.73683245942" calcext:value-type="float">
            <text:p>3589.736832459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1556.15" calcext:value-type="float">
            <text:p>11556.15</text:p>
          </table:table-cell>
          <table:table-cell office:value-type="float" office:value="861.963320443205" calcext:value-type="float">
            <text:p>861.963320443205</text:p>
          </table:table-cell>
          <table:table-cell office:value-type="float" office:value="57.2" calcext:value-type="float">
            <text:p>57.2</text:p>
          </table:table-cell>
          <table:table-cell office:value-type="float" office:value="5.69025020262036" calcext:value-type="float">
            <text:p>5.69025020262036</text:p>
          </table:table-cell>
          <table:table-cell office:value-type="float" office:value="73.85" calcext:value-type="float">
            <text:p>73.85</text:p>
          </table:table-cell>
          <table:table-cell office:value-type="float" office:value="7.23496626406131" calcext:value-type="float">
            <text:p>7.23496626406131</text:p>
          </table:table-cell>
          <table:table-cell office:value-type="float" office:value="85.75" calcext:value-type="float">
            <text:p>85.75</text:p>
          </table:table-cell>
          <table:table-cell office:value-type="float" office:value="8.54015283975151" calcext:value-type="float">
            <text:p>8.54015283975151</text:p>
          </table:table-cell>
          <table:table-cell office:value-type="float" office:value="94.95" calcext:value-type="float">
            <text:p>94.95</text:p>
          </table:table-cell>
          <table:table-cell office:value-type="float" office:value="11.028551462836" calcext:value-type="float">
            <text:p>11.028551462836</text:p>
          </table:table-cell>
          <table:table-cell office:value-type="float" office:value="141" calcext:value-type="float">
            <text:p>141</text:p>
          </table:table-cell>
          <table:table-cell office:value-type="float" office:value="27.12543960352" calcext:value-type="float">
            <text:p>27.12543960352</text:p>
          </table:table-cell>
          <table:table-cell office:value-type="float" office:value="205.5" calcext:value-type="float">
            <text:p>205.5</text:p>
          </table:table-cell>
          <table:table-cell office:value-type="float" office:value="33.7911542457957" calcext:value-type="float">
            <text:p>33.7911542457957</text:p>
          </table:table-cell>
          <table:table-cell office:value-type="float" office:value="343" calcext:value-type="float">
            <text:p>343</text:p>
          </table:table-cell>
          <table:table-cell office:value-type="float" office:value="61.5672503510549" calcext:value-type="float">
            <text:p>61.5672503510549</text:p>
          </table:table-cell>
          <table:table-cell office:value-type="float" office:value="710.5" calcext:value-type="float">
            <text:p>710.5</text:p>
          </table:table-cell>
          <table:table-cell office:value-type="float" office:value="214.904507557243" calcext:value-type="float">
            <text:p>214.904507557243</text:p>
          </table:table-cell>
          <table:table-cell office:value-type="float" office:value="16505" calcext:value-type="float">
            <text:p>16505</text:p>
          </table:table-cell>
          <table:table-cell office:value-type="float" office:value="5818.79667429977" calcext:value-type="float">
            <text:p>5818.79667429977</text:p>
          </table:table-cell>
        </table:table-row>
        <table:table-row table:style-name="ro1" table:number-rows-repeated="8">
          <table:table-cell table:number-columns-repeated="21"/>
        </table:table-row>
        <table:table-row table:style-name="ro1">
          <table:table-cell table:style-name="ce2" office:value-type="string" calcext:value-type="string" table:number-columns-spanned="21" table:number-rows-spanned="2">
            <text:p>PER-LABELSET GHFLY</text:p>
          </table:table-cell>
          <table:covered-table-cell table:number-columns-repeated="20"/>
        </table:table-row>
        <table:table-row table:style-name="ro1">
          <table:covered-table-cell table:number-columns-repeated="2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# failures_mean</text:p>
          </table:table-cell>
          <table:table-cell office:value-type="string" calcext:value-type="string">
            <text:p># failures_std</text:p>
          </table:table-cell>
          <table:table-cell office:value-type="string" calcext:value-type="string">
            <text:p>Median response time_mean</text:p>
          </table:table-cell>
          <table:table-cell office:value-type="string" calcext:value-type="string">
            <text:p>Median response time_std</text:p>
          </table:table-cell>
          <table:table-cell office:value-type="string" calcext:value-type="string">
            <text:p>Average response time_mean</text:p>
          </table:table-cell>
          <table:table-cell office:value-type="string" calcext:value-type="string">
            <text:p>Average response time_std</text:p>
          </table:table-cell>
          <table:table-cell office:value-type="string" calcext:value-type="string">
            <text:p>Min response time_mean</text:p>
          </table:table-cell>
          <table:table-cell office:value-type="string" calcext:value-type="string">
            <text:p>Min response time_std</text:p>
          </table:table-cell>
          <table:table-cell office:value-type="string" calcext:value-type="string">
            <text:p>Max response time_mean</text:p>
          </table:table-cell>
          <table:table-cell office:value-type="string" calcext:value-type="string">
            <text:p>Max response time_std</text:p>
          </table:table-cell>
          <table:table-cell office:value-type="string" calcext:value-type="string">
            <text:p>Average Content Size_mean</text:p>
          </table:table-cell>
          <table:table-cell office:value-type="string" calcext:value-type="string">
            <text:p>Average Content Size_std</text:p>
          </table:table-cell>
          <table:table-cell office:value-type="string" calcext:value-type="string">
            <text:p>Requests/s_mean</text:p>
          </table:table-cell>
          <table:table-cell office:value-type="string" calcext:value-type="string">
            <text:p>Requests/s_std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addtocart</text:p>
          </table:table-cell>
          <table:table-cell office:value-type="float" office:value="1973" calcext:value-type="float">
            <text:p>1973</text:p>
          </table:table-cell>
          <table:table-cell office:value-type="float" office:value="164.847936308779" calcext:value-type="float">
            <text:p>164.847936308779</text:p>
          </table:table-cell>
          <table:table-cell office:value-type="float" office:value="2.3" calcext:value-type="float">
            <text:p>2.3</text:p>
          </table:table-cell>
          <table:table-cell office:value-type="float" office:value="2.95759504007101" calcext:value-type="float">
            <text:p>2.95759504007101</text:p>
          </table:table-cell>
          <table:table-cell office:value-type="float" office:value="87.5" calcext:value-type="float">
            <text:p>87.5</text:p>
          </table:table-cell>
          <table:table-cell office:value-type="float" office:value="10.0760267858652" calcext:value-type="float">
            <text:p>10.0760267858652</text:p>
          </table:table-cell>
          <table:table-cell office:value-type="float" office:value="140.6" calcext:value-type="float">
            <text:p>140.6</text:p>
          </table:table-cell>
          <table:table-cell office:value-type="float" office:value="19.1129606068211" calcext:value-type="float">
            <text:p>19.1129606068211</text:p>
          </table:table-cell>
          <table:table-cell office:value-type="float" office:value="38.85" calcext:value-type="float">
            <text:p>38.85</text:p>
          </table:table-cell>
          <table:table-cell office:value-type="float" office:value="6.9302920117713" calcext:value-type="float">
            <text:p>6.9302920117713</text:p>
          </table:table-cell>
          <table:table-cell office:value-type="float" office:value="10585.5" calcext:value-type="float">
            <text:p>10585.5</text:p>
          </table:table-cell>
          <table:table-cell office:value-type="float" office:value="3657.09612296855" calcext:value-type="float">
            <text:p>3657.09612296855</text:p>
          </table:table-cell>
          <table:table-cell office:value-type="float" office:value="24389.25" calcext:value-type="float">
            <text:p>24389.25</text:p>
          </table:table-cell>
          <table:table-cell office:value-type="float" office:value="4715.92408620433" calcext:value-type="float">
            <text:p>4715.92408620433</text:p>
          </table:table-cell>
          <table:table-cell office:value-type="float" office:value="8.2375" calcext:value-type="float">
            <text:p>8.2375</text:p>
          </table:table-cell>
          <table:table-cell office:value-type="float" office:value="0.687963241062073" calcext:value-type="float">
            <text:p>0.6879632410620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egorypage</text:p>
          </table:table-cell>
          <table:table-cell office:value-type="float" office:value="1976.95" calcext:value-type="float">
            <text:p>1976.95</text:p>
          </table:table-cell>
          <table:table-cell office:value-type="float" office:value="164.421305765018" calcext:value-type="float">
            <text:p>164.421305765018</text:p>
          </table:table-cell>
          <table:table-cell office:value-type="float" office:value="1.2" calcext:value-type="float">
            <text:p>1.2</text:p>
          </table:table-cell>
          <table:table-cell office:value-type="float" office:value="1.43636969291922" calcext:value-type="float">
            <text:p>1.43636969291922</text:p>
          </table:table-cell>
          <table:table-cell office:value-type="float" office:value="47.4" calcext:value-type="float">
            <text:p>47.4</text:p>
          </table:table-cell>
          <table:table-cell office:value-type="float" office:value="4.60434577328853" calcext:value-type="float">
            <text:p>4.60434577328853</text:p>
          </table:table-cell>
          <table:table-cell office:value-type="float" office:value="90.1" calcext:value-type="float">
            <text:p>90.1</text:p>
          </table:table-cell>
          <table:table-cell office:value-type="float" office:value="20.0523000387014" calcext:value-type="float">
            <text:p>20.0523000387014</text:p>
          </table:table-cell>
          <table:table-cell office:value-type="float" office:value="20.8" calcext:value-type="float">
            <text:p>20.8</text:p>
          </table:table-cell>
          <table:table-cell office:value-type="float" office:value="2.28496228230992" calcext:value-type="float">
            <text:p>2.28496228230992</text:p>
          </table:table-cell>
          <table:table-cell office:value-type="float" office:value="8070" calcext:value-type="float">
            <text:p>8070</text:p>
          </table:table-cell>
          <table:table-cell office:value-type="float" office:value="3830.62882016709" calcext:value-type="float">
            <text:p>3830.62882016709</text:p>
          </table:table-cell>
          <table:table-cell office:value-type="float" office:value="112090.5" calcext:value-type="float">
            <text:p>112090.5</text:p>
          </table:table-cell>
          <table:table-cell office:value-type="float" office:value="688.906112310632" calcext:value-type="float">
            <text:p>688.906112310632</text:p>
          </table:table-cell>
          <table:table-cell office:value-type="float" office:value="8.253" calcext:value-type="float">
            <text:p>8.253</text:p>
          </table:table-cell>
          <table:table-cell office:value-type="float" office:value="0.685005570472932" calcext:value-type="float">
            <text:p>0.6850055704729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epage</text:p>
          </table:table-cell>
          <table:table-cell office:value-type="float" office:value="1976.55" calcext:value-type="float">
            <text:p>1976.55</text:p>
          </table:table-cell>
          <table:table-cell office:value-type="float" office:value="165.142832914898" calcext:value-type="float">
            <text:p>165.142832914898</text:p>
          </table:table-cell>
          <table:table-cell office:value-type="float" office:value="2.3" calcext:value-type="float">
            <text:p>2.3</text:p>
          </table:table-cell>
          <table:table-cell office:value-type="float" office:value="3.26222397501427" calcext:value-type="float">
            <text:p>3.26222397501427</text:p>
          </table:table-cell>
          <table:table-cell office:value-type="float" office:value="25.9" calcext:value-type="float">
            <text:p>25.9</text:p>
          </table:table-cell>
          <table:table-cell office:value-type="float" office:value="1.80350535872433" calcext:value-type="float">
            <text:p>1.80350535872433</text:p>
          </table:table-cell>
          <table:table-cell office:value-type="float" office:value="90.6" calcext:value-type="float">
            <text:p>90.6</text:p>
          </table:table-cell>
          <table:table-cell office:value-type="float" office:value="57.9767648559136" calcext:value-type="float">
            <text:p>57.9767648559136</text:p>
          </table:table-cell>
          <table:table-cell office:value-type="float" office:value="9.4" calcext:value-type="float">
            <text:p>9.4</text:p>
          </table:table-cell>
          <table:table-cell office:value-type="float" office:value="1.23117402250219" calcext:value-type="float">
            <text:p>1.23117402250219</text:p>
          </table:table-cell>
          <table:table-cell office:value-type="float" office:value="12165.1" calcext:value-type="float">
            <text:p>12165.1</text:p>
          </table:table-cell>
          <table:table-cell office:value-type="float" office:value="7244.22317872371" calcext:value-type="float">
            <text:p>7244.22317872371</text:p>
          </table:table-cell>
          <table:table-cell office:value-type="float" office:value="8747.15" calcext:value-type="float">
            <text:p>8747.15</text:p>
          </table:table-cell>
          <table:table-cell office:value-type="float" office:value="19.0933303317647" calcext:value-type="float">
            <text:p>19.0933303317647</text:p>
          </table:table-cell>
          <table:table-cell office:value-type="float" office:value="8.2515" calcext:value-type="float">
            <text:p>8.2515</text:p>
          </table:table-cell>
          <table:table-cell office:value-type="float" office:value="0.688050449496715" calcext:value-type="float">
            <text:p>0.6880504494967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990.65" calcext:value-type="float">
            <text:p>990.65</text:p>
          </table:table-cell>
          <table:table-cell office:value-type="float" office:value="82.4150439767171" calcext:value-type="float">
            <text:p>82.4150439767171</text:p>
          </table:table-cell>
          <table:table-cell office:value-type="float" office:value="0.45" calcext:value-type="float">
            <text:p>0.45</text:p>
          </table:table-cell>
          <table:table-cell office:value-type="float" office:value="0.825577947481897" calcext:value-type="float">
            <text:p>0.825577947481897</text:p>
          </table:table-cell>
          <table:table-cell office:value-type="float" office:value="73" calcext:value-type="float">
            <text:p>73</text:p>
          </table:table-cell>
          <table:table-cell office:value-type="float" office:value="3.97359707119513" calcext:value-type="float">
            <text:p>3.97359707119513</text:p>
          </table:table-cell>
          <table:table-cell office:value-type="float" office:value="129.75" calcext:value-type="float">
            <text:p>129.75</text:p>
          </table:table-cell>
          <table:table-cell office:value-type="float" office:value="18.7416648139913" calcext:value-type="float">
            <text:p>18.7416648139913</text:p>
          </table:table-cell>
          <table:table-cell office:value-type="float" office:value="33" calcext:value-type="float">
            <text:p>33</text:p>
          </table:table-cell>
          <table:table-cell office:value-type="float" office:value="3.24442842261525" calcext:value-type="float">
            <text:p>3.24442842261525</text:p>
          </table:table-cell>
          <table:table-cell office:value-type="float" office:value="9179.5" calcext:value-type="float">
            <text:p>9179.5</text:p>
          </table:table-cell>
          <table:table-cell office:value-type="float" office:value="4380.66903686256" calcext:value-type="float">
            <text:p>4380.66903686256</text:p>
          </table:table-cell>
          <table:table-cell office:value-type="float" office:value="9076.6" calcext:value-type="float">
            <text:p>9076.6</text:p>
          </table:table-cell>
          <table:table-cell office:value-type="float" office:value="8.59865350536153" calcext:value-type="float">
            <text:p>8.59865350536153</text:p>
          </table:table-cell>
          <table:table-cell office:value-type="float" office:value="4.136" calcext:value-type="float">
            <text:p>4.136</text:p>
          </table:table-cell>
          <table:table-cell office:value-type="float" office:value="0.343900230330037" calcext:value-type="float">
            <text:p>0.343900230330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inpage</text:p>
          </table:table-cell>
          <table:table-cell office:value-type="float" office:value="991.75" calcext:value-type="float">
            <text:p>991.75</text:p>
          </table:table-cell>
          <table:table-cell office:value-type="float" office:value="82.5258332759793" calcext:value-type="float">
            <text:p>82.5258332759793</text:p>
          </table:table-cell>
          <table:table-cell office:value-type="float" office:value="0.25" calcext:value-type="float">
            <text:p>0.25</text:p>
          </table:table-cell>
          <table:table-cell office:value-type="float" office:value="0.716350399411379" calcext:value-type="float">
            <text:p>0.716350399411379</text:p>
          </table:table-cell>
          <table:table-cell office:value-type="float" office:value="23.75" calcext:value-type="float">
            <text:p>23.75</text:p>
          </table:table-cell>
          <table:table-cell office:value-type="float" office:value="1.94327450183284" calcext:value-type="float">
            <text:p>1.94327450183284</text:p>
          </table:table-cell>
          <table:table-cell office:value-type="float" office:value="50.15" calcext:value-type="float">
            <text:p>50.15</text:p>
          </table:table-cell>
          <table:table-cell office:value-type="float" office:value="18.0621004781894" calcext:value-type="float">
            <text:p>18.0621004781894</text:p>
          </table:table-cell>
          <table:table-cell office:value-type="float" office:value="9.3" calcext:value-type="float">
            <text:p>9.3</text:p>
          </table:table-cell>
          <table:table-cell office:value-type="float" office:value="1.12857618729367" calcext:value-type="float">
            <text:p>1.12857618729367</text:p>
          </table:table-cell>
          <table:table-cell office:value-type="float" office:value="4559.9" calcext:value-type="float">
            <text:p>4559.9</text:p>
          </table:table-cell>
          <table:table-cell office:value-type="float" office:value="4366.03230573674" calcext:value-type="float">
            <text:p>4366.03230573674</text:p>
          </table:table-cell>
          <table:table-cell office:value-type="float" office:value="9646.6" calcext:value-type="float">
            <text:p>9646.6</text:p>
          </table:table-cell>
          <table:table-cell office:value-type="float" office:value="24.1102729797465" calcext:value-type="float">
            <text:p>24.1102729797465</text:p>
          </table:table-cell>
          <table:table-cell office:value-type="float" office:value="4.1405" calcext:value-type="float">
            <text:p>4.1405</text:p>
          </table:table-cell>
          <table:table-cell office:value-type="float" office:value="0.344344915822249" calcext:value-type="float">
            <text:p>0.3443449158222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983.9" calcext:value-type="float">
            <text:p>983.9</text:p>
          </table:table-cell>
          <table:table-cell office:value-type="float" office:value="82.4058633580735" calcext:value-type="float">
            <text:p>82.4058633580735</text:p>
          </table:table-cell>
          <table:table-cell office:value-type="float" office:value="0.4" calcext:value-type="float">
            <text:p>0.4</text:p>
          </table:table-cell>
          <table:table-cell office:value-type="float" office:value="0.680557047378721" calcext:value-type="float">
            <text:p>0.680557047378721</text:p>
          </table:table-cell>
          <table:table-cell office:value-type="float" office:value="33.25" calcext:value-type="float">
            <text:p>33.25</text:p>
          </table:table-cell>
          <table:table-cell office:value-type="float" office:value="2.82610015839198" calcext:value-type="float">
            <text:p>2.82610015839198</text:p>
          </table:table-cell>
          <table:table-cell office:value-type="float" office:value="55.4" calcext:value-type="float">
            <text:p>55.4</text:p>
          </table:table-cell>
          <table:table-cell office:value-type="float" office:value="11.8027650640812" calcext:value-type="float">
            <text:p>11.8027650640812</text:p>
          </table:table-cell>
          <table:table-cell office:value-type="float" office:value="14.35" calcext:value-type="float">
            <text:p>14.35</text:p>
          </table:table-cell>
          <table:table-cell office:value-type="float" office:value="1.9269556026896" calcext:value-type="float">
            <text:p>1.9269556026896</text:p>
          </table:table-cell>
          <table:table-cell office:value-type="float" office:value="7723.9" calcext:value-type="float">
            <text:p>7723.9</text:p>
          </table:table-cell>
          <table:table-cell office:value-type="float" office:value="5054.02338840318" calcext:value-type="float">
            <text:p>5054.02338840318</text:p>
          </table:table-cell>
          <table:table-cell office:value-type="float" office:value="8857.55" calcext:value-type="float">
            <text:p>8857.55</text:p>
          </table:table-cell>
          <table:table-cell office:value-type="float" office:value="6.84778104667205" calcext:value-type="float">
            <text:p>6.84778104667205</text:p>
          </table:table-cell>
          <table:table-cell office:value-type="float" office:value="4.1075" calcext:value-type="float">
            <text:p>4.1075</text:p>
          </table:table-cell>
          <table:table-cell office:value-type="float" office:value="0.344182861434533" calcext:value-type="float">
            <text:p>0.344182861434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ductpage</text:p>
          </table:table-cell>
          <table:table-cell office:value-type="float" office:value="1975" calcext:value-type="float">
            <text:p>1975</text:p>
          </table:table-cell>
          <table:table-cell office:value-type="float" office:value="164.536670044929" calcext:value-type="float">
            <text:p>164.536670044929</text:p>
          </table:table-cell>
          <table:table-cell office:value-type="float" office:value="0.8" calcext:value-type="float">
            <text:p>0.8</text:p>
          </table:table-cell>
          <table:table-cell office:value-type="float" office:value="1.15165784392487" calcext:value-type="float">
            <text:p>1.15165784392487</text:p>
          </table:table-cell>
          <table:table-cell office:value-type="float" office:value="69.55" calcext:value-type="float">
            <text:p>69.55</text:p>
          </table:table-cell>
          <table:table-cell office:value-type="float" office:value="8.12063648011073" calcext:value-type="float">
            <text:p>8.12063648011073</text:p>
          </table:table-cell>
          <table:table-cell office:value-type="float" office:value="113.3" calcext:value-type="float">
            <text:p>113.3</text:p>
          </table:table-cell>
          <table:table-cell office:value-type="float" office:value="20.2669032765505" calcext:value-type="float">
            <text:p>20.2669032765505</text:p>
          </table:table-cell>
          <table:table-cell office:value-type="float" office:value="29.5" calcext:value-type="float">
            <text:p>29.5</text:p>
          </table:table-cell>
          <table:table-cell office:value-type="float" office:value="5.8534740022261" calcext:value-type="float">
            <text:p>5.8534740022261</text:p>
          </table:table-cell>
          <table:table-cell office:value-type="float" office:value="6626.75" calcext:value-type="float">
            <text:p>6626.75</text:p>
          </table:table-cell>
          <table:table-cell office:value-type="float" office:value="4473.28823920979" calcext:value-type="float">
            <text:p>4473.28823920979</text:p>
          </table:table-cell>
          <table:table-cell office:value-type="float" office:value="103115.7" calcext:value-type="float">
            <text:p>103115.7</text:p>
          </table:table-cell>
          <table:table-cell office:value-type="float" office:value="13967.9392825141" calcext:value-type="float">
            <text:p>13967.9392825141</text:p>
          </table:table-cell>
          <table:table-cell office:value-type="float" office:value="8.246" calcext:value-type="float">
            <text:p>8.246</text:p>
          </table:table-cell>
          <table:table-cell office:value-type="float" office:value="0.686527493986949" calcext:value-type="float">
            <text:p>0.6865274939869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file</text:p>
          </table:table-cell>
          <table:table-cell office:value-type="float" office:value="984.75" calcext:value-type="float">
            <text:p>984.75</text:p>
          </table:table-cell>
          <table:table-cell office:value-type="float" office:value="82.4505433897385" calcext:value-type="float">
            <text:p>82.4505433897385</text:p>
          </table:table-cell>
          <table:table-cell office:value-type="float" office:value="1.05" calcext:value-type="float">
            <text:p>1.05</text:p>
          </table:table-cell>
          <table:table-cell office:value-type="float" office:value="2.16369566884264" calcext:value-type="float">
            <text:p>2.16369566884264</text:p>
          </table:table-cell>
          <table:table-cell office:value-type="float" office:value="40.7" calcext:value-type="float">
            <text:p>40.7</text:p>
          </table:table-cell>
          <table:table-cell office:value-type="float" office:value="4.3540664598559" calcext:value-type="float">
            <text:p>4.3540664598559</text:p>
          </table:table-cell>
          <table:table-cell office:value-type="float" office:value="69.4" calcext:value-type="float">
            <text:p>69.4</text:p>
          </table:table-cell>
          <table:table-cell office:value-type="float" office:value="11.2549404356721" calcext:value-type="float">
            <text:p>11.2549404356721</text:p>
          </table:table-cell>
          <table:table-cell office:value-type="float" office:value="17.8" calcext:value-type="float">
            <text:p>17.8</text:p>
          </table:table-cell>
          <table:table-cell office:value-type="float" office:value="2.52565780905115" calcext:value-type="float">
            <text:p>2.52565780905115</text:p>
          </table:table-cell>
          <table:table-cell office:value-type="float" office:value="4179.9" calcext:value-type="float">
            <text:p>4179.9</text:p>
          </table:table-cell>
          <table:table-cell office:value-type="float" office:value="4090.63420510805" calcext:value-type="float">
            <text:p>4090.63420510805</text:p>
          </table:table-cell>
          <table:table-cell office:value-type="float" office:value="9708.2" calcext:value-type="float">
            <text:p>9708.2</text:p>
          </table:table-cell>
          <table:table-cell office:value-type="float" office:value="38.9920369738289" calcext:value-type="float">
            <text:p>38.9920369738289</text:p>
          </table:table-cell>
          <table:table-cell office:value-type="float" office:value="4.112" calcext:value-type="float">
            <text:p>4.112</text:p>
          </table:table-cell>
          <table:table-cell office:value-type="float" office:value="0.343872681457297" calcext:value-type="float">
            <text:p>0.343872681457297</text:p>
          </table:table-cell>
          <table:table-cell table:number-columns-repeated="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# requests_mean</text:p>
          </table:table-cell>
          <table:table-cell office:value-type="string" calcext:value-type="string">
            <text:p># requests_std</text:p>
          </table:table-cell>
          <table:table-cell office:value-type="string" calcext:value-type="string">
            <text:p>50%_mean</text:p>
          </table:table-cell>
          <table:table-cell office:value-type="string" calcext:value-type="string">
            <text:p>50%_std</text:p>
          </table:table-cell>
          <table:table-cell office:value-type="string" calcext:value-type="string">
            <text:p>66%_mean</text:p>
          </table:table-cell>
          <table:table-cell office:value-type="string" calcext:value-type="string">
            <text:p>66%_std</text:p>
          </table:table-cell>
          <table:table-cell office:value-type="string" calcext:value-type="string">
            <text:p>75%_mean</text:p>
          </table:table-cell>
          <table:table-cell office:value-type="string" calcext:value-type="string">
            <text:p>75%_std</text:p>
          </table:table-cell>
          <table:table-cell office:value-type="string" calcext:value-type="string">
            <text:p>80%_mean</text:p>
          </table:table-cell>
          <table:table-cell office:value-type="string" calcext:value-type="string">
            <text:p>80%_std</text:p>
          </table:table-cell>
          <table:table-cell office:value-type="string" calcext:value-type="string">
            <text:p>90%_mean</text:p>
          </table:table-cell>
          <table:table-cell office:value-type="string" calcext:value-type="string">
            <text:p>90%_std</text:p>
          </table:table-cell>
          <table:table-cell office:value-type="string" calcext:value-type="string">
            <text:p>95%_mean</text:p>
          </table:table-cell>
          <table:table-cell office:value-type="string" calcext:value-type="string">
            <text:p>95%_std</text:p>
          </table:table-cell>
          <table:table-cell office:value-type="string" calcext:value-type="string">
            <text:p>98%_mean</text:p>
          </table:table-cell>
          <table:table-cell office:value-type="string" calcext:value-type="string">
            <text:p>98%_std</text:p>
          </table:table-cell>
          <table:table-cell office:value-type="string" calcext:value-type="string">
            <text:p>99%_mean</text:p>
          </table:table-cell>
          <table:table-cell office:value-type="string" calcext:value-type="string">
            <text:p>99%_std</text:p>
          </table:table-cell>
          <table:table-cell office:value-type="string" calcext:value-type="string">
            <text:p>100%_mean</text:p>
          </table:table-cell>
          <table:table-cell office:value-type="string" calcext:value-type="string">
            <text:p>100%_std</text:p>
          </table:table-cell>
        </table:table-row>
        <table:table-row table:style-name="ro1">
          <table:table-cell office:value-type="string" calcext:value-type="string">
            <text:p>GET addtocart</text:p>
          </table:table-cell>
          <table:table-cell office:value-type="float" office:value="1973" calcext:value-type="float">
            <text:p>1973</text:p>
          </table:table-cell>
          <table:table-cell office:value-type="float" office:value="164.847936308779" calcext:value-type="float">
            <text:p>164.847936308779</text:p>
          </table:table-cell>
          <table:table-cell office:value-type="float" office:value="87.5" calcext:value-type="float">
            <text:p>87.5</text:p>
          </table:table-cell>
          <table:table-cell office:value-type="float" office:value="10.0760267858652" calcext:value-type="float">
            <text:p>10.0760267858652</text:p>
          </table:table-cell>
          <table:table-cell office:value-type="float" office:value="105.6" calcext:value-type="float">
            <text:p>105.6</text:p>
          </table:table-cell>
          <table:table-cell office:value-type="float" office:value="14.9363562103381" calcext:value-type="float">
            <text:p>14.9363562103381</text:p>
          </table:table-cell>
          <table:table-cell office:value-type="float" office:value="127" calcext:value-type="float">
            <text:p>127</text:p>
          </table:table-cell>
          <table:table-cell office:value-type="float" office:value="26.5766022936282" calcext:value-type="float">
            <text:p>26.5766022936282</text:p>
          </table:table-cell>
          <table:table-cell office:value-type="float" office:value="146" calcext:value-type="float">
            <text:p>146</text:p>
          </table:table-cell>
          <table:table-cell office:value-type="float" office:value="28.9100237579323" calcext:value-type="float">
            <text:p>28.9100237579323</text:p>
          </table:table-cell>
          <table:table-cell office:value-type="float" office:value="211.5" calcext:value-type="float">
            <text:p>211.5</text:p>
          </table:table-cell>
          <table:table-cell office:value-type="float" office:value="37.3144532460631" calcext:value-type="float">
            <text:p>37.3144532460631</text:p>
          </table:table-cell>
          <table:table-cell office:value-type="float" office:value="282.5" calcext:value-type="float">
            <text:p>282.5</text:p>
          </table:table-cell>
          <table:table-cell office:value-type="float" office:value="46.8901291374455" calcext:value-type="float">
            <text:p>46.8901291374455</text:p>
          </table:table-cell>
          <table:table-cell office:value-type="float" office:value="422" calcext:value-type="float">
            <text:p>422</text:p>
          </table:table-cell>
          <table:table-cell office:value-type="float" office:value="70.0826579644952" calcext:value-type="float">
            <text:p>70.0826579644952</text:p>
          </table:table-cell>
          <table:table-cell office:value-type="float" office:value="739.5" calcext:value-type="float">
            <text:p>739.5</text:p>
          </table:table-cell>
          <table:table-cell office:value-type="float" office:value="255.846890891696" calcext:value-type="float">
            <text:p>255.846890891696</text:p>
          </table:table-cell>
          <table:table-cell office:value-type="float" office:value="10510" calcext:value-type="float">
            <text:p>10510</text:p>
          </table:table-cell>
          <table:table-cell office:value-type="float" office:value="3605.53667806086" calcext:value-type="float">
            <text:p>3605.53667806086</text:p>
          </table:table-cell>
        </table:table-row>
        <table:table-row table:style-name="ro1">
          <table:table-cell office:value-type="string" calcext:value-type="string">
            <text:p>GET categorypage</text:p>
          </table:table-cell>
          <table:table-cell office:value-type="float" office:value="1976.95" calcext:value-type="float">
            <text:p>1976.95</text:p>
          </table:table-cell>
          <table:table-cell office:value-type="float" office:value="164.421305765018" calcext:value-type="float">
            <text:p>164.421305765018</text:p>
          </table:table-cell>
          <table:table-cell office:value-type="float" office:value="47.4" calcext:value-type="float">
            <text:p>47.4</text:p>
          </table:table-cell>
          <table:table-cell office:value-type="float" office:value="4.60434577328854" calcext:value-type="float">
            <text:p>4.60434577328854</text:p>
          </table:table-cell>
          <table:table-cell office:value-type="float" office:value="57.55" calcext:value-type="float">
            <text:p>57.55</text:p>
          </table:table-cell>
          <table:table-cell office:value-type="float" office:value="6.86313569579878" calcext:value-type="float">
            <text:p>6.86313569579878</text:p>
          </table:table-cell>
          <table:table-cell office:value-type="float" office:value="69.95" calcext:value-type="float">
            <text:p>69.95</text:p>
          </table:table-cell>
          <table:table-cell office:value-type="float" office:value="9.14488640544108" calcext:value-type="float">
            <text:p>9.14488640544108</text:p>
          </table:table-cell>
          <table:table-cell office:value-type="float" office:value="80.15" calcext:value-type="float">
            <text:p>80.15</text:p>
          </table:table-cell>
          <table:table-cell office:value-type="float" office:value="8.91642482046181" calcext:value-type="float">
            <text:p>8.91642482046181</text:p>
          </table:table-cell>
          <table:table-cell office:value-type="float" office:value="107.05" calcext:value-type="float">
            <text:p>107.05</text:p>
          </table:table-cell>
          <table:table-cell office:value-type="float" office:value="11.5004576567974" calcext:value-type="float">
            <text:p>11.5004576567974</text:p>
          </table:table-cell>
          <table:table-cell office:value-type="float" office:value="152" calcext:value-type="float">
            <text:p>152</text:p>
          </table:table-cell>
          <table:table-cell office:value-type="float" office:value="34.2744342346488" calcext:value-type="float">
            <text:p>34.2744342346488</text:p>
          </table:table-cell>
          <table:table-cell office:value-type="float" office:value="286" calcext:value-type="float">
            <text:p>286</text:p>
          </table:table-cell>
          <table:table-cell office:value-type="float" office:value="143.504997162211" calcext:value-type="float">
            <text:p>143.504997162211</text:p>
          </table:table-cell>
          <table:table-cell office:value-type="float" office:value="854" calcext:value-type="float">
            <text:p>854</text:p>
          </table:table-cell>
          <table:table-cell office:value-type="float" office:value="457.411481226581" calcext:value-type="float">
            <text:p>457.411481226581</text:p>
          </table:table-cell>
          <table:table-cell office:value-type="float" office:value="8015" calcext:value-type="float">
            <text:p>8015</text:p>
          </table:table-cell>
          <table:table-cell office:value-type="float" office:value="3759.37774806305" calcext:value-type="float">
            <text:p>3759.37774806305</text:p>
          </table:table-cell>
        </table:table-row>
        <table:table-row table:style-name="ro1">
          <table:table-cell office:value-type="string" calcext:value-type="string">
            <text:p>GET homepage</text:p>
          </table:table-cell>
          <table:table-cell office:value-type="float" office:value="1976.55" calcext:value-type="float">
            <text:p>1976.55</text:p>
          </table:table-cell>
          <table:table-cell office:value-type="float" office:value="165.142832914898" calcext:value-type="float">
            <text:p>165.142832914898</text:p>
          </table:table-cell>
          <table:table-cell office:value-type="float" office:value="25.9" calcext:value-type="float">
            <text:p>25.9</text:p>
          </table:table-cell>
          <table:table-cell office:value-type="float" office:value="1.80350535872433" calcext:value-type="float">
            <text:p>1.80350535872433</text:p>
          </table:table-cell>
          <table:table-cell office:value-type="float" office:value="31.8" calcext:value-type="float">
            <text:p>31.8</text:p>
          </table:table-cell>
          <table:table-cell office:value-type="float" office:value="2.33057481050671" calcext:value-type="float">
            <text:p>2.33057481050671</text:p>
          </table:table-cell>
          <table:table-cell office:value-type="float" office:value="36.95" calcext:value-type="float">
            <text:p>36.95</text:p>
          </table:table-cell>
          <table:table-cell office:value-type="float" office:value="4.04546529755036" calcext:value-type="float">
            <text:p>4.04546529755036</text:p>
          </table:table-cell>
          <table:table-cell office:value-type="float" office:value="42.1" calcext:value-type="float">
            <text:p>42.1</text:p>
          </table:table-cell>
          <table:table-cell office:value-type="float" office:value="5.81196587811913" calcext:value-type="float">
            <text:p>5.81196587811913</text:p>
          </table:table-cell>
          <table:table-cell office:value-type="float" office:value="65.65" calcext:value-type="float">
            <text:p>65.65</text:p>
          </table:table-cell>
          <table:table-cell office:value-type="float" office:value="7.98205223578102" calcext:value-type="float">
            <text:p>7.98205223578102</text:p>
          </table:table-cell>
          <table:table-cell office:value-type="float" office:value="83.85" calcext:value-type="float">
            <text:p>83.85</text:p>
          </table:table-cell>
          <table:table-cell office:value-type="float" office:value="6.59565247560447" calcext:value-type="float">
            <text:p>6.59565247560447</text:p>
          </table:table-cell>
          <table:table-cell office:value-type="float" office:value="110.6" calcext:value-type="float">
            <text:p>110.6</text:p>
          </table:table-cell>
          <table:table-cell office:value-type="float" office:value="18.8104114507729" calcext:value-type="float">
            <text:p>18.8104114507729</text:p>
          </table:table-cell>
          <table:table-cell office:value-type="float" office:value="216.5" calcext:value-type="float">
            <text:p>216.5</text:p>
          </table:table-cell>
          <table:table-cell office:value-type="float" office:value="210.64499944094" calcext:value-type="float">
            <text:p>210.64499944094</text:p>
          </table:table-cell>
          <table:table-cell office:value-type="float" office:value="12145" calcext:value-type="float">
            <text:p>12145</text:p>
          </table:table-cell>
          <table:table-cell office:value-type="float" office:value="7222.51414164872" calcext:value-type="float">
            <text:p>7222.51414164872</text:p>
          </table:table-cell>
        </table:table-row>
        <table:table-row table:style-name="ro1">
          <table:table-cell office:value-type="string" calcext:value-type="string">
            <text:p>GET loginpage</text:p>
          </table:table-cell>
          <table:table-cell office:value-type="float" office:value="991.75" calcext:value-type="float">
            <text:p>991.75</text:p>
          </table:table-cell>
          <table:table-cell office:value-type="float" office:value="82.5258332759793" calcext:value-type="float">
            <text:p>82.5258332759793</text:p>
          </table:table-cell>
          <table:table-cell office:value-type="float" office:value="23.75" calcext:value-type="float">
            <text:p>23.75</text:p>
          </table:table-cell>
          <table:table-cell office:value-type="float" office:value="1.94327450183284" calcext:value-type="float">
            <text:p>1.94327450183284</text:p>
          </table:table-cell>
          <table:table-cell office:value-type="float" office:value="29.05" calcext:value-type="float">
            <text:p>29.05</text:p>
          </table:table-cell>
          <table:table-cell office:value-type="float" office:value="2.56443283972766" calcext:value-type="float">
            <text:p>2.56443283972766</text:p>
          </table:table-cell>
          <table:table-cell office:value-type="float" office:value="34.2" calcext:value-type="float">
            <text:p>34.2</text:p>
          </table:table-cell>
          <table:table-cell office:value-type="float" office:value="3.42744342346488" calcext:value-type="float">
            <text:p>3.42744342346488</text:p>
          </table:table-cell>
          <table:table-cell office:value-type="float" office:value="38.95" calcext:value-type="float">
            <text:p>38.95</text:p>
          </table:table-cell>
          <table:table-cell office:value-type="float" office:value="5.06250406107699" calcext:value-type="float">
            <text:p>5.06250406107699</text:p>
          </table:table-cell>
          <table:table-cell office:value-type="float" office:value="62.8" calcext:value-type="float">
            <text:p>62.8</text:p>
          </table:table-cell>
          <table:table-cell office:value-type="float" office:value="7.98419491376887" calcext:value-type="float">
            <text:p>7.98419491376887</text:p>
          </table:table-cell>
          <table:table-cell office:value-type="float" office:value="88.15" calcext:value-type="float">
            <text:p>88.15</text:p>
          </table:table-cell>
          <table:table-cell office:value-type="float" office:value="12.2443327384765" calcext:value-type="float">
            <text:p>12.2443327384765</text:p>
          </table:table-cell>
          <table:table-cell office:value-type="float" office:value="234.1" calcext:value-type="float">
            <text:p>234.1</text:p>
          </table:table-cell>
          <table:table-cell office:value-type="float" office:value="198.641146953892" calcext:value-type="float">
            <text:p>198.641146953892</text:p>
          </table:table-cell>
          <table:table-cell office:value-type="float" office:value="855.5" calcext:value-type="float">
            <text:p>855.5</text:p>
          </table:table-cell>
          <table:table-cell office:value-type="float" office:value="838.585745545188" calcext:value-type="float">
            <text:p>838.585745545188</text:p>
          </table:table-cell>
          <table:table-cell office:value-type="float" office:value="4587.5" calcext:value-type="float">
            <text:p>4587.5</text:p>
          </table:table-cell>
          <table:table-cell office:value-type="float" office:value="4423.0507154654" calcext:value-type="float">
            <text:p>4423.0507154654</text:p>
          </table:table-cell>
        </table:table-row>
        <table:table-row table:style-name="ro1">
          <table:table-cell office:value-type="string" calcext:value-type="string">
            <text:p>GET logout</text:p>
          </table:table-cell>
          <table:table-cell office:value-type="float" office:value="983.9" calcext:value-type="float">
            <text:p>983.9</text:p>
          </table:table-cell>
          <table:table-cell office:value-type="float" office:value="82.4058633580735" calcext:value-type="float">
            <text:p>82.4058633580735</text:p>
          </table:table-cell>
          <table:table-cell office:value-type="float" office:value="33.3" calcext:value-type="float">
            <text:p>33.3</text:p>
          </table:table-cell>
          <table:table-cell office:value-type="float" office:value="2.79284800875379" calcext:value-type="float">
            <text:p>2.79284800875379</text:p>
          </table:table-cell>
          <table:table-cell office:value-type="float" office:value="40.55" calcext:value-type="float">
            <text:p>40.55</text:p>
          </table:table-cell>
          <table:table-cell office:value-type="float" office:value="3.72014430959479" calcext:value-type="float">
            <text:p>3.72014430959479</text:p>
          </table:table-cell>
          <table:table-cell office:value-type="float" office:value="49" calcext:value-type="float">
            <text:p>49</text:p>
          </table:table-cell>
          <table:table-cell office:value-type="float" office:value="6.65701055081665" calcext:value-type="float">
            <text:p>6.65701055081665</text:p>
          </table:table-cell>
          <table:table-cell office:value-type="float" office:value="57.05" calcext:value-type="float">
            <text:p>57.05</text:p>
          </table:table-cell>
          <table:table-cell office:value-type="float" office:value="8.73875216914201" calcext:value-type="float">
            <text:p>8.73875216914201</text:p>
          </table:table-cell>
          <table:table-cell office:value-type="float" office:value="83.75" calcext:value-type="float">
            <text:p>83.75</text:p>
          </table:table-cell>
          <table:table-cell office:value-type="float" office:value="7.07757764091345" calcext:value-type="float">
            <text:p>7.07757764091345</text:p>
          </table:table-cell>
          <table:table-cell office:value-type="float" office:value="99.35" calcext:value-type="float">
            <text:p>99.35</text:p>
          </table:table-cell>
          <table:table-cell office:value-type="float" office:value="5.36337482129342" calcext:value-type="float">
            <text:p>5.36337482129342</text:p>
          </table:table-cell>
          <table:table-cell office:value-type="float" office:value="125" calcext:value-type="float">
            <text:p>125</text:p>
          </table:table-cell>
          <table:table-cell office:value-type="float" office:value="11.0023920844036" calcext:value-type="float">
            <text:p>11.0023920844036</text:p>
          </table:table-cell>
          <table:table-cell office:value-type="float" office:value="164" calcext:value-type="float">
            <text:p>164</text:p>
          </table:table-cell>
          <table:table-cell office:value-type="float" office:value="26.4376127594958" calcext:value-type="float">
            <text:p>26.4376127594958</text:p>
          </table:table-cell>
          <table:table-cell office:value-type="float" office:value="7741.5" calcext:value-type="float">
            <text:p>7741.5</text:p>
          </table:table-cell>
          <table:table-cell office:value-type="float" office:value="5059.71943782199" calcext:value-type="float">
            <text:p>5059.71943782199</text:p>
          </table:table-cell>
        </table:table-row>
        <table:table-row table:style-name="ro1">
          <table:table-cell office:value-type="string" calcext:value-type="string">
            <text:p>GET productpage</text:p>
          </table:table-cell>
          <table:table-cell office:value-type="float" office:value="1975" calcext:value-type="float">
            <text:p>1975</text:p>
          </table:table-cell>
          <table:table-cell office:value-type="float" office:value="164.536670044929" calcext:value-type="float">
            <text:p>164.536670044929</text:p>
          </table:table-cell>
          <table:table-cell office:value-type="float" office:value="69.6" calcext:value-type="float">
            <text:p>69.6</text:p>
          </table:table-cell>
          <table:table-cell office:value-type="float" office:value="8.23599289383912" calcext:value-type="float">
            <text:p>8.23599289383912</text:p>
          </table:table-cell>
          <table:table-cell office:value-type="float" office:value="85.75" calcext:value-type="float">
            <text:p>85.75</text:p>
          </table:table-cell>
          <table:table-cell office:value-type="float" office:value="12.871326762676" calcext:value-type="float">
            <text:p>12.871326762676</text:p>
          </table:table-cell>
          <table:table-cell office:value-type="float" office:value="104.45" calcext:value-type="float">
            <text:p>104.45</text:p>
          </table:table-cell>
          <table:table-cell office:value-type="float" office:value="20.732570358839" calcext:value-type="float">
            <text:p>20.732570358839</text:p>
          </table:table-cell>
          <table:table-cell office:value-type="float" office:value="121.95" calcext:value-type="float">
            <text:p>121.95</text:p>
          </table:table-cell>
          <table:table-cell office:value-type="float" office:value="28.9618169682992" calcext:value-type="float">
            <text:p>28.9618169682992</text:p>
          </table:table-cell>
          <table:table-cell office:value-type="float" office:value="184.5" calcext:value-type="float">
            <text:p>184.5</text:p>
          </table:table-cell>
          <table:table-cell office:value-type="float" office:value="37.3426523456828" calcext:value-type="float">
            <text:p>37.3426523456828</text:p>
          </table:table-cell>
          <table:table-cell office:value-type="float" office:value="260" calcext:value-type="float">
            <text:p>260</text:p>
          </table:table-cell>
          <table:table-cell office:value-type="float" office:value="61.3874665760982" calcext:value-type="float">
            <text:p>61.3874665760982</text:p>
          </table:table-cell>
          <table:table-cell office:value-type="float" office:value="461" calcext:value-type="float">
            <text:p>461</text:p>
          </table:table-cell>
          <table:table-cell office:value-type="float" office:value="107.942479809241" calcext:value-type="float">
            <text:p>107.942479809241</text:p>
          </table:table-cell>
          <table:table-cell office:value-type="float" office:value="853" calcext:value-type="float">
            <text:p>853</text:p>
          </table:table-cell>
          <table:table-cell office:value-type="float" office:value="356.844356459286" calcext:value-type="float">
            <text:p>356.844356459286</text:p>
          </table:table-cell>
          <table:table-cell office:value-type="float" office:value="6565" calcext:value-type="float">
            <text:p>6565</text:p>
          </table:table-cell>
          <table:table-cell office:value-type="float" office:value="4376.52529802017" calcext:value-type="float">
            <text:p>4376.52529802017</text:p>
          </table:table-cell>
        </table:table-row>
        <table:table-row table:style-name="ro1">
          <table:table-cell office:value-type="string" calcext:value-type="string">
            <text:p>GET profile</text:p>
          </table:table-cell>
          <table:table-cell office:value-type="float" office:value="984.75" calcext:value-type="float">
            <text:p>984.75</text:p>
          </table:table-cell>
          <table:table-cell office:value-type="float" office:value="82.4505433897385" calcext:value-type="float">
            <text:p>82.4505433897385</text:p>
          </table:table-cell>
          <table:table-cell office:value-type="float" office:value="40.7" calcext:value-type="float">
            <text:p>40.7</text:p>
          </table:table-cell>
          <table:table-cell office:value-type="float" office:value="4.3540664598559" calcext:value-type="float">
            <text:p>4.3540664598559</text:p>
          </table:table-cell>
          <table:table-cell office:value-type="float" office:value="50.8" calcext:value-type="float">
            <text:p>50.8</text:p>
          </table:table-cell>
          <table:table-cell office:value-type="float" office:value="6.98569967862919" calcext:value-type="float">
            <text:p>6.98569967862919</text:p>
          </table:table-cell>
          <table:table-cell office:value-type="float" office:value="62.8" calcext:value-type="float">
            <text:p>62.8</text:p>
          </table:table-cell>
          <table:table-cell office:value-type="float" office:value="8.93013820839592" calcext:value-type="float">
            <text:p>8.93013820839592</text:p>
          </table:table-cell>
          <table:table-cell office:value-type="float" office:value="72.85" calcext:value-type="float">
            <text:p>72.85</text:p>
          </table:table-cell>
          <table:table-cell office:value-type="float" office:value="8.77361475045911" calcext:value-type="float">
            <text:p>8.77361475045911</text:p>
          </table:table-cell>
          <table:table-cell office:value-type="float" office:value="98.25" calcext:value-type="float">
            <text:p>98.25</text:p>
          </table:table-cell>
          <table:table-cell office:value-type="float" office:value="8.66253275227347" calcext:value-type="float">
            <text:p>8.66253275227347</text:p>
          </table:table-cell>
          <table:table-cell office:value-type="float" office:value="130" calcext:value-type="float">
            <text:p>130</text:p>
          </table:table-cell>
          <table:table-cell office:value-type="float" office:value="21.2751399277976" calcext:value-type="float">
            <text:p>21.2751399277976</text:p>
          </table:table-cell>
          <table:table-cell office:value-type="float" office:value="311" calcext:value-type="float">
            <text:p>311</text:p>
          </table:table-cell>
          <table:table-cell office:value-type="float" office:value="195.068139242082" calcext:value-type="float">
            <text:p>195.068139242082</text:p>
          </table:table-cell>
          <table:table-cell office:value-type="float" office:value="679" calcext:value-type="float">
            <text:p>679</text:p>
          </table:table-cell>
          <table:table-cell office:value-type="float" office:value="281.7595092497" calcext:value-type="float">
            <text:p>281.7595092497</text:p>
          </table:table-cell>
          <table:table-cell office:value-type="float" office:value="4135" calcext:value-type="float">
            <text:p>4135</text:p>
          </table:table-cell>
          <table:table-cell office:value-type="float" office:value="4013.69694395264" calcext:value-type="float">
            <text:p>4013.69694395264</text:p>
          </table:table-cell>
        </table:table-row>
        <table:table-row table:style-name="ro1">
          <table:table-cell office:value-type="string" calcext:value-type="string">
            <text:p>POST login</text:p>
          </table:table-cell>
          <table:table-cell office:value-type="float" office:value="990.65" calcext:value-type="float">
            <text:p>990.65</text:p>
          </table:table-cell>
          <table:table-cell office:value-type="float" office:value="82.4150439767171" calcext:value-type="float">
            <text:p>82.4150439767171</text:p>
          </table:table-cell>
          <table:table-cell office:value-type="float" office:value="73" calcext:value-type="float">
            <text:p>73</text:p>
          </table:table-cell>
          <table:table-cell office:value-type="float" office:value="3.97359707119513" calcext:value-type="float">
            <text:p>3.97359707119513</text:p>
          </table:table-cell>
          <table:table-cell office:value-type="float" office:value="84" calcext:value-type="float">
            <text:p>84</text:p>
          </table:table-cell>
          <table:table-cell office:value-type="float" office:value="5.54408171884787" calcext:value-type="float">
            <text:p>5.54408171884787</text:p>
          </table:table-cell>
          <table:table-cell office:value-type="float" office:value="93.85" calcext:value-type="float">
            <text:p>93.85</text:p>
          </table:table-cell>
          <table:table-cell office:value-type="float" office:value="6.09810151647733" calcext:value-type="float">
            <text:p>6.09810151647733</text:p>
          </table:table-cell>
          <table:table-cell office:value-type="float" office:value="102.65" calcext:value-type="float">
            <text:p>102.65</text:p>
          </table:table-cell>
          <table:table-cell office:value-type="float" office:value="8.53645433605657" calcext:value-type="float">
            <text:p>8.53645433605657</text:p>
          </table:table-cell>
          <table:table-cell office:value-type="float" office:value="132" calcext:value-type="float">
            <text:p>132</text:p>
          </table:table-cell>
          <table:table-cell office:value-type="float" office:value="13.6111409475744" calcext:value-type="float">
            <text:p>13.6111409475744</text:p>
          </table:table-cell>
          <table:table-cell office:value-type="float" office:value="175" calcext:value-type="float">
            <text:p>175</text:p>
          </table:table-cell>
          <table:table-cell office:value-type="float" office:value="12.3544153624268" calcext:value-type="float">
            <text:p>12.3544153624268</text:p>
          </table:table-cell>
          <table:table-cell office:value-type="float" office:value="257.5" calcext:value-type="float">
            <text:p>257.5</text:p>
          </table:table-cell>
          <table:table-cell office:value-type="float" office:value="37.3989867580168" calcext:value-type="float">
            <text:p>37.3989867580168</text:p>
          </table:table-cell>
          <table:table-cell office:value-type="float" office:value="2427.5" calcext:value-type="float">
            <text:p>2427.5</text:p>
          </table:table-cell>
          <table:table-cell office:value-type="float" office:value="1339.30019039796" calcext:value-type="float">
            <text:p>1339.30019039796</text:p>
          </table:table-cell>
          <table:table-cell office:value-type="float" office:value="9150" calcext:value-type="float">
            <text:p>9150</text:p>
          </table:table-cell>
          <table:table-cell office:value-type="float" office:value="4350.86198356142" calcext:value-type="float">
            <text:p>4350.861983561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1852.55" calcext:value-type="float">
            <text:p>11852.55</text:p>
          </table:table-cell>
          <table:table-cell office:value-type="float" office:value="988.692303526548" calcext:value-type="float">
            <text:p>988.692303526548</text:p>
          </table:table-cell>
          <table:table-cell office:value-type="float" office:value="55.25" calcext:value-type="float">
            <text:p>55.25</text:p>
          </table:table-cell>
          <table:table-cell office:value-type="float" office:value="5.81173948052334" calcext:value-type="float">
            <text:p>5.81173948052334</text:p>
          </table:table-cell>
          <table:table-cell office:value-type="float" office:value="71.65" calcext:value-type="float">
            <text:p>71.65</text:p>
          </table:table-cell>
          <table:table-cell office:value-type="float" office:value="6.86926794536821" calcext:value-type="float">
            <text:p>6.86926794536821</text:p>
          </table:table-cell>
          <table:table-cell office:value-type="float" office:value="82.7" calcext:value-type="float">
            <text:p>82.7</text:p>
          </table:table-cell>
          <table:table-cell office:value-type="float" office:value="7.80755369733966" calcext:value-type="float">
            <text:p>7.80755369733966</text:p>
          </table:table-cell>
          <table:table-cell office:value-type="float" office:value="91.15" calcext:value-type="float">
            <text:p>91.15</text:p>
          </table:table-cell>
          <table:table-cell office:value-type="float" office:value="8.78560425384977" calcext:value-type="float">
            <text:p>8.78560425384977</text:p>
          </table:table-cell>
          <table:table-cell office:value-type="float" office:value="131.5" calcext:value-type="float">
            <text:p>131.5</text:p>
          </table:table-cell>
          <table:table-cell office:value-type="float" office:value="26.4127162356954" calcext:value-type="float">
            <text:p>26.4127162356954</text:p>
          </table:table-cell>
          <table:table-cell office:value-type="float" office:value="195.5" calcext:value-type="float">
            <text:p>195.5</text:p>
          </table:table-cell>
          <table:table-cell office:value-type="float" office:value="34.2552339450715" calcext:value-type="float">
            <text:p>34.2552339450715</text:p>
          </table:table-cell>
          <table:table-cell office:value-type="float" office:value="323.5" calcext:value-type="float">
            <text:p>323.5</text:p>
          </table:table-cell>
          <table:table-cell office:value-type="float" office:value="70.283261464628" calcext:value-type="float">
            <text:p>70.283261464628</text:p>
          </table:table-cell>
          <table:table-cell office:value-type="float" office:value="653" calcext:value-type="float">
            <text:p>653</text:p>
          </table:table-cell>
          <table:table-cell office:value-type="float" office:value="273.882418105596" calcext:value-type="float">
            <text:p>273.882418105596</text:p>
          </table:table-cell>
          <table:table-cell office:value-type="float" office:value="15125" calcext:value-type="float">
            <text:p>15125</text:p>
          </table:table-cell>
          <table:table-cell office:value-type="float" office:value="6402.86736754056" calcext:value-type="float">
            <text:p>6402.86736754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3T15:59:33.495510818</meta:creation-date>
    <dc:date>2023-12-18T20:50:22.860730196</dc:date>
    <meta:editing-duration>PT2H13M39S</meta:editing-duration>
    <meta:editing-cycles>4</meta:editing-cycles>
    <meta:generator>LibreOffice/7.3.7.2$Linux_X86_64 LibreOffice_project/30$Build-2</meta:generator>
    <meta:document-statistic meta:table-count="1" meta:cell-count="1856" meta:object-count="0"/>
  </office:meta>
</office:document-meta>
</file>